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00cc"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1000 cons" table:style-name="ta1">
        <table:shapes>
          <draw:frame draw:z-index="0" draw:style-name="gr1" draw:text-style-name="P1" svg:width="199.34mm" svg:height="116.88mm" svg:x="113.84mm" svg:y="0mm">
            <loext:p draw:notify-on-update-of-ranges="'1000 cons'.N1:'1000 cons'.N2 '1000 cons'.N3:'1000 cons'.N82 '1000 cons'.O1:'1000 cons'.O2 '1000 cons'.O3:'1000 cons'.O8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table:number-columns-repeated="999"/>
        </table:table-row>
        <table:table-row table:style-name="ro1">
          <table:table-cell table:style-name="ce2" office:value-type="float" office:value="61.76" calcext:value-type="float">
            <text:p>61,76</text:p>
          </table:table-cell>
          <table:table-cell table:style-name="ce2" office:value-type="float" office:value="7.14" calcext:value-type="float">
            <text:p>7,14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89.33" calcext:value-type="float">
            <text:p>89,33</text:p>
          </table:table-cell>
          <table:table-cell table:style-name="ce2" office:value-type="float" office:value="56.76" calcext:value-type="float">
            <text:p>56,76</text:p>
          </table:table-cell>
          <table:table-cell table:style-name="ce2" office:value-type="float" office:value="0.0404" calcext:value-type="float">
            <text:p>0,040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3:.A7])" office:value-type="float" office:value="63.414" calcext:value-type="float">
            <text:p>63,414</text:p>
          </table:table-cell>
          <table:table-cell table:formula="of:=AVERAGEA([.B3:.B7])" office:value-type="float" office:value="10.028" calcext:value-type="float">
            <text:p>10,028</text:p>
          </table:table-cell>
          <table:table-cell table:formula="of:=AVERAGEA([.C3:.C7])" office:value-type="float" office:value="0.436" calcext:value-type="float">
            <text:p>0,436</text:p>
          </table:table-cell>
          <table:table-cell table:formula="of:=AVERAGEA([.D3:.D7])" office:value-type="float" office:value="87.066" calcext:value-type="float">
            <text:p>87,066</text:p>
          </table:table-cell>
          <table:table-cell table:formula="of:=AVERAGEA([.E3:.E7])" office:value-type="float" office:value="51.342" calcext:value-type="float">
            <text:p>51,342</text:p>
          </table:table-cell>
          <table:table-cell table:formula="of:=AVERAGEA([.F3:.F7])" office:value-type="float" office:value="0.02796" calcext:value-type="float">
            <text:p>0,02796</text:p>
          </table:table-cell>
          <table:table-cell table:formula="of:=STDEV([.A3:.A7])" office:value-type="float" office:value="9.73921352060833" calcext:value-type="float">
            <text:p>9,7392135206</text:p>
          </table:table-cell>
          <table:table-cell table:formula="of:=STDEV([.B3:.B7])" office:value-type="float" office:value="5.01099491119279" calcext:value-type="float">
            <text:p>5,0109949112</text:p>
          </table:table-cell>
          <table:table-cell table:formula="of:=STDEV([.C3:.C7])" office:value-type="float" office:value="0.096850400102426" calcext:value-type="float">
            <text:p>0,0968504001</text:p>
          </table:table-cell>
          <table:table-cell table:formula="of:=STDEV([.D3:.D7])" office:value-type="float" office:value="3.32734578906371" calcext:value-type="float">
            <text:p>3,3273457891</text:p>
          </table:table-cell>
          <table:table-cell table:formula="of:=STDEV([.E3:.E7])" office:value-type="float" office:value="7.26316184591807" calcext:value-type="float">
            <text:p>7,2631618459</text:p>
          </table:table-cell>
          <table:table-cell table:formula="of:=STDEV([.F3:.F7])" office:value-type="float" office:value="0.0112841924832927" calcext:value-type="float">
            <text:p>0,0112841925</text:p>
          </table:table-cell>
          <table:table-cell table:number-columns-repeated="999"/>
        </table:table-row>
        <table:table-row table:style-name="ro1">
          <table:table-cell office:value-type="float" office:value="77.42" calcext:value-type="float">
            <text:p>77,42</text:p>
          </table:table-cell>
          <table:table-cell office:value-type="float" office:value="16.36" calcext:value-type="float">
            <text:p>16,36</text:p>
          </table:table-cell>
          <table:table-cell office:value-type="float" office:value="0.34" calcext:value-type="float">
            <text:p>0,34</text:p>
          </table:table-cell>
          <table:table-cell office:value-type="float" office:value="83" calcext:value-type="float">
            <text:p>83</text:p>
          </table:table-cell>
          <table:table-cell office:value-type="float" office:value="48.48" calcext:value-type="float">
            <text:p>48,48</text:p>
          </table:table-cell>
          <table:table-cell office:value-type="float" office:value="0.0401" calcext:value-type="float">
            <text:p>0,040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51" calcext:value-type="float">
            <text:p>4,51</text:p>
          </table:table-cell>
          <table:table-cell office:value-type="float" office:value="0.55" calcext:value-type="float">
            <text:p>0,55</text:p>
          </table:table-cell>
          <table:table-cell office:value-type="float" office:value="90.33" calcext:value-type="float">
            <text:p>90,33</text:p>
          </table:table-cell>
          <table:table-cell office:value-type="float" office:value="53.97" calcext:value-type="float">
            <text:p>53,97</text:p>
          </table:table-cell>
          <table:table-cell office:value-type="float" office:value="0.0207" calcext:value-type="float">
            <text:p>0,0207</text:p>
          </table:table-cell>
          <table:table-cell table:number-columns-repeated="1018"/>
        </table:table-row>
        <table:table-row table:style-name="ro1">
          <table:table-cell office:value-type="float" office:value="63.89" calcext:value-type="float">
            <text:p>63,89</text:p>
          </table:table-cell>
          <table:table-cell office:value-type="float" office:value="7.95" calcext:value-type="float">
            <text:p>7,95</text:p>
          </table:table-cell>
          <table:table-cell office:value-type="float" office:value="0.47" calcext:value-type="float">
            <text:p>0,47</text:p>
          </table:table-cell>
          <table:table-cell office:value-type="float" office:value="88.67" calcext:value-type="float">
            <text:p>88,67</text:p>
          </table:table-cell>
          <table:table-cell office:value-type="float" office:value="57.5" calcext:value-type="float">
            <text:p>57,5</text:p>
          </table:table-cell>
          <table:table-cell office:value-type="float" office:value="0.0178" calcext:value-type="float">
            <text:p>0,017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18" calcext:value-type="float">
            <text:p>14,18</text:p>
          </table:table-cell>
          <table:table-cell office:value-type="float" office:value="0.33" calcext:value-type="float">
            <text:p>0,33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0.0208" calcext:value-type="float">
            <text:p>0,0208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1.64" calcext:value-type="float">
            <text:p>11,64</text:p>
          </table:table-cell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85.33" calcext:value-type="float">
            <text:p>85,33</text:p>
          </table:table-cell>
          <table:table-cell table:style-name="ce2" office:value-type="float" office:value="37.14" calcext:value-type="float">
            <text:p>37,14</text:p>
          </table:table-cell>
          <table:table-cell table:style-name="ce2" office:value-type="float" office:value="0.00018634" calcext:value-type="float">
            <text:p>0,0001863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8:.A12])" office:value-type="float" office:value="67.03" calcext:value-type="float">
            <text:p>67,03</text:p>
          </table:table-cell>
          <table:table-cell table:formula="of:=AVERAGEA([.B8:.B12])" office:value-type="float" office:value="12.136" calcext:value-type="float">
            <text:p>12,136</text:p>
          </table:table-cell>
          <table:table-cell table:formula="of:=AVERAGEA([.C8:.C12])" office:value-type="float" office:value="0.386" calcext:value-type="float">
            <text:p>0,386</text:p>
          </table:table-cell>
          <table:table-cell table:formula="of:=AVERAGEA([.D8:.D12])" office:value-type="float" office:value="86.066" calcext:value-type="float">
            <text:p>86,066</text:p>
          </table:table-cell>
          <table:table-cell table:formula="of:=AVERAGEA([.E8:.E12])" office:value-type="float" office:value="46.66" calcext:value-type="float">
            <text:p>46,66</text:p>
          </table:table-cell>
          <table:table-cell table:formula="of:=AVERAGEA([.F8:.F12])" office:value-type="float" office:value="0.0000743966" calcext:value-type="float">
            <text:p>7,43966E-05</text:p>
          </table:table-cell>
          <table:table-cell table:formula="of:=STDEV([.A8:.A12])" office:value-type="float" office:value="10.3751024091331" calcext:value-type="float">
            <text:p>10,3751024091</text:p>
          </table:table-cell>
          <table:table-cell table:formula="of:=STDEV([.B8:.B12])" office:value-type="float" office:value="2.97079618957612" calcext:value-type="float">
            <text:p>2,9707961896</text:p>
          </table:table-cell>
          <table:table-cell table:formula="of:=STDEV([.C8:.C12])" office:value-type="float" office:value="0.0568330889535313" calcext:value-type="float">
            <text:p>0,056833089</text:p>
          </table:table-cell>
          <table:table-cell table:formula="of:=STDEV([.D8:.D12])" office:value-type="float" office:value="2.61854539773516" calcext:value-type="float">
            <text:p>2,6185453977</text:p>
          </table:table-cell>
          <table:table-cell table:formula="of:=STDEV([.E8:.E12])" office:value-type="float" office:value="7.11293539967853" calcext:value-type="float">
            <text:p>7,1129353997</text:p>
          </table:table-cell>
          <table:table-cell table:formula="of:=STDEV([.F8:.F12])" office:value-type="float" office:value="0.0000701938275299189" calcext:value-type="float">
            <text:p>7,01938275299189E-05</text:p>
          </table:table-cell>
          <table:table-cell table:number-columns-repeated="999"/>
        </table:table-row>
        <table:table-row table:style-name="ro1">
          <table:table-cell office:value-type="float" office:value="63.64" calcext:value-type="float">
            <text:p>63,64</text:p>
          </table:table-cell>
          <table:table-cell office:value-type="float" office:value="11.15" calcext:value-type="float">
            <text:p>11,15</text:p>
          </table:table-cell>
          <table:table-cell office:value-type="float" office:value="0.39" calcext:value-type="float">
            <text:p>0,39</text:p>
          </table:table-cell>
          <table:table-cell office:value-type="float" office:value="87" calcext:value-type="float">
            <text:p>87</text:p>
          </table:table-cell>
          <table:table-cell office:value-type="float" office:value="41.79" calcext:value-type="float">
            <text:p>41,79</text:p>
          </table:table-cell>
          <table:table-cell office:value-type="float" office:value="0.000037631" calcext:value-type="float">
            <text:p>0,000037631</text:p>
          </table:table-cell>
          <table:table-cell table:number-columns-repeated="101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8.79" calcext:value-type="float">
            <text:p>8,79</text:p>
          </table:table-cell>
          <table:table-cell office:value-type="float" office:value="0.46" calcext:value-type="float">
            <text:p>0,46</text:p>
          </table:table-cell>
          <table:table-cell office:value-type="float" office:value="89" calcext:value-type="float">
            <text:p>89</text:p>
          </table:table-cell>
          <table:table-cell office:value-type="float" office:value="52.17" calcext:value-type="float">
            <text:p>52,17</text:p>
          </table:table-cell>
          <table:table-cell office:value-type="float" office:value="0.00003961" calcext:value-type="float">
            <text:p>0,00003961</text:p>
          </table:table-cell>
          <table:table-cell table:number-columns-repeated="1018"/>
        </table:table-row>
        <table:table-row table:style-name="ro1">
          <table:table-cell office:value-type="float" office:value="73.53" calcext:value-type="float">
            <text:p>73,53</text:p>
          </table:table-cell>
          <table:table-cell office:value-type="float" office:value="16.92" calcext:value-type="float">
            <text:p>16,92</text:p>
          </table:table-cell>
          <table:table-cell office:value-type="float" office:value="0.33" calcext:value-type="float">
            <text:p>0,33</text:p>
          </table:table-cell>
          <table:table-cell office:value-type="float" office:value="82" calcext:value-type="float">
            <text:p>82</text:p>
          </table:table-cell>
          <table:table-cell office:value-type="float" office:value="48.08" calcext:value-type="float">
            <text:p>48,08</text:p>
          </table:table-cell>
          <table:table-cell office:value-type="float" office:value="0.000097789" calcext:value-type="float">
            <text:p>0,000097789</text:p>
          </table:table-cell>
          <table:table-cell table:number-columns-repeated="1018"/>
        </table:table-row>
        <table:table-row table:style-name="ro1">
          <table:table-cell office:value-type="float" office:value="79.31" calcext:value-type="float">
            <text:p>79,31</text:p>
          </table:table-cell>
          <table:table-cell office:value-type="float" office:value="12.18" calcext:value-type="float">
            <text:p>12,18</text:p>
          </table:table-cell>
          <table:table-cell office:value-type="float" office:value="0.42" calcext:value-type="float">
            <text:p>0,42</text:p>
          </table:table-cell>
          <table:table-cell office:value-type="float" office:value="87" calcext:value-type="float">
            <text:p>87</text:p>
          </table:table-cell>
          <table:table-cell office:value-type="float" office:value="54.12" calcext:value-type="float">
            <text:p>54,12</text:p>
          </table:table-cell>
          <table:table-cell office:value-type="float" office:value="0.000010613" calcext:value-type="float">
            <text:p>0,000010613</text:p>
          </table:table-cell>
          <table:table-cell table:number-columns-repeated="1018"/>
        </table:table-row>
        <table:table-row table:style-name="ro1">
          <table:table-cell table:style-name="ce2" office:value-type="float" office:value="71.88" calcext:value-type="float">
            <text:p>71,88</text:p>
          </table:table-cell>
          <table:table-cell table:style-name="ce2" office:value-type="float" office:value="13.81" calcext:value-type="float">
            <text:p>13,81</text:p>
          </table:table-cell>
          <table:table-cell table:style-name="ce2" office:value-type="float" office:value="0.37" calcext:value-type="float">
            <text:p>0,37</text:p>
          </table:table-cell>
          <table:table-cell table:style-name="ce2" office:value-type="float" office:value="84.67" calcext:value-type="float">
            <text:p>84,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0018" calcext:value-type="float">
            <text:p>0,001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13:.A17])" office:value-type="float" office:value="67.582" calcext:value-type="float">
            <text:p>67,582</text:p>
          </table:table-cell>
          <table:table-cell table:formula="of:=AVERAGEA([.B13:.B17])" office:value-type="float" office:value="15.286" calcext:value-type="float">
            <text:p>15,286</text:p>
          </table:table-cell>
          <table:table-cell table:formula="of:=AVERAGEA([.C13:.C17])" office:value-type="float" office:value="0.33" calcext:value-type="float">
            <text:p>0,33</text:p>
          </table:table-cell>
          <table:table-cell table:formula="of:=AVERAGEA([.D13:.D17])" office:value-type="float" office:value="82.868" calcext:value-type="float">
            <text:p>82,868</text:p>
          </table:table-cell>
          <table:table-cell table:formula="of:=AVERAGEA([.E13:.E17])" office:value-type="float" office:value="45.204" calcext:value-type="float">
            <text:p>45,204</text:p>
          </table:table-cell>
          <table:table-cell table:formula="of:=AVERAGEA([.F13:.F17])" office:value-type="float" office:value="0.0021442128" calcext:value-type="float">
            <text:p>0,0021442128</text:p>
          </table:table-cell>
          <table:table-cell table:formula="of:=STDEV([.A13:.A17])" office:value-type="float" office:value="7.33963350583665" calcext:value-type="float">
            <text:p>7,3396335058</text:p>
          </table:table-cell>
          <table:table-cell table:formula="of:=STDEV([.B13:.B17])" office:value-type="float" office:value="1.13098629523085" calcext:value-type="float">
            <text:p>1,1309862952</text:p>
          </table:table-cell>
          <table:table-cell table:formula="of:=STDEV([.C13:.C17])" office:value-type="float" office:value="0.0374165738677394" calcext:value-type="float">
            <text:p>0,0374165739</text:p>
          </table:table-cell>
          <table:table-cell table:formula="of:=STDEV([.D13:.D17])" office:value-type="float" office:value="1.80613399281449" calcext:value-type="float">
            <text:p>1,8061339928</text:p>
          </table:table-cell>
          <table:table-cell table:formula="of:=STDEV([.E13:.E17])" office:value-type="float" office:value="3.73932213108205" calcext:value-type="float">
            <text:p>3,7393221311</text:p>
          </table:table-cell>
          <table:table-cell table:formula="of:=STDEV([.F13:.F17])" office:value-type="float" office:value="0.00145103957862861" calcext:value-type="float">
            <text:p>0,0014510396</text:p>
          </table:table-cell>
          <table:table-cell table:number-columns-repeated="999"/>
        </table:table-row>
        <table:table-row table:style-name="ro1">
          <table:table-cell office:value-type="float" office:value="58.06" calcext:value-type="float">
            <text:p>58,06</text:p>
          </table:table-cell>
          <table:table-cell office:value-type="float" office:value="15.61" calcext:value-type="float">
            <text:p>15,61</text:p>
          </table:table-cell>
          <table:table-cell office:value-type="float" office:value="0.29" calcext:value-type="float">
            <text:p>0,29</text:p>
          </table:table-cell>
          <table:table-cell office:value-type="float" office:value="81.67" calcext:value-type="float">
            <text:p>81,67</text:p>
          </table:table-cell>
          <table:table-cell office:value-type="float" office:value="39.56" calcext:value-type="float">
            <text:p>39,56</text:p>
          </table:table-cell>
          <table:table-cell office:value-type="float" office:value="0.00057788" calcext:value-type="float">
            <text:p>0,00057788</text:p>
          </table:table-cell>
          <table:table-cell table:number-columns-repeated="1018"/>
        </table:table-row>
        <table:table-row table:style-name="ro1">
          <table:table-cell office:value-type="float" office:value="61.54" calcext:value-type="float">
            <text:p>61,54</text:p>
          </table:table-cell>
          <table:table-cell office:value-type="float" office:value="16.86" calcext:value-type="float">
            <text:p>16,86</text:p>
          </table:table-cell>
          <table:table-cell office:value-type="float" office:value="0.29" calcext:value-type="float">
            <text:p>0,29</text:p>
          </table:table-cell>
          <table:table-cell office:value-type="float" office:value="80.33" calcext:value-type="float">
            <text:p>80,33</text:p>
          </table:table-cell>
          <table:table-cell office:value-type="float" office:value="44.86" calcext:value-type="float">
            <text:p>44,86</text:p>
          </table:table-cell>
          <table:table-cell office:value-type="float" office:value="0.003747145" calcext:value-type="float">
            <text:p>0,003747145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44" calcext:value-type="float">
            <text:p>15,44</text:p>
          </table:table-cell>
          <table:table-cell office:value-type="float" office:value="0.35" calcext:value-type="float">
            <text:p>0,35</text:p>
          </table:table-cell>
          <table:table-cell office:value-type="float" office:value="83.67" calcext:value-type="float">
            <text:p>83,67</text:p>
          </table:table-cell>
          <table:table-cell office:value-type="float" office:value="46.15" calcext:value-type="float">
            <text:p>46,15</text:p>
          </table:table-cell>
          <table:table-cell office:value-type="float" office:value="0.00356953" calcext:value-type="float">
            <text:p>0,00356953</text:p>
          </table:table-cell>
          <table:table-cell table:number-columns-repeated="1018"/>
        </table:table-row>
        <table:table-row table:style-name="ro1">
          <table:table-cell office:value-type="float" office:value="71.43" calcext:value-type="float">
            <text:p>71,43</text:p>
          </table:table-cell>
          <table:table-cell office:value-type="float" office:value="14.71" calcext:value-type="float">
            <text:p>14,71</text:p>
          </table:table-cell>
          <table:table-cell office:value-type="float" office:value="0.35" calcext:value-type="float">
            <text:p>0,35</text:p>
          </table:table-cell>
          <table:table-cell office:value-type="float" office:value="84" calcext:value-type="float">
            <text:p>84</text:p>
          </table:table-cell>
          <table:table-cell office:value-type="float" office:value="45.45" calcext:value-type="float">
            <text:p>45,45</text:p>
          </table:table-cell>
          <table:table-cell office:value-type="float" office:value="0.001026509" calcext:value-type="float">
            <text:p>0,001026509</text:p>
          </table:table-cell>
          <table:table-cell table:number-columns-repeated="1018"/>
        </table:table-row>
        <table:table-row table:style-name="ro1">
          <table:table-cell table:style-name="ce2" office:value-type="float" office:value="59.38" calcext:value-type="float">
            <text:p>59,38</text:p>
          </table:table-cell>
          <table:table-cell table:style-name="ce2" office:value-type="float" office:value="12.69" calcext:value-type="float">
            <text:p>12,69</text:p>
          </table:table-cell>
          <table:table-cell table:style-name="ce2" office:value-type="float" office:value="0.34" calcext:value-type="float">
            <text:p>0,34</text:p>
          </table:table-cell>
          <table:table-cell table:style-name="ce2" office:value-type="float" office:value="84.33" calcext:value-type="float">
            <text:p>84,33</text:p>
          </table:table-cell>
          <table:table-cell table:style-name="ce2" office:value-type="float" office:value="44.71" calcext:value-type="float">
            <text:p>44,71</text:p>
          </table:table-cell>
          <table:table-cell table:style-name="ce2" office:value-type="float" office:value="0.04570171" calcext:value-type="float">
            <text:p>0,0457017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18:.A22])" office:value-type="float" office:value="49.31" calcext:value-type="float">
            <text:p>49,31</text:p>
          </table:table-cell>
          <table:table-cell table:formula="of:=AVERAGEA([.B18:.B22])" office:value-type="float" office:value="17.112" calcext:value-type="float">
            <text:p>17,112</text:p>
          </table:table-cell>
          <table:table-cell table:formula="of:=AVERAGEA([.C18:.C22])" office:value-type="float" office:value="0.276" calcext:value-type="float">
            <text:p>0,276</text:p>
          </table:table-cell>
          <table:table-cell table:formula="of:=AVERAGEA([.D18:.D22])" office:value-type="float" office:value="79.798" calcext:value-type="float">
            <text:p>79,798</text:p>
          </table:table-cell>
          <table:table-cell table:formula="of:=AVERAGEA([.E18:.E22])" office:value-type="float" office:value="33.234" calcext:value-type="float">
            <text:p>33,234</text:p>
          </table:table-cell>
          <table:table-cell table:formula="of:=AVERAGEA([.F18:.F22])" office:value-type="float" office:value="0.05244868" calcext:value-type="float">
            <text:p>0,05244868</text:p>
          </table:table-cell>
          <table:table-cell table:formula="of:=STDEV([.A18:.A22])" office:value-type="float" office:value="10.9489931043909" calcext:value-type="float">
            <text:p>10,9489931044</text:p>
          </table:table-cell>
          <table:table-cell table:formula="of:=STDEV([.B18:.B22])" office:value-type="float" office:value="10.3026656744747" calcext:value-type="float">
            <text:p>10,3026656745</text:p>
          </table:table-cell>
          <table:table-cell table:formula="of:=STDEV([.C18:.C22])" office:value-type="float" office:value="0.11674759098157" calcext:value-type="float">
            <text:p>0,116747591</text:p>
          </table:table-cell>
          <table:table-cell table:formula="of:=STDEV([.D18:.D22])" office:value-type="float" office:value="9.09371596213561" calcext:value-type="float">
            <text:p>9,0937159621</text:p>
          </table:table-cell>
          <table:table-cell table:formula="of:=STDEV([.E18:.E22])" office:value-type="float" office:value="11.801496938948" calcext:value-type="float">
            <text:p>11,8014969389</text:p>
          </table:table-cell>
          <table:table-cell table:formula="of:=STDEV([.F18:.F22])" office:value-type="float" office:value="0.0187554712671809" calcext:value-type="float">
            <text:p>0,0187554713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.58" calcext:value-type="float">
            <text:p>30,58</text:p>
          </table:table-cell>
          <table:table-cell office:value-type="float" office:value="0.15" calcext:value-type="float">
            <text:p>0,15</text:p>
          </table:table-cell>
          <table:table-cell office:value-type="float" office:value="68" calcext:value-type="float">
            <text:p>68</text:p>
          </table:table-cell>
          <table:table-cell office:value-type="float" office:value="18.64" calcext:value-type="float">
            <text:p>18,64</text:p>
          </table:table-cell>
          <table:table-cell office:value-type="float" office:value="0.08329556" calcext:value-type="float">
            <text:p>0,08329556</text:p>
          </table:table-cell>
          <table:table-cell table:number-columns-repeated="1018"/>
        </table:table-row>
        <table:table-row table:style-name="ro1">
          <table:table-cell office:value-type="float" office:value="51.85" calcext:value-type="float">
            <text:p>51,85</text:p>
          </table:table-cell>
          <table:table-cell office:value-type="float" office:value="7.33" calcext:value-type="float">
            <text:p>7,33</text:p>
          </table:table-cell>
          <table:table-cell office:value-type="float" office:value="0.44" calcext:value-type="float">
            <text:p>0,44</text:p>
          </table:table-cell>
          <table:table-cell office:value-type="float" office:value="89" calcext:value-type="float">
            <text:p>89</text:p>
          </table:table-cell>
          <table:table-cell office:value-type="float" office:value="45.9" calcext:value-type="float">
            <text:p>45,9</text:p>
          </table:table-cell>
          <table:table-cell office:value-type="float" office:value="0.05642601" calcext:value-type="float">
            <text:p>0,05642601</text:p>
          </table:table-cell>
          <table:table-cell table:number-columns-repeated="1018"/>
        </table:table-row>
        <table:table-row table:style-name="ro1">
          <table:table-cell office:value-type="float" office:value="30.77" calcext:value-type="float">
            <text:p>30,77</text:p>
          </table:table-cell>
          <table:table-cell office:value-type="float" office:value="9.49" calcext:value-type="float">
            <text:p>9,49</text:p>
          </table:table-cell>
          <table:table-cell office:value-type="float" office:value="0.26" calcext:value-type="float">
            <text:p>0,26</text:p>
          </table:table-cell>
          <table:table-cell office:value-type="float" office:value="85.33" calcext:value-type="float">
            <text:p>85,33</text:p>
          </table:table-cell>
          <table:table-cell office:value-type="float" office:value="26.67" calcext:value-type="float">
            <text:p>26,67</text:p>
          </table:table-cell>
          <table:table-cell office:value-type="float" office:value="0.03827902" calcext:value-type="float">
            <text:p>0,03827902</text:p>
          </table:table-cell>
          <table:table-cell table:number-columns-repeated="1018"/>
        </table:table-row>
        <table:table-row table:style-name="ro1">
          <table:table-cell office:value-type="float" office:value="54.55" calcext:value-type="float">
            <text:p>54,55</text:p>
          </table:table-cell>
          <table:table-cell office:value-type="float" office:value="25.47" calcext:value-type="float">
            <text:p>25,47</text:p>
          </table:table-cell>
          <table:table-cell office:value-type="float" office:value="0.19" calcext:value-type="float">
            <text:p>0,19</text:p>
          </table:table-cell>
          <table:table-cell office:value-type="float" office:value="72.33" calcext:value-type="float">
            <text:p>72,33</text:p>
          </table:table-cell>
          <table:table-cell office:value-type="float" office:value="30.25" calcext:value-type="float">
            <text:p>30,25</text:p>
          </table:table-cell>
          <table:table-cell office:value-type="float" office:value="0.0385411" calcext:value-type="float">
            <text:p>0,0385411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9.26" calcext:value-type="float">
            <text:p>19,26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79.67" calcext:value-type="float">
            <text:p>79,67</text:p>
          </table:table-cell>
          <table:table-cell table:style-name="ce2" office:value-type="float" office:value="40.78" calcext:value-type="float">
            <text:p>40,78</text:p>
          </table:table-cell>
          <table:table-cell table:style-name="ce2" office:value-type="float" office:value="0.053" calcext:value-type="float">
            <text:p>0,05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23:.A27])" office:value-type="float" office:value="59.3" calcext:value-type="float">
            <text:p>59,3</text:p>
          </table:table-cell>
          <table:table-cell table:formula="of:=AVERAGEA([.B23:.B27])" office:value-type="float" office:value="11.96" calcext:value-type="float">
            <text:p>11,96</text:p>
          </table:table-cell>
          <table:table-cell table:formula="of:=AVERAGEA([.C23:.C27])" office:value-type="float" office:value="0.37" calcext:value-type="float">
            <text:p>0,37</text:p>
          </table:table-cell>
          <table:table-cell table:formula="of:=AVERAGEA([.D23:.D27])" office:value-type="float" office:value="85.134" calcext:value-type="float">
            <text:p>85,134</text:p>
          </table:table-cell>
          <table:table-cell table:formula="of:=AVERAGEA([.E23:.E27])" office:value-type="float" office:value="44.98" calcext:value-type="float">
            <text:p>44,98</text:p>
          </table:table-cell>
          <table:table-cell table:formula="of:=AVERAGEA([.F23:.F27])" office:value-type="float" office:value="0.234531444" calcext:value-type="float">
            <text:p>0,234531444</text:p>
          </table:table-cell>
          <table:table-cell table:formula="of:=STDEV([.A23:.A27])" office:value-type="float" office:value="10.712495040839" calcext:value-type="float">
            <text:p>10,7124950408</text:p>
          </table:table-cell>
          <table:table-cell table:formula="of:=STDEV([.B23:.B27])" office:value-type="float" office:value="4.79180028799198" calcext:value-type="float">
            <text:p>4,791800288</text:p>
          </table:table-cell>
          <table:table-cell table:formula="of:=STDEV([.C23:.C27])" office:value-type="float" office:value="0.0877496438739212" calcext:value-type="float">
            <text:p>0,0877496439</text:p>
          </table:table-cell>
          <table:table-cell table:formula="of:=STDEV([.D23:.D27])" office:value-type="float" office:value="4.11997936888038" calcext:value-type="float">
            <text:p>4,1199793689</text:p>
          </table:table-cell>
          <table:table-cell table:formula="of:=STDEV([.E23:.E27])" office:value-type="float" office:value="7.49038717290368" calcext:value-type="float">
            <text:p>7,4903871729</text:p>
          </table:table-cell>
          <table:table-cell table:formula="of:=STDEV([.F23:.F27])" office:value-type="float" office:value="0.262710226458015" calcext:value-type="float">
            <text:p>0,2627102265</text:p>
          </table:table-cell>
          <table:table-cell table:number-columns-repeated="999"/>
        </table:table-row>
        <table:table-row table:style-name="ro1">
          <table:table-cell office:value-type="float" office:value="59.46" calcext:value-type="float">
            <text:p>59,46</text:p>
          </table:table-cell>
          <table:table-cell office:value-type="float" office:value="12.55" calcext:value-type="float">
            <text:p>12,55</text:p>
          </table:table-cell>
          <table:table-cell office:value-type="float" office:value="0.34" calcext:value-type="float">
            <text:p>0,34</text:p>
          </table:table-cell>
          <table:table-cell office:value-type="float" office:value="84" calcext:value-type="float">
            <text:p>84</text:p>
          </table:table-cell>
          <table:table-cell office:value-type="float" office:value="47.83" calcext:value-type="float">
            <text:p>47,83</text:p>
          </table:table-cell>
          <table:table-cell office:value-type="float" office:value="0.478261" calcext:value-type="float">
            <text:p>0,478261</text:p>
          </table:table-cell>
          <table:table-cell table:number-columns-repeated="1018"/>
        </table:table-row>
        <table:table-row table:style-name="ro1">
          <table:table-cell office:value-type="float" office:value="58.06" calcext:value-type="float">
            <text:p>58,06</text:p>
          </table:table-cell>
          <table:table-cell office:value-type="float" office:value="12.64" calcext:value-type="float">
            <text:p>12,64</text:p>
          </table:table-cell>
          <table:table-cell office:value-type="float" office:value="0.34" calcext:value-type="float">
            <text:p>0,34</text:p>
          </table:table-cell>
          <table:table-cell office:value-type="float" office:value="84" calcext:value-type="float">
            <text:p>84</text:p>
          </table:table-cell>
          <table:table-cell office:value-type="float" office:value="43.37" calcext:value-type="float">
            <text:p>43,37</text:p>
          </table:table-cell>
          <table:table-cell office:value-type="float" office:value="0.0433534" calcext:value-type="float">
            <text:p>0,0433534</text:p>
          </table:table-cell>
          <table:table-cell table:number-columns-repeated="1018"/>
        </table:table-row>
        <table:table-row table:style-name="ro1">
          <table:table-cell office:value-type="float" office:value="42.31" calcext:value-type="float">
            <text:p>42,31</text:p>
          </table:table-cell>
          <table:table-cell office:value-type="float" office:value="8.39" calcext:value-type="float">
            <text:p>8,39</text:p>
          </table:table-cell>
          <table:table-cell office:value-type="float" office:value="0.36" calcext:value-type="float">
            <text:p>0,36</text:p>
          </table:table-cell>
          <table:table-cell office:value-type="float" office:value="87.33" calcext:value-type="float">
            <text:p>87,33</text:p>
          </table:table-cell>
          <table:table-cell office:value-type="float" office:value="36.67" calcext:value-type="float">
            <text:p>36,67</text:p>
          </table:table-cell>
          <table:table-cell office:value-type="float" office:value="0.03554282" calcext:value-type="float">
            <text:p>0,03554282</text:p>
          </table:table-cell>
          <table:table-cell table:number-columns-repeated="101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6.96" calcext:value-type="float">
            <text:p>6,96</text:p>
          </table:table-cell>
          <table:table-cell office:value-type="float" office:value="0.52" calcext:value-type="float">
            <text:p>0,52</text:p>
          </table:table-cell>
          <table:table-cell office:value-type="float" office:value="90.67" calcext:value-type="float">
            <text:p>90,67</text:p>
          </table:table-cell>
          <table:table-cell office:value-type="float" office:value="56.25" calcext:value-type="float">
            <text:p>56,25</text:p>
          </table:table-cell>
          <table:table-cell office:value-type="float" office:value="0.5625" calcext:value-type="float">
            <text:p>0,5625</text:p>
          </table:table-cell>
          <table:table-cell table:number-columns-repeated="1018"/>
        </table:table-row>
        <table:table-row table:style-name="ro1">
          <table:table-cell table:style-name="ce2" office:value-type="float" office:value="85.71" calcext:value-type="float">
            <text:p>85,71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7.33" calcext:value-type="float">
            <text:p>87,33</text:p>
          </table:table-cell>
          <table:table-cell table:style-name="ce2" office:value-type="float" office:value="55.81" calcext:value-type="float">
            <text:p>55,81</text:p>
          </table:table-cell>
          <table:table-cell table:style-name="ce2" office:value-type="float" office:value="0.0002329829" calcext:value-type="float">
            <text:p>0,000232982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28:.A32])" office:value-type="float" office:value="79.128" calcext:value-type="float">
            <text:p>79,128</text:p>
          </table:table-cell>
          <table:table-cell table:formula="of:=AVERAGEA([.B28:.B32])" office:value-type="float" office:value="12.18" calcext:value-type="float">
            <text:p>12,18</text:p>
          </table:table-cell>
          <table:table-cell table:formula="of:=AVERAGEA([.C28:.C32])" office:value-type="float" office:value="0.426" calcext:value-type="float">
            <text:p>0,426</text:p>
          </table:table-cell>
          <table:table-cell table:formula="of:=AVERAGEA([.D28:.D32])" office:value-type="float" office:value="86.934" calcext:value-type="float">
            <text:p>86,934</text:p>
          </table:table-cell>
          <table:table-cell table:formula="of:=AVERAGEA([.E28:.E32])" office:value-type="float" office:value="56.126" calcext:value-type="float">
            <text:p>56,126</text:p>
          </table:table-cell>
          <table:table-cell table:formula="of:=AVERAGEA([.F28:.F32])" office:value-type="float" office:value="0.0007421914" calcext:value-type="float">
            <text:p>0,0007421914</text:p>
          </table:table-cell>
          <table:table-cell table:formula="of:=STDEV([.A28:.A32])" office:value-type="float" office:value="14.2420774467772" calcext:value-type="float">
            <text:p>14,2420774468</text:p>
          </table:table-cell>
          <table:table-cell table:formula="of:=STDEV([.B28:.B32])" office:value-type="float" office:value="3.83041120507968" calcext:value-type="float">
            <text:p>3,8304112051</text:p>
          </table:table-cell>
          <table:table-cell table:formula="of:=STDEV([.C28:.C32])" office:value-type="float" office:value="0.0364691650576209" calcext:value-type="float">
            <text:p>0,0364691651</text:p>
          </table:table-cell>
          <table:table-cell table:formula="of:=STDEV([.D28:.D32])" office:value-type="float" office:value="1.9764184779545" calcext:value-type="float">
            <text:p>1,976418478</text:p>
          </table:table-cell>
          <table:table-cell table:formula="of:=STDEV([.E28:.E32])" office:value-type="float" office:value="2.42819480272897" calcext:value-type="float">
            <text:p>2,4281948027</text:p>
          </table:table-cell>
          <table:table-cell table:formula="of:=STDEV([.F28:.F32])" office:value-type="float" office:value="0.000341550823509277" calcext:value-type="float">
            <text:p>0,0003415508</text:p>
          </table:table-cell>
          <table:table-cell table:number-columns-repeated="999"/>
        </table:table-row>
        <table:table-row table:style-name="ro1">
          <table:table-cell office:value-type="float" office:value="77.42" calcext:value-type="float">
            <text:p>77,42</text:p>
          </table:table-cell>
          <table:table-cell office:value-type="float" office:value="11.15" calcext:value-type="float">
            <text:p>11,15</text:p>
          </table:table-cell>
          <table:table-cell office:value-type="float" office:value="0.44" calcext:value-type="float">
            <text:p>0,44</text:p>
          </table:table-cell>
          <table:table-cell office:value-type="float" office:value="87.67" calcext:value-type="float">
            <text:p>87,67</text:p>
          </table:table-cell>
          <table:table-cell office:value-type="float" office:value="56.47" calcext:value-type="float">
            <text:p>56,47</text:p>
          </table:table-cell>
          <table:table-cell office:value-type="float" office:value="0.0008827719" calcext:value-type="float">
            <text:p>0,0008827719</text:p>
          </table:table-cell>
          <table:table-cell table:number-columns-repeated="1018"/>
        </table:table-row>
        <table:table-row table:style-name="ro1">
          <table:table-cell office:value-type="float" office:value="94.44" calcext:value-type="float">
            <text:p>94,44</text:p>
          </table:table-cell>
          <table:table-cell office:value-type="float" office:value="17.8" calcext:value-type="float">
            <text:p>17,8</text:p>
          </table:table-cell>
          <table:table-cell office:value-type="float" office:value="0.37" calcext:value-type="float">
            <text:p>0,37</text:p>
          </table:table-cell>
          <table:table-cell office:value-type="float" office:value="83.67" calcext:value-type="float">
            <text:p>83,67</text:p>
          </table:table-cell>
          <table:table-cell office:value-type="float" office:value="58.12" calcext:value-type="float">
            <text:p>58,12</text:p>
          </table:table-cell>
          <table:table-cell office:value-type="float" office:value="0.001169113" calcext:value-type="float">
            <text:p>0,001169113</text:p>
          </table:table-cell>
          <table:table-cell table:number-columns-repeated="1018"/>
        </table:table-row>
        <table:table-row table:style-name="ro1">
          <table:table-cell office:value-type="float" office:value="81.82" calcext:value-type="float">
            <text:p>81,82</text:p>
          </table:table-cell>
          <table:table-cell office:value-type="float" office:value="12.36" calcext:value-type="float">
            <text:p>12,36</text:p>
          </table:table-cell>
          <table:table-cell office:value-type="float" office:value="0.42" calcext:value-type="float">
            <text:p>0,42</text:p>
          </table:table-cell>
          <table:table-cell office:value-type="float" office:value="87" calcext:value-type="float">
            <text:p>87</text:p>
          </table:table-cell>
          <table:table-cell office:value-type="float" office:value="58.06" calcext:value-type="float">
            <text:p>58,06</text:p>
          </table:table-cell>
          <table:table-cell office:value-type="float" office:value="0.000670556" calcext:value-type="float">
            <text:p>0,000670556</text:p>
          </table:table-cell>
          <table:table-cell table:number-columns-repeated="1018"/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7.09" calcext:value-type="float">
            <text:p>7,09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52.17" calcext:value-type="float">
            <text:p>52,17</text:p>
          </table:table-cell>
          <table:table-cell office:value-type="float" office:value="0.0007555332" calcext:value-type="float">
            <text:p>0,0007555332</text:p>
          </table:table-cell>
          <table:table-cell table:number-columns-repeated="1018"/>
        </table:table-row>
        <table:table-row table:style-name="ro1">
          <table:table-cell table:style-name="ce2" office:value-type="float" office:value="64.29" calcext:value-type="float">
            <text:p>64,29</text:p>
          </table:table-cell>
          <table:table-cell table:style-name="ce2" office:value-type="float" office:value="13.21" calcext:value-type="float">
            <text:p>13,21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office:value-type="float" office:value="84.67" calcext:value-type="float">
            <text:p>84,67</text:p>
          </table:table-cell>
          <table:table-cell table:style-name="ce2" office:value-type="float" office:value="43.9" calcext:value-type="float">
            <text:p>43,9</text:p>
          </table:table-cell>
          <table:table-cell table:style-name="ce2" office:value-type="float" office:value="0.005036462" calcext:value-type="float">
            <text:p>0,00503646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33:.A37])" office:value-type="float" office:value="73.758" calcext:value-type="float">
            <text:p>73,758</text:p>
          </table:table-cell>
          <table:table-cell table:formula="of:=AVERAGEA([.B33:.B37])" office:value-type="float" office:value="11.724" calcext:value-type="float">
            <text:p>11,724</text:p>
          </table:table-cell>
          <table:table-cell table:formula="of:=AVERAGEA([.C33:.C37])" office:value-type="float" office:value="0.418" calcext:value-type="float">
            <text:p>0,418</text:p>
          </table:table-cell>
          <table:table-cell table:formula="of:=AVERAGEA([.D33:.D37])" office:value-type="float" office:value="86.868" calcext:value-type="float">
            <text:p>86,868</text:p>
          </table:table-cell>
          <table:table-cell table:formula="of:=AVERAGEA([.E33:.E37])" office:value-type="float" office:value="52.464" calcext:value-type="float">
            <text:p>52,464</text:p>
          </table:table-cell>
          <table:table-cell table:formula="of:=AVERAGEA([.F33:.F37])" office:value-type="float" office:value="0.0072791126" calcext:value-type="float">
            <text:p>0,0072791126</text:p>
          </table:table-cell>
          <table:table-cell table:formula="of:=STDEV([.A33:.A37])" office:value-type="float" office:value="8.28145941244657" calcext:value-type="float">
            <text:p>8,2814594124</text:p>
          </table:table-cell>
          <table:table-cell table:formula="of:=STDEV([.B33:.B37])" office:value-type="float" office:value="3.51862615234981" calcext:value-type="float">
            <text:p>3,5186261523</text:p>
          </table:table-cell>
          <table:table-cell table:formula="of:=STDEV([.C33:.C37])" office:value-type="float" office:value="0.0772657750883274" calcext:value-type="float">
            <text:p>0,0772657751</text:p>
          </table:table-cell>
          <table:table-cell table:formula="of:=STDEV([.D33:.D37])" office:value-type="float" office:value="3.37966270506392" calcext:value-type="float">
            <text:p>3,3796627051</text:p>
          </table:table-cell>
          <table:table-cell table:formula="of:=STDEV([.E33:.E37])" office:value-type="float" office:value="7.82800293817012" calcext:value-type="float">
            <text:p>7,8280029382</text:p>
          </table:table-cell>
          <table:table-cell table:formula="of:=STDEV([.F33:.F37])" office:value-type="float" office:value="0.00276403017245738" calcext:value-type="float">
            <text:p>0,0027640302</text:p>
          </table:table-cell>
          <table:table-cell table:number-columns-repeated="999"/>
        </table:table-row>
        <table:table-row table:style-name="ro1">
          <table:table-cell office:value-type="float" office:value="78.12" calcext:value-type="float">
            <text:p>78,12</text:p>
          </table:table-cell>
          <table:table-cell office:value-type="float" office:value="8.92" calcext:value-type="float">
            <text:p>8,92</text:p>
          </table:table-cell>
          <table:table-cell office:value-type="float" office:value="0.49" calcext:value-type="float">
            <text:p>0,49</text:p>
          </table:table-cell>
          <table:table-cell office:value-type="float" office:value="89.67" calcext:value-type="float">
            <text:p>89,67</text:p>
          </table:table-cell>
          <table:table-cell office:value-type="float" office:value="61.73" calcext:value-type="float">
            <text:p>61,73</text:p>
          </table:table-cell>
          <table:table-cell office:value-type="float" office:value="0.004656908" calcext:value-type="float">
            <text:p>0,004656908</text:p>
          </table:table-cell>
          <table:table-cell table:number-columns-repeated="1018"/>
        </table:table-row>
        <table:table-row table:style-name="ro1">
          <table:table-cell office:value-type="float" office:value="85.19" calcext:value-type="float">
            <text:p>85,19</text:p>
          </table:table-cell>
          <table:table-cell office:value-type="float" office:value="10.99" calcext:value-type="float">
            <text:p>10,99</text:p>
          </table:table-cell>
          <table:table-cell office:value-type="float" office:value="0.46" calcext:value-type="float">
            <text:p>0,46</text:p>
          </table:table-cell>
          <table:table-cell office:value-type="float" office:value="88.67" calcext:value-type="float">
            <text:p>88,67</text:p>
          </table:table-cell>
          <table:table-cell office:value-type="float" office:value="57.5" calcext:value-type="float">
            <text:p>57,5</text:p>
          </table:table-cell>
          <table:table-cell office:value-type="float" office:value="0.008205456" calcext:value-type="float">
            <text:p>0,008205456</text:p>
          </table:table-cell>
          <table:table-cell table:number-columns-repeated="1018"/>
        </table:table-row>
        <table:table-row table:style-name="ro1">
          <table:table-cell office:value-type="float" office:value="73.33" calcext:value-type="float">
            <text:p>73,33</text:p>
          </table:table-cell>
          <table:table-cell office:value-type="float" office:value="17.04" calcext:value-type="float">
            <text:p>17,04</text:p>
          </table:table-cell>
          <table:table-cell office:value-type="float" office:value="0.32" calcext:value-type="float">
            <text:p>0,32</text:p>
          </table:table-cell>
          <table:table-cell office:value-type="float" office:value="82" calcext:value-type="float">
            <text:p>82</text:p>
          </table:table-cell>
          <table:table-cell office:value-type="float" office:value="44.9" calcext:value-type="float">
            <text:p>44,9</text:p>
          </table:table-cell>
          <table:table-cell office:value-type="float" office:value="0.0114889" calcext:value-type="float">
            <text:p>0,0114889</text:p>
          </table:table-cell>
          <table:table-cell table:number-columns-repeated="1018"/>
        </table:table-row>
        <table:table-row table:style-name="ro1">
          <table:table-cell office:value-type="float" office:value="67.86" calcext:value-type="float">
            <text:p>67,86</text:p>
          </table:table-cell>
          <table:table-cell office:value-type="float" office:value="8.46" calcext:value-type="float">
            <text:p>8,46</text:p>
          </table:table-cell>
          <table:table-cell office:value-type="float" office:value="0.47" calcext:value-type="float">
            <text:p>0,47</text:p>
          </table:table-cell>
          <table:table-cell office:value-type="float" office:value="89.33" calcext:value-type="float">
            <text:p>89,33</text:p>
          </table:table-cell>
          <table:table-cell office:value-type="float" office:value="54.29" calcext:value-type="float">
            <text:p>54,29</text:p>
          </table:table-cell>
          <table:table-cell office:value-type="float" office:value="0.007007837" calcext:value-type="float">
            <text:p>0,007007837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7.35" calcext:value-type="float">
            <text:p>7,35</text:p>
          </table:table-cell>
          <table:table-cell table:style-name="ce2" office:value-type="float" office:value="0.53" calcext:value-type="float">
            <text:p>0,5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0.87" calcext:value-type="float">
            <text:p>60,87</text:p>
          </table:table-cell>
          <table:table-cell table:style-name="ce2" office:value-type="float" office:value="0.07958989" calcext:value-type="float">
            <text:p>0,0795898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38:.A42])" office:value-type="float" office:value="65.798" calcext:value-type="float">
            <text:p>65,798</text:p>
          </table:table-cell>
          <table:table-cell table:formula="of:=AVERAGEA([.B38:.B42])" office:value-type="float" office:value="10.214" calcext:value-type="float">
            <text:p>10,214</text:p>
          </table:table-cell>
          <table:table-cell table:formula="of:=AVERAGEA([.C38:.C42])" office:value-type="float" office:value="0.422" calcext:value-type="float">
            <text:p>0,422</text:p>
          </table:table-cell>
          <table:table-cell table:formula="of:=AVERAGEA([.D38:.D42])" office:value-type="float" office:value="87.334" calcext:value-type="float">
            <text:p>87,334</text:p>
          </table:table-cell>
          <table:table-cell table:formula="of:=AVERAGEA([.E38:.E42])" office:value-type="float" office:value="51.858" calcext:value-type="float">
            <text:p>51,858</text:p>
          </table:table-cell>
          <table:table-cell table:formula="of:=AVERAGEA([.F38:.F42])" office:value-type="float" office:value="0.060502906" calcext:value-type="float">
            <text:p>0,060502906</text:p>
          </table:table-cell>
          <table:table-cell table:formula="of:=STDEV([.A38:.A42])" office:value-type="float" office:value="9.31903804048465" calcext:value-type="float">
            <text:p>9,3190380405</text:p>
          </table:table-cell>
          <table:table-cell table:formula="of:=STDEV([.B38:.B42])" office:value-type="float" office:value="2.5040227634748" calcext:value-type="float">
            <text:p>2,5040227635</text:p>
          </table:table-cell>
          <table:table-cell table:formula="of:=STDEV([.C38:.C42])" office:value-type="float" office:value="0.0719027120489902" calcext:value-type="float">
            <text:p>0,071902712</text:p>
          </table:table-cell>
          <table:table-cell table:formula="of:=STDEV([.D38:.D42])" office:value-type="float" office:value="2.71804709304309" calcext:value-type="float">
            <text:p>2,718047093</text:p>
          </table:table-cell>
          <table:table-cell table:formula="of:=STDEV([.E38:.E42])" office:value-type="float" office:value="6.64367895070194" calcext:value-type="float">
            <text:p>6,6436789507</text:p>
          </table:table-cell>
          <table:table-cell table:formula="of:=STDEV([.F38:.F42])" office:value-type="float" office:value="0.0125651664581624" calcext:value-type="float">
            <text:p>0,0125651665</text:p>
          </table:table-cell>
          <table:table-cell table:number-columns-repeated="999"/>
        </table:table-row>
        <table:table-row table:style-name="ro1">
          <table:table-cell office:value-type="float" office:value="54.84" calcext:value-type="float">
            <text:p>54,84</text:p>
          </table:table-cell>
          <table:table-cell office:value-type="float" office:value="9.67" calcext:value-type="float">
            <text:p>9,67</text:p>
          </table:table-cell>
          <table:table-cell office:value-type="float" office:value="0.39" calcext:value-type="float">
            <text:p>0,39</text:p>
          </table:table-cell>
          <table:table-cell office:value-type="float" office:value="86.67" calcext:value-type="float">
            <text:p>86,67</text:p>
          </table:table-cell>
          <table:table-cell office:value-type="float" office:value="45.95" calcext:value-type="float">
            <text:p>45,95</text:p>
          </table:table-cell>
          <table:table-cell office:value-type="float" office:value="0.06225118" calcext:value-type="float">
            <text:p>0,06225118</text:p>
          </table:table-cell>
          <table:table-cell table:number-columns-repeated="1018"/>
        </table:table-row>
        <table:table-row table:style-name="ro1">
          <table:table-cell office:value-type="float" office:value="71.05" calcext:value-type="float">
            <text:p>71,05</text:p>
          </table:table-cell>
          <table:table-cell office:value-type="float" office:value="14.12" calcext:value-type="float">
            <text:p>14,12</text:p>
          </table:table-cell>
          <table:table-cell office:value-type="float" office:value="0.36" calcext:value-type="float">
            <text:p>0,36</text:p>
          </table:table-cell>
          <table:table-cell office:value-type="float" office:value="84" calcext:value-type="float">
            <text:p>84</text:p>
          </table:table-cell>
          <table:table-cell office:value-type="float" office:value="52.94" calcext:value-type="float">
            <text:p>52,94</text:p>
          </table:table-cell>
          <table:table-cell office:value-type="float" office:value="0.06020604" calcext:value-type="float">
            <text:p>0,06020604</text:p>
          </table:table-cell>
          <table:table-cell table:number-columns-repeated="1018"/>
        </table:table-row>
        <table:table-row table:style-name="ro1">
          <table:table-cell office:value-type="float" office:value="71.43" calcext:value-type="float">
            <text:p>71,43</text:p>
          </table:table-cell>
          <table:table-cell office:value-type="float" office:value="9.19" calcext:value-type="float">
            <text:p>9,19</text:p>
          </table:table-cell>
          <table:table-cell office:value-type="float" office:value="0.46" calcext:value-type="float">
            <text:p>0,46</text:p>
          </table:table-cell>
          <table:table-cell office:value-type="float" office:value="89" calcext:value-type="float">
            <text:p>89</text:p>
          </table:table-cell>
          <table:table-cell office:value-type="float" office:value="54.79" calcext:value-type="float">
            <text:p>54,79</text:p>
          </table:table-cell>
          <table:table-cell office:value-type="float" office:value="0.05538945" calcext:value-type="float">
            <text:p>0,05538945</text:p>
          </table:table-cell>
          <table:table-cell table:number-columns-repeated="1018"/>
        </table:table-row>
        <table:table-row table:style-name="ro1">
          <table:table-cell office:value-type="float" office:value="56.67" calcext:value-type="float">
            <text:p>56,67</text:p>
          </table:table-cell>
          <table:table-cell office:value-type="float" office:value="10.74" calcext:value-type="float">
            <text:p>10,74</text:p>
          </table:table-cell>
          <table:table-cell office:value-type="float" office:value="0.37" calcext:value-type="float">
            <text:p>0,37</text:p>
          </table:table-cell>
          <table:table-cell office:value-type="float" office:value="86" calcext:value-type="float">
            <text:p>86</text:p>
          </table:table-cell>
          <table:table-cell office:value-type="float" office:value="44.74" calcext:value-type="float">
            <text:p>44,74</text:p>
          </table:table-cell>
          <table:table-cell office:value-type="float" office:value="0.04507797" calcext:value-type="float">
            <text:p>0,04507797</text:p>
          </table:table-cell>
          <table:table-cell table:number-columns-repeated="1018"/>
        </table:table-row>
        <table:table-row table:style-name="ro1">
          <table:table-cell table:style-name="ce2" office:value-type="float" office:value="73.08" calcext:value-type="float">
            <text:p>73,08</text:p>
          </table:table-cell>
          <table:table-cell table:style-name="ce2" office:value-type="float" office:value="12.77" calcext:value-type="float">
            <text:p>12,77</text:p>
          </table:table-cell>
          <table:table-cell table:style-name="ce2" office:value-type="float" office:value="0.39" calcext:value-type="float">
            <text:p>0,39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7.5" calcext:value-type="float">
            <text:p>47,5</text:p>
          </table:table-cell>
          <table:table-cell table:style-name="ce2" office:value-type="float" office:value="0.0260513" calcext:value-type="float">
            <text:p>0,026051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43:.A47])" office:value-type="float" office:value="69.872" calcext:value-type="float">
            <text:p>69,872</text:p>
          </table:table-cell>
          <table:table-cell table:formula="of:=AVERAGEA([.B43:.B47])" office:value-type="float" office:value="9.882" calcext:value-type="float">
            <text:p>9,882</text:p>
          </table:table-cell>
          <table:table-cell table:formula="of:=AVERAGEA([.C43:.C47])" office:value-type="float" office:value="0.452" calcext:value-type="float">
            <text:p>0,452</text:p>
          </table:table-cell>
          <table:table-cell table:formula="of:=AVERAGEA([.D43:.D47])" office:value-type="float" office:value="88.268" calcext:value-type="float">
            <text:p>88,268</text:p>
          </table:table-cell>
          <table:table-cell table:formula="of:=AVERAGEA([.E43:.E47])" office:value-type="float" office:value="52.314" calcext:value-type="float">
            <text:p>52,314</text:p>
          </table:table-cell>
          <table:table-cell table:formula="of:=AVERAGEA([.F43:.F47])" office:value-type="float" office:value="0.021511234" calcext:value-type="float">
            <text:p>0,021511234</text:p>
          </table:table-cell>
          <table:table-cell table:formula="of:=STDEV([.A43:.A47])" office:value-type="float" office:value="3.59216786912861" calcext:value-type="float">
            <text:p>3,5921678691</text:p>
          </table:table-cell>
          <table:table-cell table:formula="of:=STDEV([.B43:.B47])" office:value-type="float" office:value="3.21279006472567" calcext:value-type="float">
            <text:p>3,2127900647</text:p>
          </table:table-cell>
          <table:table-cell table:formula="of:=STDEV([.C43:.C47])" office:value-type="float" office:value="0.0840832920383116" calcext:value-type="float">
            <text:p>0,084083292</text:p>
          </table:table-cell>
          <table:table-cell table:formula="of:=STDEV([.D43:.D47])" office:value-type="float" office:value="2.92217727046119" calcext:value-type="float">
            <text:p>2,9221772705</text:p>
          </table:table-cell>
          <table:table-cell table:formula="of:=STDEV([.E43:.E47])" office:value-type="float" office:value="9.20510347578994" calcext:value-type="float">
            <text:p>9,2051034758</text:p>
          </table:table-cell>
          <table:table-cell table:formula="of:=STDEV([.F43:.F47])" office:value-type="float" office:value="0.00528819301976866" calcext:value-type="float">
            <text:p>0,005288193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82" calcext:value-type="float">
            <text:p>13,82</text:p>
          </table:table-cell>
          <table:table-cell office:value-type="float" office:value="0.34" calcext:value-type="float">
            <text:p>0,34</text:p>
          </table:table-cell>
          <table:table-cell office:value-type="float" office:value="84.33" calcext:value-type="float">
            <text:p>84,33</text:p>
          </table:table-cell>
          <table:table-cell office:value-type="float" office:value="40.51" calcext:value-type="float">
            <text:p>40,51</text:p>
          </table:table-cell>
          <table:table-cell office:value-type="float" office:value="0.02702891" calcext:value-type="float">
            <text:p>0,027028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.83" calcext:value-type="float">
            <text:p>70,83</text:p>
          </table:table-cell>
          <table:table-cell office:value-type="float" office:value="8.7" calcext:value-type="float">
            <text:p>8,7</text:p>
          </table:table-cell>
          <table:table-cell office:value-type="float" office:value="0.48" calcext:value-type="float">
            <text:p>0,48</text:p>
          </table:table-cell>
          <table:table-cell office:value-type="float" office:value="89.67" calcext:value-type="float">
            <text:p>89,67</text:p>
          </table:table-cell>
          <table:table-cell office:value-type="float" office:value="52.31" calcext:value-type="float">
            <text:p>52,31</text:p>
          </table:table-cell>
          <table:table-cell office:value-type="float" office:value="0.02204555" calcext:value-type="float">
            <text:p>0,0220455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2.22" calcext:value-type="float">
            <text:p>72,22</text:p>
          </table:table-cell>
          <table:table-cell office:value-type="float" office:value="6.82" calcext:value-type="float">
            <text:p>6,82</text:p>
          </table:table-cell>
          <table:table-cell office:value-type="float" office:value="0.54" calcext:value-type="float">
            <text:p>0,54</text:p>
          </table:table-cell>
          <table:table-cell office:value-type="float" office:value="90.67" calcext:value-type="float">
            <text:p>90,67</text:p>
          </table:table-cell>
          <table:table-cell office:value-type="float" office:value="65" calcext:value-type="float">
            <text:p>65</text:p>
          </table:table-cell>
          <table:table-cell office:value-type="float" office:value="0.01472832" calcext:value-type="float">
            <text:p>0,0147283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23" calcext:value-type="float">
            <text:p>69,23</text:p>
          </table:table-cell>
          <table:table-cell office:value-type="float" office:value="7.3" calcext:value-type="float">
            <text:p>7,3</text:p>
          </table:table-cell>
          <table:table-cell office:value-type="float" office:value="0.51" calcext:value-type="float">
            <text:p>0,51</text:p>
          </table:table-cell>
          <table:table-cell office:value-type="float" office:value="90.67" calcext:value-type="float">
            <text:p>90,67</text:p>
          </table:table-cell>
          <table:table-cell office:value-type="float" office:value="56.25" calcext:value-type="float">
            <text:p>56,25</text:p>
          </table:table-cell>
          <table:table-cell office:value-type="float" office:value="0.01770209" calcext:value-type="float">
            <text:p>0,0177020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84.38" calcext:value-type="float">
            <text:p>84,38</text:p>
          </table:table-cell>
          <table:table-cell table:style-name="ce2" office:value-type="float" office:value="15.3" calcext:value-type="float">
            <text:p>15,3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84.67" calcext:value-type="float">
            <text:p>84,6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.00002103466" calcext:value-type="float">
            <text:p>2,103466E-0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48:.A52])" office:value-type="float" office:value="77.568" calcext:value-type="float">
            <text:p>77,568</text:p>
          </table:table-cell>
          <table:table-cell table:formula="of:=AVERAGEA([.B48:.B52])" office:value-type="float" office:value="12.226" calcext:value-type="float">
            <text:p>12,226</text:p>
          </table:table-cell>
          <table:table-cell table:formula="of:=AVERAGEA([.C48:.C52])" office:value-type="float" office:value="0.42" calcext:value-type="float">
            <text:p>0,42</text:p>
          </table:table-cell>
          <table:table-cell table:formula="of:=AVERAGEA([.D48:.D52])" office:value-type="float" office:value="86.8" calcext:value-type="float">
            <text:p>86,8</text:p>
          </table:table-cell>
          <table:table-cell table:formula="of:=AVERAGEA([.E48:.E52])" office:value-type="float" office:value="52.706" calcext:value-type="float">
            <text:p>52,706</text:p>
          </table:table-cell>
          <table:table-cell table:formula="of:=AVERAGEA([.F48:.F52])" office:value-type="float" office:value="0.0000150314436" calcext:value-type="float">
            <text:p>1,50314436E-05</text:p>
          </table:table-cell>
          <table:table-cell table:formula="of:=STDEV([.A48:.A52])" office:value-type="float" office:value="8.45847031087773" calcext:value-type="float">
            <text:p>8,4584703109</text:p>
          </table:table-cell>
          <table:table-cell table:formula="of:=STDEV([.B48:.B52])" office:value-type="float" office:value="2.9358610321335" calcext:value-type="float">
            <text:p>2,9358610321</text:p>
          </table:table-cell>
          <table:table-cell table:formula="of:=STDEV([.C48:.C52])" office:value-type="float" office:value="0.0651920240520265" calcext:value-type="float">
            <text:p>0,0651920241</text:p>
          </table:table-cell>
          <table:table-cell table:formula="of:=STDEV([.D48:.D52])" office:value-type="float" office:value="2.47768036679472" calcext:value-type="float">
            <text:p>2,4776803668</text:p>
          </table:table-cell>
          <table:table-cell table:formula="of:=STDEV([.E48:.E52])" office:value-type="float" office:value="9.07041785145536" calcext:value-type="float">
            <text:p>9,0704178515</text:p>
          </table:table-cell>
          <table:table-cell table:formula="of:=STDEV([.F48:.F52])" office:value-type="float" office:value="0.0000128394000427029" calcext:value-type="float">
            <text:p>1,28394000427029E-05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.14" calcext:value-type="float">
            <text:p>12,14</text:p>
          </table:table-cell>
          <table:table-cell office:value-type="float" office:value="0.39" calcext:value-type="float">
            <text:p>0,39</text:p>
          </table:table-cell>
          <table:table-cell office:value-type="float" office:value="86.67" calcext:value-type="float">
            <text:p>86,67</text:p>
          </table:table-cell>
          <table:table-cell office:value-type="float" office:value="41.18" calcext:value-type="float">
            <text:p>41,18</text:p>
          </table:table-cell>
          <table:table-cell office:value-type="float" office:value="0.000003632986" calcext:value-type="float">
            <text:p>0,00000363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07" calcext:value-type="float">
            <text:p>14,07</text:p>
          </table:table-cell>
          <table:table-cell office:value-type="float" office:value="0.36" calcext:value-type="float">
            <text:p>0,36</text:p>
          </table:table-cell>
          <table:table-cell office:value-type="float" office:value="84.33" calcext:value-type="float">
            <text:p>84,33</text:p>
          </table:table-cell>
          <table:table-cell office:value-type="float" office:value="47.19" calcext:value-type="float">
            <text:p>47,19</text:p>
          </table:table-cell>
          <table:table-cell office:value-type="float" office:value="0.00003466717" calcext:value-type="float">
            <text:p>3,466717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58" calcext:value-type="float">
            <text:p>7,58</text:p>
          </table:table-cell>
          <table:table-cell office:value-type="float" office:value="0.52" calcext:value-type="float">
            <text:p>0,52</text:p>
          </table:table-cell>
          <table:table-cell office:value-type="float" office:value="90.33" calcext:value-type="float">
            <text:p>90,33</text:p>
          </table:table-cell>
          <table:table-cell office:value-type="float" office:value="65.06" calcext:value-type="float">
            <text:p>65,06</text:p>
          </table:table-cell>
          <table:table-cell office:value-type="float" office:value="0.000009711183" calcext:value-type="float">
            <text:p>9,711183E-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88.46" calcext:value-type="float">
            <text:p>88,46</text:p>
          </table:table-cell>
          <table:table-cell office:value-type="float" office:value="12.04" calcext:value-type="float">
            <text:p>12,04</text:p>
          </table:table-cell>
          <table:table-cell office:value-type="float" office:value="0.45" calcext:value-type="float">
            <text:p>0,45</text:p>
          </table:table-cell>
          <table:table-cell office:value-type="float" office:value="88" calcext:value-type="float">
            <text:p>88</text:p>
          </table:table-cell>
          <table:table-cell office:value-type="float" office:value="56.1" calcext:value-type="float">
            <text:p>56,1</text:p>
          </table:table-cell>
          <table:table-cell office:value-type="float" office:value="0.000006111219" calcext:value-type="float">
            <text:p>6,111219E-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2.41" calcext:value-type="float">
            <text:p>72,41</text:p>
          </table:table-cell>
          <table:table-cell table:style-name="ce2" office:value-type="float" office:value="8.86" calcext:value-type="float">
            <text:p>8,86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89.33" calcext:value-type="float">
            <text:p>89,33</text:p>
          </table:table-cell>
          <table:table-cell table:style-name="ce2" office:value-type="float" office:value="56.76" calcext:value-type="float">
            <text:p>56,76</text:p>
          </table:table-cell>
          <table:table-cell table:style-name="ce2" office:value-type="float" office:value="0.0004594064" calcext:value-type="float">
            <text:p>0,000459406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53:.A57])" office:value-type="float" office:value="72.522" calcext:value-type="float">
            <text:p>72,522</text:p>
          </table:table-cell>
          <table:table-cell table:formula="of:=AVERAGEA([.B53:.B57])" office:value-type="float" office:value="11.076" calcext:value-type="float">
            <text:p>11,076</text:p>
          </table:table-cell>
          <table:table-cell table:formula="of:=AVERAGEA([.C53:.C57])" office:value-type="float" office:value="0.426" calcext:value-type="float">
            <text:p>0,426</text:p>
          </table:table-cell>
          <table:table-cell table:formula="of:=AVERAGEA([.D53:.D57])" office:value-type="float" office:value="87.398" calcext:value-type="float">
            <text:p>87,398</text:p>
          </table:table-cell>
          <table:table-cell table:formula="of:=AVERAGEA([.E53:.E57])" office:value-type="float" office:value="53.658" calcext:value-type="float">
            <text:p>53,658</text:p>
          </table:table-cell>
          <table:table-cell table:formula="of:=AVERAGEA([.F53:.F57])" office:value-type="float" office:value="0.00203621314" calcext:value-type="float">
            <text:p>0,0020362131</text:p>
          </table:table-cell>
          <table:table-cell table:formula="of:=STDEV([.A53:.A57])" office:value-type="float" office:value="9.36415345880235" calcext:value-type="float">
            <text:p>9,3641534588</text:p>
          </table:table-cell>
          <table:table-cell table:formula="of:=STDEV([.B53:.B57])" office:value-type="float" office:value="2.07198696907099" calcext:value-type="float">
            <text:p>2,0719869691</text:p>
          </table:table-cell>
          <table:table-cell table:formula="of:=STDEV([.C53:.C57])" office:value-type="float" office:value="0.046690470119715" calcext:value-type="float">
            <text:p>0,0466904701</text:p>
          </table:table-cell>
          <table:table-cell table:formula="of:=STDEV([.D53:.D57])" office:value-type="float" office:value="1.87699760255574" calcext:value-type="float">
            <text:p>1,8769976026</text:p>
          </table:table-cell>
          <table:table-cell table:formula="of:=STDEV([.E53:.E57])" office:value-type="float" office:value="9.07948346548415" calcext:value-type="float">
            <text:p>9,0794834655</text:p>
          </table:table-cell>
          <table:table-cell table:formula="of:=STDEV([.F53:.F57])" office:value-type="float" office:value="0.00159454331244223" calcext:value-type="float">
            <text:p>0,0015945433</text:p>
          </table:table-cell>
          <table:table-cell table:number-columns-repeated="999"/>
        </table:table-row>
        <table:table-row table:style-name="ro1">
          <table:table-cell office:value-type="float" office:value="88.1" calcext:value-type="float">
            <text:p>88,1</text:p>
          </table:table-cell>
          <table:table-cell office:value-type="float" office:value="11.63" calcext:value-type="float">
            <text:p>11,63</text:p>
          </table:table-cell>
          <table:table-cell office:value-type="float" office:value="0.46" calcext:value-type="float">
            <text:p>0,46</text:p>
          </table:table-cell>
          <table:table-cell office:value-type="float" office:value="88.33" calcext:value-type="float">
            <text:p>88,33</text:p>
          </table:table-cell>
          <table:table-cell office:value-type="float" office:value="67.89" calcext:value-type="float">
            <text:p>67,89</text:p>
          </table:table-cell>
          <table:table-cell office:value-type="float" office:value="0.002575691" calcext:value-type="float">
            <text:p>0,0025756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1.43" calcext:value-type="float">
            <text:p>71,43</text:p>
          </table:table-cell>
          <table:table-cell office:value-type="float" office:value="14.34" calcext:value-type="float">
            <text:p>14,34</text:p>
          </table:table-cell>
          <table:table-cell office:value-type="float" office:value="0.36" calcext:value-type="float">
            <text:p>0,36</text:p>
          </table:table-cell>
          <table:table-cell office:value-type="float" office:value="84.33" calcext:value-type="float">
            <text:p>84,33</text:p>
          </table:table-cell>
          <table:table-cell office:value-type="float" office:value="45.98" calcext:value-type="float">
            <text:p>45,98</text:p>
          </table:table-cell>
          <table:table-cell office:value-type="float" office:value="0.00353102" calcext:value-type="float">
            <text:p>0,0035310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18" calcext:value-type="float">
            <text:p>10,18</text:p>
          </table:table-cell>
          <table:table-cell office:value-type="float" office:value="0.41" calcext:value-type="float">
            <text:p>0,41</text:p>
          </table:table-cell>
          <table:table-cell office:value-type="float" office:value="87.67" calcext:value-type="float">
            <text:p>87,67</text:p>
          </table:table-cell>
          <table:table-cell office:value-type="float" office:value="46.38" calcext:value-type="float">
            <text:p>46,38</text:p>
          </table:table-cell>
          <table:table-cell office:value-type="float" office:value="0.0002178473" calcext:value-type="float">
            <text:p>0,000217847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10.37" calcext:value-type="float">
            <text:p>10,37</text:p>
          </table:table-cell>
          <table:table-cell office:value-type="float" office:value="0.42" calcext:value-type="float">
            <text:p>0,42</text:p>
          </table:table-cell>
          <table:table-cell office:value-type="float" office:value="87.33" calcext:value-type="float">
            <text:p>87,33</text:p>
          </table:table-cell>
          <table:table-cell office:value-type="float" office:value="51.28" calcext:value-type="float">
            <text:p>51,28</text:p>
          </table:table-cell>
          <table:table-cell office:value-type="float" office:value="0.003397101" calcext:value-type="float">
            <text:p>0,00339710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61.29" calcext:value-type="float">
            <text:p>61,29</text:p>
          </table:table-cell>
          <table:table-cell table:style-name="ce2" office:value-type="float" office:value="12.27" calcext:value-type="float">
            <text:p>12,27</text:p>
          </table:table-cell>
          <table:table-cell table:style-name="ce2" office:value-type="float" office:value="0.36" calcext:value-type="float">
            <text:p>0,3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5.78" calcext:value-type="float">
            <text:p>45,78</text:p>
          </table:table-cell>
          <table:table-cell table:style-name="ce2" office:value-type="float" office:value="0.06078664" calcext:value-type="float">
            <text:p>0,0607866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58:.A62])" office:value-type="float" office:value="64.934" calcext:value-type="float">
            <text:p>64,934</text:p>
          </table:table-cell>
          <table:table-cell table:formula="of:=AVERAGEA([.B58:.B62])" office:value-type="float" office:value="15.108" calcext:value-type="float">
            <text:p>15,108</text:p>
          </table:table-cell>
          <table:table-cell table:formula="of:=AVERAGEA([.C58:.C62])" office:value-type="float" office:value="0.362" calcext:value-type="float">
            <text:p>0,362</text:p>
          </table:table-cell>
          <table:table-cell table:formula="of:=AVERAGEA([.D58:.D62])" office:value-type="float" office:value="82.998" calcext:value-type="float">
            <text:p>82,998</text:p>
          </table:table-cell>
          <table:table-cell table:formula="of:=AVERAGEA([.E58:.E62])" office:value-type="float" office:value="43.898" calcext:value-type="float">
            <text:p>43,898</text:p>
          </table:table-cell>
          <table:table-cell table:formula="of:=AVERAGEA([.F58:.F62])" office:value-type="float" office:value="0.050863414" calcext:value-type="float">
            <text:p>0,050863414</text:p>
          </table:table-cell>
          <table:table-cell table:formula="of:=STDEV([.A58:.A62])" office:value-type="float" office:value="10.7419472164036" calcext:value-type="float">
            <text:p>10,7419472164</text:p>
          </table:table-cell>
          <table:table-cell table:formula="of:=STDEV([.B58:.B62])" office:value-type="float" office:value="10.6105240209897" calcext:value-type="float">
            <text:p>10,610524021</text:p>
          </table:table-cell>
          <table:table-cell table:formula="of:=STDEV([.C58:.C62])" office:value-type="float" office:value="0.119874934827928" calcext:value-type="float">
            <text:p>0,1198749348</text:p>
          </table:table-cell>
          <table:table-cell table:formula="of:=STDEV([.D58:.D62])" office:value-type="float" office:value="9.53135195027442" calcext:value-type="float">
            <text:p>9,5313519503</text:p>
          </table:table-cell>
          <table:table-cell table:formula="of:=STDEV([.E58:.E62])" office:value-type="float" office:value="12.3901016944979" calcext:value-type="float">
            <text:p>12,3901016945</text:p>
          </table:table-cell>
          <table:table-cell table:formula="of:=STDEV([.F58:.F62])" office:value-type="float" office:value="0.0125155719789621" calcext:value-type="float">
            <text:p>0,012515572</text:p>
          </table:table-cell>
          <table:table-cell table:number-columns-repeated="999"/>
        </table:table-row>
        <table:table-row table:style-name="ro1">
          <table:table-cell office:value-type="float" office:value="48.15" calcext:value-type="float">
            <text:p>48,15</text:p>
          </table:table-cell>
          <table:table-cell office:value-type="float" office:value="10.99" calcext:value-type="float">
            <text:p>10,99</text:p>
          </table:table-cell>
          <table:table-cell office:value-type="float" office:value="0.33" calcext:value-type="float">
            <text:p>0,33</text:p>
          </table:table-cell>
          <table:table-cell office:value-type="float" office:value="85.33" calcext:value-type="float">
            <text:p>85,33</text:p>
          </table:table-cell>
          <table:table-cell office:value-type="float" office:value="37.14" calcext:value-type="float">
            <text:p>37,14</text:p>
          </table:table-cell>
          <table:table-cell office:value-type="float" office:value="0.06317414" calcext:value-type="float">
            <text:p>0,06317414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23" calcext:value-type="float">
            <text:p>69,23</text:p>
          </table:table-cell>
          <table:table-cell office:value-type="float" office:value="33.94" calcext:value-type="float">
            <text:p>33,94</text:p>
          </table:table-cell>
          <table:table-cell office:value-type="float" office:value="0.18" calcext:value-type="float">
            <text:p>0,18</text:p>
          </table:table-cell>
          <table:table-cell office:value-type="float" office:value="66.33" calcext:value-type="float">
            <text:p>66,33</text:p>
          </table:table-cell>
          <table:table-cell office:value-type="float" office:value="26.28" calcext:value-type="float">
            <text:p>26,28</text:p>
          </table:table-cell>
          <table:table-cell office:value-type="float" office:value="0.04465312" calcext:value-type="float">
            <text:p>0,0446531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89" calcext:value-type="float">
            <text:p>8,89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0.03261471" calcext:value-type="float">
            <text:p>0,0326147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45" calcext:value-type="float">
            <text:p>9,45</text:p>
          </table:table-cell>
          <table:table-cell office:value-type="float" office:value="0.47" calcext:value-type="float">
            <text:p>0,47</text:p>
          </table:table-cell>
          <table:table-cell office:value-type="float" office:value="89.33" calcext:value-type="float">
            <text:p>89,33</text:p>
          </table:table-cell>
          <table:table-cell office:value-type="float" office:value="54.29" calcext:value-type="float">
            <text:p>54,29</text:p>
          </table:table-cell>
          <table:table-cell office:value-type="float" office:value="0.05308846" calcext:value-type="float">
            <text:p>0,0530884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63.64" calcext:value-type="float">
            <text:p>63,64</text:p>
          </table:table-cell>
          <table:table-cell table:style-name="ce2" office:value-type="float" office:value="8.99" calcext:value-type="float">
            <text:p>8,99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3.58" calcext:value-type="float">
            <text:p>53,58</text:p>
          </table:table-cell>
          <table:table-cell table:style-name="ce2" office:value-type="float" office:value="0.03353098" calcext:value-type="float">
            <text:p>0,0335309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63:.A67])" office:value-type="float" office:value="66.254" calcext:value-type="float">
            <text:p>66,254</text:p>
          </table:table-cell>
          <table:table-cell table:formula="of:=AVERAGEA([.B63:.B67])" office:value-type="float" office:value="8.006" calcext:value-type="float">
            <text:p>8,006</text:p>
          </table:table-cell>
          <table:table-cell table:formula="of:=AVERAGEA([.C63:.C67])" office:value-type="float" office:value="0.484" calcext:value-type="float">
            <text:p>0,484</text:p>
          </table:table-cell>
          <table:table-cell table:formula="of:=AVERAGEA([.D63:.D67])" office:value-type="float" office:value="89.266" calcext:value-type="float">
            <text:p>89,266</text:p>
          </table:table-cell>
          <table:table-cell table:formula="of:=AVERAGEA([.E63:.E67])" office:value-type="float" office:value="56.902" calcext:value-type="float">
            <text:p>56,902</text:p>
          </table:table-cell>
          <table:table-cell table:formula="of:=AVERAGEA([.F63:.F67])" office:value-type="float" office:value="0.033043422" calcext:value-type="float">
            <text:p>0,033043422</text:p>
          </table:table-cell>
          <table:table-cell table:formula="of:=STDEV([.A63:.A67])" office:value-type="float" office:value="2.6377035466481" calcext:value-type="float">
            <text:p>2,6377035466</text:p>
          </table:table-cell>
          <table:table-cell table:formula="of:=STDEV([.B63:.B67])" office:value-type="float" office:value="1.54695830583762" calcext:value-type="float">
            <text:p>1,5469583058</text:p>
          </table:table-cell>
          <table:table-cell table:formula="of:=STDEV([.C63:.C67])" office:value-type="float" office:value="0.0450555213042752" calcext:value-type="float">
            <text:p>0,0450555213</text:p>
          </table:table-cell>
          <table:table-cell table:formula="of:=STDEV([.D63:.D67])" office:value-type="float" office:value="1.53583202206491" calcext:value-type="float">
            <text:p>1,5358320221</text:p>
          </table:table-cell>
          <table:table-cell table:formula="of:=STDEV([.E63:.E67])" office:value-type="float" office:value="3.22795910754768" calcext:value-type="float">
            <text:p>3,2279591075</text:p>
          </table:table-cell>
          <table:table-cell table:formula="of:=STDEV([.F63:.F67])" office:value-type="float" office:value="0.00418481552124702" calcext:value-type="float">
            <text:p>0,0041848155</text:p>
          </table:table-cell>
          <table:table-cell table:number-columns-repeated="999"/>
        </table:table-row>
        <table:table-row table:style-name="ro1">
          <table:table-cell office:value-type="float" office:value="68.57" calcext:value-type="float">
            <text:p>68,57</text:p>
          </table:table-cell>
          <table:table-cell office:value-type="float" office:value="7.17" calcext:value-type="float">
            <text:p>7,17</text:p>
          </table:table-cell>
          <table:table-cell office:value-type="float" office:value="0.52" calcext:value-type="float">
            <text:p>0,52</text:p>
          </table:table-cell>
          <table:table-cell office:value-type="float" office:value="90" calcext:value-type="float">
            <text:p>90</text:p>
          </table:table-cell>
          <table:table-cell office:value-type="float" office:value="61.54" calcext:value-type="float">
            <text:p>61,54</text:p>
          </table:table-cell>
          <table:table-cell office:value-type="float" office:value="0.02750439" calcext:value-type="float">
            <text:p>0,0275043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55" calcext:value-type="float">
            <text:p>6,55</text:p>
          </table:table-cell>
          <table:table-cell office:value-type="float" office:value="0.52" calcext:value-type="float">
            <text:p>0,52</text:p>
          </table:table-cell>
          <table:table-cell office:value-type="float" office:value="91" calcext:value-type="float">
            <text:p>91</text:p>
          </table:table-cell>
          <table:table-cell office:value-type="float" office:value="54.24" calcext:value-type="float">
            <text:p>54,24</text:p>
          </table:table-cell>
          <table:table-cell office:value-type="float" office:value="0.03881362" calcext:value-type="float">
            <text:p>0,0388136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5.62" calcext:value-type="float">
            <text:p>65,62</text:p>
          </table:table-cell>
          <table:table-cell office:value-type="float" office:value="7.09" calcext:value-type="float">
            <text:p>7,09</text:p>
          </table:table-cell>
          <table:table-cell office:value-type="float" office:value="0.51" calcext:value-type="float">
            <text:p>0,51</text:p>
          </table:table-cell>
          <table:table-cell office:value-type="float" office:value="90" calcext:value-type="float">
            <text:p>90</text:p>
          </table:table-cell>
          <table:table-cell office:value-type="float" office:value="58.33" calcext:value-type="float">
            <text:p>58,33</text:p>
          </table:table-cell>
          <table:table-cell office:value-type="float" office:value="0.03101393" calcext:value-type="float">
            <text:p>0,0310139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44" calcext:value-type="float">
            <text:p>69,44</text:p>
          </table:table-cell>
          <table:table-cell office:value-type="float" office:value="10.23" calcext:value-type="float">
            <text:p>10,23</text:p>
          </table:table-cell>
          <table:table-cell office:value-type="float" office:value="0.43" calcext:value-type="float">
            <text:p>0,43</text:p>
          </table:table-cell>
          <table:table-cell office:value-type="float" office:value="87.33" calcext:value-type="float">
            <text:p>87,33</text:p>
          </table:table-cell>
          <table:table-cell office:value-type="float" office:value="56.82" calcext:value-type="float">
            <text:p>56,82</text:p>
          </table:table-cell>
          <table:table-cell office:value-type="float" office:value="0.03435419" calcext:value-type="float">
            <text:p>0,0343541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1.43" calcext:value-type="float">
            <text:p>71,43</text:p>
          </table:table-cell>
          <table:table-cell table:style-name="ce2" office:value-type="float" office:value="18.11" calcext:value-type="float">
            <text:p>18,11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80.67" calcext:value-type="float">
            <text:p>80,67</text:p>
          </table:table-cell>
          <table:table-cell table:style-name="ce2" office:value-type="float" office:value="46.3" calcext:value-type="float">
            <text:p>46,3</text:p>
          </table:table-cell>
          <table:table-cell table:style-name="ce2" office:value-type="float" office:value="0.000117585" calcext:value-type="float">
            <text:p>0,00011758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68:.A72])" office:value-type="float" office:value="75.296" calcext:value-type="float">
            <text:p>75,296</text:p>
          </table:table-cell>
          <table:table-cell table:formula="of:=AVERAGEA([.B68:.B72])" office:value-type="float" office:value="10.552" calcext:value-type="float">
            <text:p>10,552</text:p>
          </table:table-cell>
          <table:table-cell table:formula="of:=AVERAGEA([.C68:.C72])" office:value-type="float" office:value="0.462" calcext:value-type="float">
            <text:p>0,462</text:p>
          </table:table-cell>
          <table:table-cell table:formula="of:=AVERAGEA([.D68:.D72])" office:value-type="float" office:value="87.868" calcext:value-type="float">
            <text:p>87,868</text:p>
          </table:table-cell>
          <table:table-cell table:formula="of:=AVERAGEA([.E68:.E72])" office:value-type="float" office:value="58.14" calcext:value-type="float">
            <text:p>58,14</text:p>
          </table:table-cell>
          <table:table-cell table:formula="of:=AVERAGEA([.F68:.F72])" office:value-type="float" office:value="0.0000497178576" calcext:value-type="float">
            <text:p>4,97178576E-05</text:p>
          </table:table-cell>
          <table:table-cell table:formula="of:=STDEV([.A68:.A72])" office:value-type="float" office:value="10.2384266369399" calcext:value-type="float">
            <text:p>10,2384266369</text:p>
          </table:table-cell>
          <table:table-cell table:formula="of:=STDEV([.B68:.B72])" office:value-type="float" office:value="4.82655881555379" calcext:value-type="float">
            <text:p>4,8265588156</text:p>
          </table:table-cell>
          <table:table-cell table:formula="of:=STDEV([.C68:.C72])" office:value-type="float" office:value="0.107563934476199" calcext:value-type="float">
            <text:p>0,1075639345</text:p>
          </table:table-cell>
          <table:table-cell table:formula="of:=STDEV([.D68:.D72])" office:value-type="float" office:value="4.28458516078278" calcext:value-type="float">
            <text:p>4,2845851608</text:p>
          </table:table-cell>
          <table:table-cell table:formula="of:=STDEV([.E68:.E72])" office:value-type="float" office:value="8.59625790678712" calcext:value-type="float">
            <text:p>8,5962579068</text:p>
          </table:table-cell>
          <table:table-cell table:formula="of:=STDEV([.F68:.F72])" office:value-type="float" office:value="0.0000463673908001966" calcext:value-type="float">
            <text:p>4,63673908001966E-05</text:p>
          </table:table-cell>
          <table:table-cell table:number-columns-repeated="999"/>
        </table:table-row>
        <table:table-row table:style-name="ro1">
          <table:table-cell office:value-type="float" office:value="75.68" calcext:value-type="float">
            <text:p>75,68</text:p>
          </table:table-cell>
          <table:table-cell office:value-type="float" office:value="5.7" calcext:value-type="float">
            <text:p>5,7</text:p>
          </table:table-cell>
          <table:table-cell office:value-type="float" office:value="0.6" calcext:value-type="float">
            <text:p>0,6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0.00002217634" calcext:value-type="float">
            <text:p>2,217634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8.79" calcext:value-type="float">
            <text:p>78,79</text:p>
          </table:table-cell>
          <table:table-cell office:value-type="float" office:value="10.86" calcext:value-type="float">
            <text:p>10,86</text:p>
          </table:table-cell>
          <table:table-cell office:value-type="float" office:value="0.45" calcext:value-type="float">
            <text:p>0,45</text:p>
          </table:table-cell>
          <table:table-cell office:value-type="float" office:value="88" calcext:value-type="float">
            <text:p>88</text:p>
          </table:table-cell>
          <table:table-cell office:value-type="float" office:value="59.09" calcext:value-type="float">
            <text:p>59,09</text:p>
          </table:table-cell>
          <table:table-cell office:value-type="float" office:value="0.00007720658" calcext:value-type="float">
            <text:p>7,720658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1.29" calcext:value-type="float">
            <text:p>61,29</text:p>
          </table:table-cell>
          <table:table-cell office:value-type="float" office:value="7.06" calcext:value-type="float">
            <text:p>7,06</text:p>
          </table:table-cell>
          <table:table-cell office:value-type="float" office:value="0.49" calcext:value-type="float">
            <text:p>0,49</text:p>
          </table:table-cell>
          <table:table-cell office:value-type="float" office:value="89.67" calcext:value-type="float">
            <text:p>89,67</text:p>
          </table:table-cell>
          <table:table-cell office:value-type="float" office:value="55.07" calcext:value-type="float">
            <text:p>55,07</text:p>
          </table:table-cell>
          <table:table-cell office:value-type="float" office:value="0.000006317718" calcext:value-type="float">
            <text:p>6,317718E-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89.29" calcext:value-type="float">
            <text:p>89,29</text:p>
          </table:table-cell>
          <table:table-cell office:value-type="float" office:value="11.03" calcext:value-type="float">
            <text:p>11,03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60.24" calcext:value-type="float">
            <text:p>60,24</text:p>
          </table:table-cell>
          <table:table-cell office:value-type="float" office:value="0.00002530365" calcext:value-type="float">
            <text:p>2,530365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7.78" calcext:value-type="float">
            <text:p>77,78</text:p>
          </table:table-cell>
          <table:table-cell table:style-name="ce2" office:value-type="float" office:value="9.93" calcext:value-type="float">
            <text:p>9,93</text:p>
          </table:table-cell>
          <table:table-cell table:style-name="ce2" office:value-type="float" office:value="0.47" calcext:value-type="float">
            <text:p>0,47</text:p>
          </table:table-cell>
          <table:table-cell table:style-name="ce2" office:value-type="float" office:value="89.33" calcext:value-type="float">
            <text:p>89,33</text:p>
          </table:table-cell>
          <table:table-cell table:style-name="ce2" office:value-type="float" office:value="46.67" calcext:value-type="float">
            <text:p>46,67</text:p>
          </table:table-cell>
          <table:table-cell table:style-name="ce2" office:value-type="float" office:value="0.0007040565" calcext:value-type="float">
            <text:p>0,000704056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73:.A77])" office:value-type="float" office:value="76.89" calcext:value-type="float">
            <text:p>76,89</text:p>
          </table:table-cell>
          <table:table-cell table:formula="of:=AVERAGEA([.B73:.B77])" office:value-type="float" office:value="8.404" calcext:value-type="float">
            <text:p>8,404</text:p>
          </table:table-cell>
          <table:table-cell table:formula="of:=AVERAGEA([.C73:.C77])" office:value-type="float" office:value="0.516" calcext:value-type="float">
            <text:p>0,516</text:p>
          </table:table-cell>
          <table:table-cell table:formula="of:=AVERAGEA([.D73:.D77])" office:value-type="float" office:value="90.266" calcext:value-type="float">
            <text:p>90,266</text:p>
          </table:table-cell>
          <table:table-cell table:formula="of:=AVERAGEA([.E73:.E77])" office:value-type="float" office:value="59.126" calcext:value-type="float">
            <text:p>59,126</text:p>
          </table:table-cell>
          <table:table-cell table:formula="of:=AVERAGEA([.F73:.F77])" office:value-type="float" office:value="0.0131933751" calcext:value-type="float">
            <text:p>0,0131933751</text:p>
          </table:table-cell>
          <table:table-cell table:formula="of:=STDEV([.A73:.A77])" office:value-type="float" office:value="15.0029347129153" calcext:value-type="float">
            <text:p>15,0029347129</text:p>
          </table:table-cell>
          <table:table-cell table:formula="of:=STDEV([.B73:.B77])" office:value-type="float" office:value="3.23439020527827" calcext:value-type="float">
            <text:p>3,2343902053</text:p>
          </table:table-cell>
          <table:table-cell table:formula="of:=STDEV([.C73:.C77])" office:value-type="float" office:value="0.0709224929059886" calcext:value-type="float">
            <text:p>0,0709224929</text:p>
          </table:table-cell>
          <table:table-cell table:formula="of:=STDEV([.D73:.D77])" office:value-type="float" office:value="1.97945194435228" calcext:value-type="float">
            <text:p>1,9794519444</text:p>
          </table:table-cell>
          <table:table-cell table:formula="of:=STDEV([.E73:.E77])" office:value-type="float" office:value="8.86539508425879" calcext:value-type="float">
            <text:p>8,8653950843</text:p>
          </table:table-cell>
          <table:table-cell table:formula="of:=STDEV([.F73:.F77])" office:value-type="float" office:value="0.0205792575581516" calcext:value-type="float">
            <text:p>0,0205792576</text:p>
          </table:table-cell>
          <table:table-cell table:number-columns-repeated="999"/>
        </table:table-row>
        <table:table-row table:style-name="ro1">
          <table:table-cell office:value-type="float" office:value="97.97" calcext:value-type="float">
            <text:p>97,97</text:p>
          </table:table-cell>
          <table:table-cell office:value-type="float" office:value="11.99" calcext:value-type="float">
            <text:p>11,99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65.98" calcext:value-type="float">
            <text:p>65,98</text:p>
          </table:table-cell>
          <table:table-cell office:value-type="float" office:value="0.04927764" calcext:value-type="float">
            <text:p>0,04927764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.47" calcext:value-type="float">
            <text:p>76,47</text:p>
          </table:table-cell>
          <table:table-cell office:value-type="float" office:value="10.15" calcext:value-type="float">
            <text:p>10,15</text:p>
          </table:table-cell>
          <table:table-cell office:value-type="float" office:value="0.46" calcext:value-type="float">
            <text:p>0,46</text:p>
          </table:table-cell>
          <table:table-cell office:value-type="float" office:value="88.33" calcext:value-type="float">
            <text:p>88,33</text:p>
          </table:table-cell>
          <table:table-cell office:value-type="float" office:value="59.77" calcext:value-type="float">
            <text:p>59,77</text:p>
          </table:table-cell>
          <table:table-cell office:value-type="float" office:value="0.004618791" calcext:value-type="float">
            <text:p>0,0046187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55.56" calcext:value-type="float">
            <text:p>55,56</text:p>
          </table:table-cell>
          <table:table-cell office:value-type="float" office:value="4.76" calcext:value-type="float">
            <text:p>4,76</text:p>
          </table:table-cell>
          <table:table-cell office:value-type="float" office:value="0.56" calcext:value-type="float">
            <text:p>0,56</text:p>
          </table:table-cell>
          <table:table-cell office:value-type="float" office:value="91.67" calcext:value-type="float">
            <text:p>91,67</text:p>
          </table:table-cell>
          <table:table-cell office:value-type="float" office:value="54.55" calcext:value-type="float">
            <text:p>54,55</text:p>
          </table:table-cell>
          <table:table-cell office:value-type="float" office:value="0.000701378" calcext:value-type="float">
            <text:p>0,000701378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.67" calcext:value-type="float">
            <text:p>76,67</text:p>
          </table:table-cell>
          <table:table-cell office:value-type="float" office:value="5.19" calcext:value-type="float">
            <text:p>5,19</text:p>
          </table:table-cell>
          <table:table-cell office:value-type="float" office:value="0.62" calcext:value-type="float">
            <text:p>0,62</text:p>
          </table:table-cell>
          <table:table-cell office:value-type="float" office:value="93" calcext:value-type="float">
            <text:p>93</text:p>
          </table:table-cell>
          <table:table-cell office:value-type="float" office:value="68.66" calcext:value-type="float">
            <text:p>68,66</text:p>
          </table:table-cell>
          <table:table-cell office:value-type="float" office:value="0.01066501" calcext:value-type="float">
            <text:p>0,0106650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3.33" calcext:value-type="float">
            <text:p>73,33</text:p>
          </table:table-cell>
          <table:table-cell table:style-name="ce2" office:value-type="float" office:value="7.78" calcext:value-type="float">
            <text:p>7,78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90.33" calcext:value-type="float">
            <text:p>90,33</text:p>
          </table:table-cell>
          <table:table-cell table:style-name="ce2" office:value-type="float" office:value="60.27" calcext:value-type="float">
            <text:p>60,27</text:p>
          </table:table-cell>
          <table:table-cell table:style-name="ce2" office:value-type="float" office:value="0.08874346" calcext:value-type="float">
            <text:p>0,08874346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78:.A82])" office:value-type="float" office:value="67.374" calcext:value-type="float">
            <text:p>67,374</text:p>
          </table:table-cell>
          <table:table-cell table:formula="of:=AVERAGEA([.B78:.B82])" office:value-type="float" office:value="7.274" calcext:value-type="float">
            <text:p>7,274</text:p>
          </table:table-cell>
          <table:table-cell table:formula="of:=AVERAGEA([.C78:.C82])" office:value-type="float" office:value="0.512" calcext:value-type="float">
            <text:p>0,512</text:p>
          </table:table-cell>
          <table:table-cell table:formula="of:=AVERAGEA([.D78:.D82])" office:value-type="float" office:value="90.2" calcext:value-type="float">
            <text:p>90,2</text:p>
          </table:table-cell>
          <table:table-cell table:formula="of:=AVERAGEA([.E78:.E82])" office:value-type="float" office:value="58.13" calcext:value-type="float">
            <text:p>58,13</text:p>
          </table:table-cell>
          <table:table-cell table:formula="of:=AVERAGEA([.F78:.F82])" office:value-type="float" office:value="0.063203422" calcext:value-type="float">
            <text:p>0,063203422</text:p>
          </table:table-cell>
          <table:table-cell table:formula="of:=STDEV([.A78:.A82])" office:value-type="float" office:value="5.19959902300168" calcext:value-type="float">
            <text:p>5,199599023</text:p>
          </table:table-cell>
          <table:table-cell table:formula="of:=STDEV([.B78:.B82])" office:value-type="float" office:value="1.98384223163033" calcext:value-type="float">
            <text:p>1,9838422316</text:p>
          </table:table-cell>
          <table:table-cell table:formula="of:=STDEV([.C78:.C82])" office:value-type="float" office:value="0.0454972526643093" calcext:value-type="float">
            <text:p>0,0454972527</text:p>
          </table:table-cell>
          <table:table-cell table:formula="of:=STDEV([.D78:.D82])" office:value-type="float" office:value="1.4624978632463" calcext:value-type="float">
            <text:p>1,4624978632</text:p>
          </table:table-cell>
          <table:table-cell table:formula="of:=STDEV([.E78:.E82])" office:value-type="float" office:value="2.4707589926984" calcext:value-type="float">
            <text:p>2,4707589927</text:p>
          </table:table-cell>
          <table:table-cell table:formula="of:=STDEV([.F78:.F82])" office:value-type="float" office:value="0.0160989615382366" calcext:value-type="float">
            <text:p>0,0160989615</text:p>
          </table:table-cell>
          <table:table-cell table:number-columns-repeated="999"/>
        </table:table-row>
        <table:table-row table:style-name="ro1">
          <table:table-cell office:value-type="float" office:value="64.52" calcext:value-type="float">
            <text:p>64,52</text:p>
          </table:table-cell>
          <table:table-cell office:value-type="float" office:value="5.58" calcext:value-type="float">
            <text:p>5,58</text:p>
          </table:table-cell>
          <table:table-cell office:value-type="float" office:value="0.56" calcext:value-type="float">
            <text:p>0,56</text:p>
          </table:table-cell>
          <table:table-cell office:value-type="float" office:value="91.33" calcext:value-type="float">
            <text:p>91,33</text:p>
          </table:table-cell>
          <table:table-cell office:value-type="float" office:value="60.61" calcext:value-type="float">
            <text:p>60,61</text:p>
          </table:table-cell>
          <table:table-cell office:value-type="float" office:value="0.04904622" calcext:value-type="float">
            <text:p>0,0490462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2.96" calcext:value-type="float">
            <text:p>62,96</text:p>
          </table:table-cell>
          <table:table-cell office:value-type="float" office:value="6.59" calcext:value-type="float">
            <text:p>6,59</text:p>
          </table:table-cell>
          <table:table-cell office:value-type="float" office:value="0.51" calcext:value-type="float">
            <text:p>0,51</text:p>
          </table:table-cell>
          <table:table-cell office:value-type="float" office:value="90.67" calcext:value-type="float">
            <text:p>90,67</text:p>
          </table:table-cell>
          <table:table-cell office:value-type="float" office:value="54.84" calcext:value-type="float">
            <text:p>54,84</text:p>
          </table:table-cell>
          <table:table-cell office:value-type="float" office:value="0.05143975" calcext:value-type="float">
            <text:p>0,0514397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3.33" calcext:value-type="float">
            <text:p>63,33</text:p>
          </table:table-cell>
          <table:table-cell office:value-type="float" office:value="5.93" calcext:value-type="float">
            <text:p>5,93</text:p>
          </table:table-cell>
          <table:table-cell office:value-type="float" office:value="0.54" calcext:value-type="float">
            <text:p>0,54</text:p>
          </table:table-cell>
          <table:table-cell office:value-type="float" office:value="91" calcext:value-type="float">
            <text:p>91</text:p>
          </table:table-cell>
          <table:table-cell office:value-type="float" office:value="58.46" calcext:value-type="float">
            <text:p>58,46</text:p>
          </table:table-cell>
          <table:table-cell office:value-type="float" office:value="0.05862258" calcext:value-type="float">
            <text:p>0,05862258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2.73" calcext:value-type="float">
            <text:p>72,73</text:p>
          </table:table-cell>
          <table:table-cell office:value-type="float" office:value="10.49" calcext:value-type="float">
            <text:p>10,49</text:p>
          </table:table-cell>
          <table:table-cell office:value-type="float" office:value="0.44" calcext:value-type="float">
            <text:p>0,44</text:p>
          </table:table-cell>
          <table:table-cell office:value-type="float" office:value="87.67" calcext:value-type="float">
            <text:p>87,67</text:p>
          </table:table-cell>
          <table:table-cell office:value-type="float" office:value="56.47" calcext:value-type="float">
            <text:p>56,47</text:p>
          </table:table-cell>
          <table:table-cell office:value-type="float" office:value="0.0681651" calcext:value-type="float">
            <text:p>0,068165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 table:number-rows-repeated="20">
          <table:table-cell table:style-name="Default" table:number-columns-repeated="13"/>
          <table:table-cell table:number-columns-repeated="1011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0 cons" table:style-name="ta1">
        <table:shapes>
          <draw:frame draw:z-index="0" draw:style-name="gr1" draw:text-style-name="P1" svg:width="194.49mm" svg:height="114.02mm" svg:x="400.68mm" svg:y="35.53mm">
            <loext:p draw:notify-on-update-of-ranges="'2000 cons'.N1:'2000 cons'.N2 '2000 cons'.N3:'2000 cons'.N82 '2000 cons'.O1:'2000 cons'.O2 '2000 cons'.O3:'2000 cons'.O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4.49mm" svg:height="114.02mm" svg:x="197.11mm" svg:y="44.43mm">
            <loext:p draw:notify-on-update-of-ranges="'2000 cons'.N63:'2000 cons'.N119 '2000 cons'.O63:'2000 cons'.O1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office:value-type="string" calcext:value-type="string">
            <text:p>More info</text:p>
          </table:table-cell>
          <table:table-cell table:number-columns-repeated="998"/>
        </table:table-row>
        <table:table-row table:style-name="ro1">
          <table:table-cell table:style-name="ce2" office:value-type="float" office:value="54.79" calcext:value-type="float">
            <text:p>54,79</text:p>
          </table:table-cell>
          <table:table-cell table:style-name="ce2" office:value-type="float" office:value="12.9" calcext:value-type="float">
            <text:p>12,9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83.17" calcext:value-type="float">
            <text:p>83,17</text:p>
          </table:table-cell>
          <table:table-cell table:style-name="ce2" office:value-type="float" office:value="44.2" calcext:value-type="float">
            <text:p>44,2</text:p>
          </table:table-cell>
          <table:table-cell table:style-name="ce2" office:value-type="float" office:value="0.03822593" calcext:value-type="float">
            <text:p>0,0382259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3:.A7])" office:value-type="float" office:value="61.61" calcext:value-type="float">
            <text:p>61,61</text:p>
          </table:table-cell>
          <table:table-cell table:formula="of:=AVERAGEA(['2000 cons'.B3:.B7])" office:value-type="float" office:value="10.686" calcext:value-type="float">
            <text:p>10,686</text:p>
          </table:table-cell>
          <table:table-cell table:formula="of:=AVERAGEA(['2000 cons'.C3:.C7])" office:value-type="float" office:value="0.396" calcext:value-type="float">
            <text:p>0,396</text:p>
          </table:table-cell>
          <table:table-cell table:formula="of:=AVERAGEA(['2000 cons'.D3:.D7])" office:value-type="float" office:value="86.468" calcext:value-type="float">
            <text:p>86,468</text:p>
          </table:table-cell>
          <table:table-cell table:formula="of:=AVERAGEA(['2000 cons'.E3:.E7])" office:value-type="float" office:value="47.998" calcext:value-type="float">
            <text:p>47,998</text:p>
          </table:table-cell>
          <table:table-cell table:formula="of:=AVERAGEA(['2000 cons'.F3:.F7])" office:value-type="float" office:value="0.03335012" calcext:value-type="float">
            <text:p>0,03335012</text:p>
          </table:table-cell>
          <table:table-cell table:formula="of:=STDEV(['2000 cons'.A3:.A7])" office:value-type="float" office:value="5.69766180112509" calcext:value-type="float">
            <text:p>5,6976618011</text:p>
          </table:table-cell>
          <table:table-cell table:formula="of:=STDEV(['2000 cons'.B3:.B7])" office:value-type="float" office:value="2.63039540753857" calcext:value-type="float">
            <text:p>2,6303954075</text:p>
          </table:table-cell>
          <table:table-cell table:formula="of:=STDEV(['2000 cons'.C3:.C7])" office:value-type="float" office:value="0.0634822809924155" calcext:value-type="float">
            <text:p>0,063482281</text:p>
          </table:table-cell>
          <table:table-cell table:formula="of:=STDEV(['2000 cons'.D3:.D7])" office:value-type="float" office:value="2.56566170801998" calcext:value-type="float">
            <text:p>2,565661708</text:p>
          </table:table-cell>
          <table:table-cell table:formula="of:=STDEV(['2000 cons'.E3:.E7])" office:value-type="float" office:value="3.77297230310534" calcext:value-type="float">
            <text:p>3,7729723031</text:p>
          </table:table-cell>
          <table:table-cell table:formula="of:=STDEV(['2000 cons'.F3:.F7])" office:value-type="float" office:value="0.00767696156079344" calcext:value-type="float">
            <text:p>0,0076769616</text:p>
          </table:table-cell>
          <table:table-cell table:number-columns-repeated="999"/>
        </table:table-row>
        <table:table-row table:style-name="ro1">
          <table:table-cell office:value-type="float" office:value="59.68" calcext:value-type="float">
            <text:p>59,68</text:p>
          </table:table-cell>
          <table:table-cell office:value-type="float" office:value="7.06" calcext:value-type="float">
            <text:p>7,06</text:p>
          </table:table-cell>
          <table:table-cell office:value-type="float" office:value="0.48" calcext:value-type="float">
            <text:p>0,48</text:p>
          </table:table-cell>
          <table:table-cell office:value-type="float" office:value="89.5" calcext:value-type="float">
            <text:p>89,5</text:p>
          </table:table-cell>
          <table:table-cell office:value-type="float" office:value="54.01" calcext:value-type="float">
            <text:p>54,01</text:p>
          </table:table-cell>
          <table:table-cell office:value-type="float" office:value="0.02491128" calcext:value-type="float">
            <text:p>0,02491128</text:p>
          </table:table-cell>
          <table:table-cell table:number-columns-repeated="1018"/>
        </table:table-row>
        <table:table-row table:style-name="ro1">
          <table:table-cell office:value-type="float" office:value="59.65" calcext:value-type="float">
            <text:p>59,65</text:p>
          </table:table-cell>
          <table:table-cell office:value-type="float" office:value="8.84" calcext:value-type="float">
            <text:p>8,84</text:p>
          </table:table-cell>
          <table:table-cell office:value-type="float" office:value="0.43" calcext:value-type="float">
            <text:p>0,43</text:p>
          </table:table-cell>
          <table:table-cell office:value-type="float" office:value="88.17" calcext:value-type="float">
            <text:p>88,17</text:p>
          </table:table-cell>
          <table:table-cell office:value-type="float" office:value="48.92" calcext:value-type="float">
            <text:p>48,92</text:p>
          </table:table-cell>
          <table:table-cell office:value-type="float" office:value="0.02579619" calcext:value-type="float">
            <text:p>0,02579619</text:p>
          </table:table-cell>
          <table:table-cell table:number-columns-repeated="1018"/>
        </table:table-row>
        <table:table-row table:style-name="ro1">
          <table:table-cell office:value-type="float" office:value="63.93" calcext:value-type="float">
            <text:p>63,93</text:p>
          </table:table-cell>
          <table:table-cell office:value-type="float" office:value="12.99" calcext:value-type="float">
            <text:p>12,99</text:p>
          </table:table-cell>
          <table:table-cell office:value-type="float" office:value="0.35" calcext:value-type="float">
            <text:p>0,35</text:p>
          </table:table-cell>
          <table:table-cell office:value-type="float" office:value="84.67" calcext:value-type="float">
            <text:p>84,67</text:p>
          </table:table-cell>
          <table:table-cell office:value-type="float" office:value="45.88" calcext:value-type="float">
            <text:p>45,88</text:p>
          </table:table-cell>
          <table:table-cell office:value-type="float" office:value="0.03559951" calcext:value-type="float">
            <text:p>0,03559951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64" calcext:value-type="float">
            <text:p>11,64</text:p>
          </table:table-cell>
          <table:table-cell office:value-type="float" office:value="0.4" calcext:value-type="float">
            <text:p>0,4</text:p>
          </table:table-cell>
          <table:table-cell office:value-type="float" office:value="86.83" calcext:value-type="float">
            <text:p>86,83</text:p>
          </table:table-cell>
          <table:table-cell office:value-type="float" office:value="46.98" calcext:value-type="float">
            <text:p>46,98</text:p>
          </table:table-cell>
          <table:table-cell office:value-type="float" office:value="0.04221769" calcext:value-type="float">
            <text:p>0,04221769</text:p>
          </table:table-cell>
          <table:table-cell table:number-columns-repeated="1018"/>
        </table:table-row>
        <table:table-row table:style-name="ro1">
          <table:table-cell table:style-name="ce2" office:value-type="float" office:value="64.41" calcext:value-type="float">
            <text:p>64,41</text:p>
          </table:table-cell>
          <table:table-cell table:style-name="ce2" office:value-type="float" office:value="15.53" calcext:value-type="float">
            <text:p>15,53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82.5" calcext:value-type="float">
            <text:p>82,5</text:p>
          </table:table-cell>
          <table:table-cell table:style-name="ce2" office:value-type="float" office:value="41.99" calcext:value-type="float">
            <text:p>41,99</text:p>
          </table:table-cell>
          <table:table-cell table:style-name="ce2" office:value-type="float" office:value="0.0001223875" calcext:value-type="float">
            <text:p>0,000122387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:.A12])" office:value-type="float" office:value="67.314" calcext:value-type="float">
            <text:p>67,314</text:p>
          </table:table-cell>
          <table:table-cell table:formula="of:=AVERAGEA(['2000 cons'.B8:.B12])" office:value-type="float" office:value="14.586" calcext:value-type="float">
            <text:p>14,586</text:p>
          </table:table-cell>
          <table:table-cell table:formula="of:=AVERAGEA(['2000 cons'.C8:.C12])" office:value-type="float" office:value="0.344" calcext:value-type="float">
            <text:p>0,344</text:p>
          </table:table-cell>
          <table:table-cell table:formula="of:=AVERAGEA(['2000 cons'.D8:.D12])" office:value-type="float" office:value="83.634" calcext:value-type="float">
            <text:p>83,634</text:p>
          </table:table-cell>
          <table:table-cell table:formula="of:=AVERAGEA(['2000 cons'.E8:.E12])" office:value-type="float" office:value="45.404" calcext:value-type="float">
            <text:p>45,404</text:p>
          </table:table-cell>
          <table:table-cell table:formula="of:=AVERAGEA(['2000 cons'.F8:.F12])" office:value-type="float" office:value="0.000116867664" calcext:value-type="float">
            <text:p>0,0001168677</text:p>
          </table:table-cell>
          <table:table-cell table:formula="of:=STDEV(['2000 cons'.A8:.A12])" office:value-type="float" office:value="3.9534769507359" calcext:value-type="float">
            <text:p>3,9534769507</text:p>
          </table:table-cell>
          <table:table-cell table:formula="of:=STDEV(['2000 cons'.B8:.B12])" office:value-type="float" office:value="2.12502470573874" calcext:value-type="float">
            <text:p>2,1250247057</text:p>
          </table:table-cell>
          <table:table-cell table:formula="of:=STDEV(['2000 cons'.C8:.C12])" office:value-type="float" office:value="0.0391152144312159" calcext:value-type="float">
            <text:p>0,0391152144</text:p>
          </table:table-cell>
          <table:table-cell table:formula="of:=STDEV(['2000 cons'.D8:.D12])" office:value-type="float" office:value="2.10635467098967" calcext:value-type="float">
            <text:p>2,106354671</text:p>
          </table:table-cell>
          <table:table-cell table:formula="of:=STDEV(['2000 cons'.E8:.E12])" office:value-type="float" office:value="5.02366698737088" calcext:value-type="float">
            <text:p>5,0236669874</text:p>
          </table:table-cell>
          <table:table-cell table:formula="of:=STDEV(['2000 cons'.F8:.F12])" office:value-type="float" office:value="0.0000635341970004448" calcext:value-type="float">
            <text:p>6,35341970004448E-05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.04" calcext:value-type="float">
            <text:p>17,04</text:p>
          </table:table-cell>
          <table:table-cell office:value-type="float" office:value="0.3" calcext:value-type="float">
            <text:p>0,3</text:p>
          </table:table-cell>
          <table:table-cell office:value-type="float" office:value="81.17" calcext:value-type="float">
            <text:p>81,17</text:p>
          </table:table-cell>
          <table:table-cell office:value-type="float" office:value="40.84" calcext:value-type="float">
            <text:p>40,84</text:p>
          </table:table-cell>
          <table:table-cell office:value-type="float" office:value="0.0002233317" calcext:value-type="float">
            <text:p>0,0002233317</text:p>
          </table:table-cell>
          <table:table-cell table:number-columns-repeated="1018"/>
        </table:table-row>
        <table:table-row table:style-name="ro1">
          <table:table-cell office:value-type="float" office:value="65.86" calcext:value-type="float">
            <text:p>65,86</text:p>
          </table:table-cell>
          <table:table-cell office:value-type="float" office:value="15.62" calcext:value-type="float">
            <text:p>15,62</text:p>
          </table:table-cell>
          <table:table-cell office:value-type="float" office:value="0.33" calcext:value-type="float">
            <text:p>0,33</text:p>
          </table:table-cell>
          <table:table-cell office:value-type="float" office:value="82.83" calcext:value-type="float">
            <text:p>82,83</text:p>
          </table:table-cell>
          <table:table-cell office:value-type="float" office:value="42.46" calcext:value-type="float">
            <text:p>42,46</text:p>
          </table:table-cell>
          <table:table-cell office:value-type="float" office:value="0.00009814524" calcext:value-type="float">
            <text:p>9,814524E-05</text:p>
          </table:table-cell>
          <table:table-cell table:number-columns-repeated="1018"/>
        </table:table-row>
        <table:table-row table:style-name="ro1">
          <table:table-cell office:value-type="float" office:value="67.16" calcext:value-type="float">
            <text:p>67,16</text:p>
          </table:table-cell>
          <table:table-cell office:value-type="float" office:value="12.01" calcext:value-type="float">
            <text:p>12,01</text:p>
          </table:table-cell>
          <table:table-cell office:value-type="float" office:value="0.38" calcext:value-type="float">
            <text:p>0,38</text:p>
          </table:table-cell>
          <table:table-cell office:value-type="float" office:value="85.67" calcext:value-type="float">
            <text:p>85,67</text:p>
          </table:table-cell>
          <table:table-cell office:value-type="float" office:value="51.14" calcext:value-type="float">
            <text:p>51,14</text:p>
          </table:table-cell>
          <table:table-cell office:value-type="float" office:value="0.00007663769" calcext:value-type="float">
            <text:p>7,663769E-05</text:p>
          </table:table-cell>
          <table:table-cell table:number-columns-repeated="1018"/>
        </table:table-row>
        <table:table-row table:style-name="ro1">
          <table:table-cell office:value-type="float" office:value="74.14" calcext:value-type="float">
            <text:p>74,14</text:p>
          </table:table-cell>
          <table:table-cell office:value-type="float" office:value="12.73" calcext:value-type="float">
            <text:p>12,73</text:p>
          </table:table-cell>
          <table:table-cell office:value-type="float" office:value="0.39" calcext:value-type="float">
            <text:p>0,39</text:p>
          </table:table-cell>
          <table:table-cell office:value-type="float" office:value="86" calcext:value-type="float">
            <text:p>86</text:p>
          </table:table-cell>
          <table:table-cell office:value-type="float" office:value="50.59" calcext:value-type="float">
            <text:p>50,59</text:p>
          </table:table-cell>
          <table:table-cell office:value-type="float" office:value="0.00006383619" calcext:value-type="float">
            <text:p>6,383619E-05</text:p>
          </table:table-cell>
          <table:table-cell table:number-columns-repeated="1018"/>
        </table:table-row>
        <table:table-row table:style-name="ro1">
          <table:table-cell table:style-name="ce2" office:value-type="float" office:value="72.73" calcext:value-type="float">
            <text:p>72,73</text:p>
          </table:table-cell>
          <table:table-cell table:style-name="ce2" office:value-type="float" office:value="12.17" calcext:value-type="float">
            <text:p>12,17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6.17" calcext:value-type="float">
            <text:p>86,17</text:p>
          </table:table-cell>
          <table:table-cell table:style-name="ce2" office:value-type="float" office:value="53.63" calcext:value-type="float">
            <text:p>53,63</text:p>
          </table:table-cell>
          <table:table-cell table:style-name="ce2" office:value-type="float" office:value="0.0004029392" calcext:value-type="float">
            <text:p>0,000402939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:.A17])" office:value-type="float" office:value="71.748" calcext:value-type="float">
            <text:p>71,748</text:p>
          </table:table-cell>
          <table:table-cell table:formula="of:=AVERAGEA(['2000 cons'.B13:.B17])" office:value-type="float" office:value="13.434" calcext:value-type="float">
            <text:p>13,434</text:p>
          </table:table-cell>
          <table:table-cell table:formula="of:=AVERAGEA(['2000 cons'.C13:.C17])" office:value-type="float" office:value="0.378" calcext:value-type="float">
            <text:p>0,378</text:p>
          </table:table-cell>
          <table:table-cell table:formula="of:=AVERAGEA(['2000 cons'.D13:.D17])" office:value-type="float" office:value="85.202" calcext:value-type="float">
            <text:p>85,202</text:p>
          </table:table-cell>
          <table:table-cell table:formula="of:=AVERAGEA(['2000 cons'.E13:.E17])" office:value-type="float" office:value="47.322" calcext:value-type="float">
            <text:p>47,322</text:p>
          </table:table-cell>
          <table:table-cell table:formula="of:=AVERAGEA(['2000 cons'.F13:.F17])" office:value-type="float" office:value="0.00123017558" calcext:value-type="float">
            <text:p>0,0012301756</text:p>
          </table:table-cell>
          <table:table-cell table:formula="of:=STDEV(['2000 cons'.A13:.A17])" office:value-type="float" office:value="2.73131287112993" calcext:value-type="float">
            <text:p>2,7313128711</text:p>
          </table:table-cell>
          <table:table-cell table:formula="of:=STDEV(['2000 cons'.B13:.B17])" office:value-type="float" office:value="2.65966727242338" calcext:value-type="float">
            <text:p>2,6596672724</text:p>
          </table:table-cell>
          <table:table-cell table:formula="of:=STDEV(['2000 cons'.C13:.C17])" office:value-type="float" office:value="0.0465832587954085" calcext:value-type="float">
            <text:p>0,0465832588</text:p>
          </table:table-cell>
          <table:table-cell table:formula="of:=STDEV(['2000 cons'.D13:.D17])" office:value-type="float" office:value="2.21023075718351" calcext:value-type="float">
            <text:p>2,2102307572</text:p>
          </table:table-cell>
          <table:table-cell table:formula="of:=STDEV(['2000 cons'.E13:.E17])" office:value-type="float" office:value="5.30785926716223" calcext:value-type="float">
            <text:p>5,3078592672</text:p>
          </table:table-cell>
          <table:table-cell table:formula="of:=STDEV(['2000 cons'.F13:.F17])" office:value-type="float" office:value="0.00102490872426961" calcext:value-type="float">
            <text:p>0,0010249087</text:p>
          </table:table-cell>
          <table:table-cell table:number-columns-repeated="999"/>
        </table:table-row>
        <table:table-row table:style-name="ro1">
          <table:table-cell office:value-type="float" office:value="67.92" calcext:value-type="float">
            <text:p>67,92</text:p>
          </table:table-cell>
          <table:table-cell office:value-type="float" office:value="9.32" calcext:value-type="float">
            <text:p>9,32</text:p>
          </table:table-cell>
          <table:table-cell office:value-type="float" office:value="0.45" calcext:value-type="float">
            <text:p>0,45</text:p>
          </table:table-cell>
          <table:table-cell office:value-type="float" office:value="88.67" calcext:value-type="float">
            <text:p>88,67</text:p>
          </table:table-cell>
          <table:table-cell office:value-type="float" office:value="51.43" calcext:value-type="float">
            <text:p>51,43</text:p>
          </table:table-cell>
          <table:table-cell office:value-type="float" office:value="0.0003154567" calcext:value-type="float">
            <text:p>0,0003154567</text:p>
          </table:table-cell>
          <table:table-cell table:number-columns-repeated="1018"/>
        </table:table-row>
        <table:table-row table:style-name="ro1">
          <table:table-cell office:value-type="float" office:value="72.88" calcext:value-type="float">
            <text:p>72,88</text:p>
          </table:table-cell>
          <table:table-cell office:value-type="float" office:value="15.16" calcext:value-type="float">
            <text:p>15,16</text:p>
          </table:table-cell>
          <table:table-cell office:value-type="float" office:value="0.35" calcext:value-type="float">
            <text:p>0,35</text:p>
          </table:table-cell>
          <table:table-cell office:value-type="float" office:value="83.67" calcext:value-type="float">
            <text:p>83,67</text:p>
          </table:table-cell>
          <table:table-cell office:value-type="float" office:value="46.74" calcext:value-type="float">
            <text:p>46,74</text:p>
          </table:table-cell>
          <table:table-cell office:value-type="float" office:value="0.001184819" calcext:value-type="float">
            <text:p>0,001184819</text:p>
          </table:table-cell>
          <table:table-cell table:number-columns-repeated="1018"/>
        </table:table-row>
        <table:table-row table:style-name="ro1">
          <table:table-cell office:value-type="float" office:value="70.21" calcext:value-type="float">
            <text:p>70,21</text:p>
          </table:table-cell>
          <table:table-cell office:value-type="float" office:value="15.01" calcext:value-type="float">
            <text:p>15,01</text:p>
          </table:table-cell>
          <table:table-cell office:value-type="float" office:value="0.34" calcext:value-type="float">
            <text:p>0,34</text:p>
          </table:table-cell>
          <table:table-cell office:value-type="float" office:value="83.83" calcext:value-type="float">
            <text:p>83,83</text:p>
          </table:table-cell>
          <table:table-cell office:value-type="float" office:value="40.49" calcext:value-type="float">
            <text:p>40,49</text:p>
          </table:table-cell>
          <table:table-cell office:value-type="float" office:value="0.002859162" calcext:value-type="float">
            <text:p>0,002859162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51" calcext:value-type="float">
            <text:p>15,51</text:p>
          </table:table-cell>
          <table:table-cell office:value-type="float" office:value="0.35" calcext:value-type="float">
            <text:p>0,35</text:p>
          </table:table-cell>
          <table:table-cell office:value-type="float" office:value="83.67" calcext:value-type="float">
            <text:p>83,67</text:p>
          </table:table-cell>
          <table:table-cell office:value-type="float" office:value="44.32" calcext:value-type="float">
            <text:p>44,32</text:p>
          </table:table-cell>
          <table:table-cell office:value-type="float" office:value="0.001388501" calcext:value-type="float">
            <text:p>0,001388501</text:p>
          </table:table-cell>
          <table:table-cell table:number-columns-repeated="1018"/>
        </table:table-row>
        <table:table-row table:style-name="ro1">
          <table:table-cell table:style-name="ce2" office:value-type="float" office:value="56.67" calcext:value-type="float">
            <text:p>56,67</text:p>
          </table:table-cell>
          <table:table-cell table:style-name="ce2" office:value-type="float" office:value="14.07" calcext:value-type="float">
            <text:p>14,07</text:p>
          </table:table-cell>
          <table:table-cell table:style-name="ce2" office:value-type="float" office:value="0.31" calcext:value-type="float">
            <text:p>0,3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05140524" calcext:value-type="float">
            <text:p>0,0514052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8:.A22])" office:value-type="float" office:value="49.496" calcext:value-type="float">
            <text:p>49,496</text:p>
          </table:table-cell>
          <table:table-cell table:formula="of:=AVERAGEA(['2000 cons'.B18:.B22])" office:value-type="float" office:value="27.358" calcext:value-type="float">
            <text:p>27,358</text:p>
          </table:table-cell>
          <table:table-cell table:formula="of:=AVERAGEA(['2000 cons'.C18:.C22])" office:value-type="float" office:value="0.186" calcext:value-type="float">
            <text:p>0,186</text:p>
          </table:table-cell>
          <table:table-cell table:formula="of:=AVERAGEA(['2000 cons'.D18:.D22])" office:value-type="float" office:value="70.298" calcext:value-type="float">
            <text:p>70,298</text:p>
          </table:table-cell>
          <table:table-cell table:formula="of:=AVERAGEA(['2000 cons'.E18:.E22])" office:value-type="float" office:value="26.476" calcext:value-type="float">
            <text:p>26,476</text:p>
          </table:table-cell>
          <table:table-cell table:formula="of:=AVERAGEA(['2000 cons'.F18:.F22])" office:value-type="float" office:value="0.060413484" calcext:value-type="float">
            <text:p>0,060413484</text:p>
          </table:table-cell>
          <table:table-cell table:formula="of:=STDEV(['2000 cons'.A18:.A22])" office:value-type="float" office:value="15.2170342051268" calcext:value-type="float">
            <text:p>15,2170342051</text:p>
          </table:table-cell>
          <table:table-cell table:formula="of:=STDEV(['2000 cons'.B18:.B22])" office:value-type="float" office:value="14.3342690779823" calcext:value-type="float">
            <text:p>14,334269078</text:p>
          </table:table-cell>
          <table:table-cell table:formula="of:=STDEV(['2000 cons'.C18:.C22])" office:value-type="float" office:value="0.0712741187248218" calcext:value-type="float">
            <text:p>0,0712741187</text:p>
          </table:table-cell>
          <table:table-cell table:formula="of:=STDEV(['2000 cons'.D18:.D22])" office:value-type="float" office:value="11.9317085951678" calcext:value-type="float">
            <text:p>11,9317085952</text:p>
          </table:table-cell>
          <table:table-cell table:formula="of:=STDEV(['2000 cons'.E18:.E22])" office:value-type="float" office:value="7.66533299994201" calcext:value-type="float">
            <text:p>7,6653329999</text:p>
          </table:table-cell>
          <table:table-cell table:formula="of:=STDEV(['2000 cons'.F18:.F22])" office:value-type="float" office:value="0.00924705688868788" calcext:value-type="float">
            <text:p>0,0092470569</text:p>
          </table:table-cell>
          <table:table-cell table:number-columns-repeated="999"/>
        </table:table-row>
        <table:table-row table:style-name="ro1">
          <table:table-cell office:value-type="float" office:value="25.42" calcext:value-type="float">
            <text:p>25,42</text:p>
          </table:table-cell>
          <table:table-cell office:value-type="float" office:value="12.57" calcext:value-type="float">
            <text:p>12,57</text:p>
          </table:table-cell>
          <table:table-cell office:value-type="float" office:value="0.18" calcext:value-type="float">
            <text:p>0,18</text:p>
          </table:table-cell>
          <table:table-cell office:value-type="float" office:value="81.33" calcext:value-type="float">
            <text:p>81,33</text:p>
          </table:table-cell>
          <table:table-cell office:value-type="float" office:value="21.13" calcext:value-type="float">
            <text:p>21,13</text:p>
          </table:table-cell>
          <table:table-cell office:value-type="float" office:value="0.05064259" calcext:value-type="float">
            <text:p>0,05064259</text:p>
          </table:table-cell>
          <table:table-cell table:number-columns-repeated="1018"/>
        </table:table-row>
        <table:table-row table:style-name="ro1">
          <table:table-cell office:value-type="float" office:value="44.62" calcext:value-type="float">
            <text:p>44,62</text:p>
          </table:table-cell>
          <table:table-cell office:value-type="float" office:value="26.54" calcext:value-type="float">
            <text:p>26,54</text:p>
          </table:table-cell>
          <table:table-cell office:value-type="float" office:value="0.16" calcext:value-type="float">
            <text:p>0,16</text:p>
          </table:table-cell>
          <table:table-cell office:value-type="float" office:value="70.33" calcext:value-type="float">
            <text:p>70,33</text:p>
          </table:table-cell>
          <table:table-cell office:value-type="float" office:value="24.58" calcext:value-type="float">
            <text:p>24,58</text:p>
          </table:table-cell>
          <table:table-cell office:value-type="float" office:value="0.06795546" calcext:value-type="float">
            <text:p>0,06795546</text:p>
          </table:table-cell>
          <table:table-cell table:number-columns-repeated="1018"/>
        </table:table-row>
        <table:table-row table:style-name="ro1">
          <table:table-cell office:value-type="float" office:value="64.52" calcext:value-type="float">
            <text:p>64,52</text:p>
          </table:table-cell>
          <table:table-cell office:value-type="float" office:value="43.87" calcext:value-type="float">
            <text:p>43,87</text:p>
          </table:table-cell>
          <table:table-cell office:value-type="float" office:value="0.14" calcext:value-type="float">
            <text:p>0,14</text:p>
          </table:table-cell>
          <table:table-cell office:value-type="float" office:value="57" calcext:value-type="float">
            <text:p>57</text:p>
          </table:table-cell>
          <table:table-cell office:value-type="float" office:value="23.67" calcext:value-type="float">
            <text:p>23,67</text:p>
          </table:table-cell>
          <table:table-cell office:value-type="float" office:value="0.07079626" calcext:value-type="float">
            <text:p>0,07079626</text:p>
          </table:table-cell>
          <table:table-cell table:number-columns-repeated="1018"/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39.74" calcext:value-type="float">
            <text:p>39,74</text:p>
          </table:table-cell>
          <table:table-cell office:value-type="float" office:value="0.14" calcext:value-type="float">
            <text:p>0,14</text:p>
          </table:table-cell>
          <table:table-cell office:value-type="float" office:value="59.83" calcext:value-type="float">
            <text:p>59,83</text:p>
          </table:table-cell>
          <table:table-cell office:value-type="float" office:value="23" calcext:value-type="float">
            <text:p>23</text:p>
          </table:table-cell>
          <table:table-cell office:value-type="float" office:value="0.06126787" calcext:value-type="float">
            <text:p>0,06126787</text:p>
          </table:table-cell>
          <table:table-cell table:number-columns-repeated="1018"/>
        </table:table-row>
        <table:table-row table:style-name="ro1">
          <table:table-cell table:style-name="ce2" office:value-type="float" office:value="55.08" calcext:value-type="float">
            <text:p>55,08</text:p>
          </table:table-cell>
          <table:table-cell table:style-name="ce2" office:value-type="float" office:value="8.7" calcext:value-type="float">
            <text:p>8,7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87.67" calcext:value-type="float">
            <text:p>87,67</text:p>
          </table:table-cell>
          <table:table-cell table:style-name="ce2" office:value-type="float" office:value="47.14" calcext:value-type="float">
            <text:p>47,14</text:p>
          </table:table-cell>
          <table:table-cell table:style-name="ce2" office:value-type="float" office:value="0.03805722" calcext:value-type="float">
            <text:p>0,0380572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23:.A27])" office:value-type="float" office:value="61.066" calcext:value-type="float">
            <text:p>61,066</text:p>
          </table:table-cell>
          <table:table-cell table:formula="of:=AVERAGEA(['2000 cons'.B23:.B27])" office:value-type="float" office:value="9.306" calcext:value-type="float">
            <text:p>9,306</text:p>
          </table:table-cell>
          <table:table-cell table:formula="of:=AVERAGEA(['2000 cons'.C23:.C27])" office:value-type="float" office:value="0.422" calcext:value-type="float">
            <text:p>0,422</text:p>
          </table:table-cell>
          <table:table-cell table:formula="of:=AVERAGEA(['2000 cons'.D23:.D27])" office:value-type="float" office:value="87.8" calcext:value-type="float">
            <text:p>87,8</text:p>
          </table:table-cell>
          <table:table-cell table:formula="of:=AVERAGEA(['2000 cons'.E23:.E27])" office:value-type="float" office:value="49.15" calcext:value-type="float">
            <text:p>49,15</text:p>
          </table:table-cell>
          <table:table-cell table:formula="of:=AVERAGEA(['2000 cons'.F23:.F27])" office:value-type="float" office:value="0.041434826" calcext:value-type="float">
            <text:p>0,041434826</text:p>
          </table:table-cell>
          <table:table-cell table:formula="of:=STDEV(['2000 cons'.A23:.A27])" office:value-type="float" office:value="7.31754945319811" calcext:value-type="float">
            <text:p>7,3175494532</text:p>
          </table:table-cell>
          <table:table-cell table:formula="of:=STDEV(['2000 cons'.B23:.B27])" office:value-type="float" office:value="1.48043236927595" calcext:value-type="float">
            <text:p>1,4804323693</text:p>
          </table:table-cell>
          <table:table-cell table:formula="of:=STDEV(['2000 cons'.C23:.C27])" office:value-type="float" office:value="0.0396232255123179" calcext:value-type="float">
            <text:p>0,0396232255</text:p>
          </table:table-cell>
          <table:table-cell table:formula="of:=STDEV(['2000 cons'.D23:.D27])" office:value-type="float" office:value="1.26645173615105" calcext:value-type="float">
            <text:p>1,2664517362</text:p>
          </table:table-cell>
          <table:table-cell table:formula="of:=STDEV(['2000 cons'.E23:.E27])" office:value-type="float" office:value="4.47049214293013" calcext:value-type="float">
            <text:p>4,4704921429</text:p>
          </table:table-cell>
          <table:table-cell table:formula="of:=STDEV(['2000 cons'.F23:.F27])" office:value-type="float" office:value="0.00679457310279903" calcext:value-type="float">
            <text:p>0,0067945731</text:p>
          </table:table-cell>
          <table:table-cell table:number-columns-repeated="999"/>
        </table:table-row>
        <table:table-row table:style-name="ro1">
          <table:table-cell office:value-type="float" office:value="59.93" calcext:value-type="float">
            <text:p>59,93</text:p>
          </table:table-cell>
          <table:table-cell office:value-type="float" office:value="11.4" calcext:value-type="float">
            <text:p>11,4</text:p>
          </table:table-cell>
          <table:table-cell office:value-type="float" office:value="0.36" calcext:value-type="float">
            <text:p>0,36</text:p>
          </table:table-cell>
          <table:table-cell office:value-type="float" office:value="85.83" calcext:value-type="float">
            <text:p>85,83</text:p>
          </table:table-cell>
          <table:table-cell office:value-type="float" office:value="43.71" calcext:value-type="float">
            <text:p>43,71</text:p>
          </table:table-cell>
          <table:table-cell office:value-type="float" office:value="0.04430851" calcext:value-type="float">
            <text:p>0,04430851</text:p>
          </table:table-cell>
          <table:table-cell table:number-columns-repeated="1018"/>
        </table:table-row>
        <table:table-row table:style-name="ro1">
          <table:table-cell office:value-type="float" office:value="58.49" calcext:value-type="float">
            <text:p>58,49</text:p>
          </table:table-cell>
          <table:table-cell office:value-type="float" office:value="7.68" calcext:value-type="float">
            <text:p>7,68</text:p>
          </table:table-cell>
          <table:table-cell office:value-type="float" office:value="0.46" calcext:value-type="float">
            <text:p>0,46</text:p>
          </table:table-cell>
          <table:table-cell office:value-type="float" office:value="89.33" calcext:value-type="float">
            <text:p>89,33</text:p>
          </table:table-cell>
          <table:table-cell office:value-type="float" office:value="49" calcext:value-type="float">
            <text:p>49</text:p>
          </table:table-cell>
          <table:table-cell office:value-type="float" office:value="0.0315443" calcext:value-type="float">
            <text:p>0,0315443</text:p>
          </table:table-cell>
          <table:table-cell table:number-columns-repeated="1018"/>
        </table:table-row>
        <table:table-row table:style-name="ro1">
          <table:table-cell office:value-type="float" office:value="58.06" calcext:value-type="float">
            <text:p>58,06</text:p>
          </table:table-cell>
          <table:table-cell office:value-type="float" office:value="8.55" calcext:value-type="float">
            <text:p>8,55</text:p>
          </table:table-cell>
          <table:table-cell office:value-type="float" office:value="0.43" calcext:value-type="float">
            <text:p>0,43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0.0440675" calcext:value-type="float">
            <text:p>0,0440675</text:p>
          </table:table-cell>
          <table:table-cell table:number-columns-repeated="1018"/>
        </table:table-row>
        <table:table-row table:style-name="ro1">
          <table:table-cell office:value-type="float" office:value="73.77" calcext:value-type="float">
            <text:p>73,77</text:p>
          </table:table-cell>
          <table:table-cell office:value-type="float" office:value="10.2" calcext:value-type="float">
            <text:p>10,2</text:p>
          </table:table-cell>
          <table:table-cell office:value-type="float" office:value="0.45" calcext:value-type="float">
            <text:p>0,45</text:p>
          </table:table-cell>
          <table:table-cell office:value-type="float" office:value="88.17" calcext:value-type="float">
            <text:p>88,17</text:p>
          </table:table-cell>
          <table:table-cell office:value-type="float" office:value="55.9" calcext:value-type="float">
            <text:p>55,9</text:p>
          </table:table-cell>
          <table:table-cell office:value-type="float" office:value="0.0491966" calcext:value-type="float">
            <text:p>0,0491966</text:p>
          </table:table-cell>
          <table:table-cell table:number-columns-repeated="1018"/>
        </table:table-row>
        <table:table-row table:style-name="ro1">
          <table:table-cell table:style-name="ce2" office:value-type="float" office:value="69.84" calcext:value-type="float">
            <text:p>69,84</text:p>
          </table:table-cell>
          <table:table-cell table:style-name="ce2" office:value-type="float" office:value="10.99" calcext:value-type="float">
            <text:p>10,99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53.01" calcext:value-type="float">
            <text:p>53,01</text:p>
          </table:table-cell>
          <table:table-cell table:style-name="ce2" office:value-type="float" office:value="0.0007525718" calcext:value-type="float">
            <text:p>0,000752571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28:.A32])" office:value-type="float" office:value="71.278" calcext:value-type="float">
            <text:p>71,278</text:p>
          </table:table-cell>
          <table:table-cell table:formula="of:=AVERAGEA(['2000 cons'.B28:.B32])" office:value-type="float" office:value="12.834" calcext:value-type="float">
            <text:p>12,834</text:p>
          </table:table-cell>
          <table:table-cell table:formula="of:=AVERAGEA(['2000 cons'.C28:.C32])" office:value-type="float" office:value="0.386" calcext:value-type="float">
            <text:p>0,386</text:p>
          </table:table-cell>
          <table:table-cell table:formula="of:=AVERAGEA(['2000 cons'.D28:.D32])" office:value-type="float" office:value="85.598" calcext:value-type="float">
            <text:p>85,598</text:p>
          </table:table-cell>
          <table:table-cell table:formula="of:=AVERAGEA(['2000 cons'.E28:.E32])" office:value-type="float" office:value="48.462" calcext:value-type="float">
            <text:p>48,462</text:p>
          </table:table-cell>
          <table:table-cell table:formula="of:=AVERAGEA(['2000 cons'.F28:.F32])" office:value-type="float" office:value="0.00092800406" calcext:value-type="float">
            <text:p>0,0009280041</text:p>
          </table:table-cell>
          <table:table-cell table:formula="of:=STDEV(['2000 cons'.A28:.A32])" office:value-type="float" office:value="10.0946134150843" calcext:value-type="float">
            <text:p>10,0946134151</text:p>
          </table:table-cell>
          <table:table-cell table:formula="of:=STDEV(['2000 cons'.B28:.B32])" office:value-type="float" office:value="3.12636050384469" calcext:value-type="float">
            <text:p>3,1263605038</text:p>
          </table:table-cell>
          <table:table-cell table:formula="of:=STDEV(['2000 cons'.C28:.C32])" office:value-type="float" office:value="0.0343511280746353" calcext:value-type="float">
            <text:p>0,0343511281</text:p>
          </table:table-cell>
          <table:table-cell table:formula="of:=STDEV(['2000 cons'.D28:.D32])" office:value-type="float" office:value="2.1919557477285" calcext:value-type="float">
            <text:p>2,1919557477</text:p>
          </table:table-cell>
          <table:table-cell table:formula="of:=STDEV(['2000 cons'.E28:.E32])" office:value-type="float" office:value="5.42132087225982" calcext:value-type="float">
            <text:p>5,4213208723</text:p>
          </table:table-cell>
          <table:table-cell table:formula="of:=STDEV(['2000 cons'.F28:.F32])" office:value-type="float" office:value="0.000706385174608937" calcext:value-type="float">
            <text:p>0,0007063852</text:p>
          </table:table-cell>
          <table:table-cell table:number-columns-repeated="999"/>
        </table:table-row>
        <table:table-row table:style-name="ro1">
          <table:table-cell office:value-type="float" office:value="71.19" calcext:value-type="float">
            <text:p>71,19</text:p>
          </table:table-cell>
          <table:table-cell office:value-type="float" office:value="14.23" calcext:value-type="float">
            <text:p>14,23</text:p>
          </table:table-cell>
          <table:table-cell office:value-type="float" office:value="0.36" calcext:value-type="float">
            <text:p>0,36</text:p>
          </table:table-cell>
          <table:table-cell office:value-type="float" office:value="84.33" calcext:value-type="float">
            <text:p>84,33</text:p>
          </table:table-cell>
          <table:table-cell office:value-type="float" office:value="47.19" calcext:value-type="float">
            <text:p>47,19</text:p>
          </table:table-cell>
          <table:table-cell office:value-type="float" office:value="0.0007593431" calcext:value-type="float">
            <text:p>0,0007593431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.45" calcext:value-type="float">
            <text:p>17,45</text:p>
          </table:table-cell>
          <table:table-cell office:value-type="float" office:value="0.34" calcext:value-type="float">
            <text:p>0,34</text:p>
          </table:table-cell>
          <table:table-cell office:value-type="float" office:value="82.33" calcext:value-type="float">
            <text:p>82,33</text:p>
          </table:table-cell>
          <table:table-cell office:value-type="float" office:value="43.01" calcext:value-type="float">
            <text:p>43,01</text:p>
          </table:table-cell>
          <table:table-cell office:value-type="float" office:value="0.002120862" calcext:value-type="float">
            <text:p>0,002120862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12" calcext:value-type="float">
            <text:p>12,12</text:p>
          </table:table-cell>
          <table:table-cell office:value-type="float" office:value="0.42" calcext:value-type="float">
            <text:p>0,42</text:p>
          </table:table-cell>
          <table:table-cell office:value-type="float" office:value="87" calcext:value-type="float">
            <text:p>87</text:p>
          </table:table-cell>
          <table:table-cell office:value-type="float" office:value="55.17" calcext:value-type="float">
            <text:p>55,17</text:p>
          </table:table-cell>
          <table:table-cell office:value-type="float" office:value="0.0007807374" calcext:value-type="float">
            <text:p>0,0007807374</text:p>
          </table:table-cell>
          <table:table-cell table:number-columns-repeated="1018"/>
        </table:table-row>
        <table:table-row table:style-name="ro1">
          <table:table-cell office:value-type="float" office:value="55.36" calcext:value-type="float">
            <text:p>55,36</text:p>
          </table:table-cell>
          <table:table-cell office:value-type="float" office:value="9.38" calcext:value-type="float">
            <text:p>9,38</text:p>
          </table:table-cell>
          <table:table-cell office:value-type="float" office:value="0.4" calcext:value-type="float">
            <text:p>0,4</text:p>
          </table:table-cell>
          <table:table-cell office:value-type="float" office:value="87.33" calcext:value-type="float">
            <text:p>87,33</text:p>
          </table:table-cell>
          <table:table-cell office:value-type="float" office:value="43.93" calcext:value-type="float">
            <text:p>43,93</text:p>
          </table:table-cell>
          <table:table-cell office:value-type="float" office:value="0.000226506" calcext:value-type="float">
            <text:p>0,000226506</text:p>
          </table:table-cell>
          <table:table-cell table:number-columns-repeated="1018"/>
        </table:table-row>
        <table:table-row table:style-name="ro1">
          <table:table-cell table:style-name="ce2" office:value-type="float" office:value="71.43" calcext:value-type="float">
            <text:p>71,43</text:p>
          </table:table-cell>
          <table:table-cell table:style-name="ce2" office:value-type="float" office:value="13.04" calcext:value-type="float">
            <text:p>13,04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85.33" calcext:value-type="float">
            <text:p>85,33</text:p>
          </table:table-cell>
          <table:table-cell table:style-name="ce2" office:value-type="float" office:value="50.56" calcext:value-type="float">
            <text:p>50,56</text:p>
          </table:table-cell>
          <table:table-cell table:style-name="ce2" office:value-type="float" office:value="0.007592366" calcext:value-type="float">
            <text:p>0,0075923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33:.A37])" office:value-type="float" office:value="69.544" calcext:value-type="float">
            <text:p>69,544</text:p>
          </table:table-cell>
          <table:table-cell table:formula="of:=AVERAGEA(['2000 cons'.B33:.B37])" office:value-type="float" office:value="11.964" calcext:value-type="float">
            <text:p>11,964</text:p>
          </table:table-cell>
          <table:table-cell table:formula="of:=AVERAGEA(['2000 cons'.C33:.C37])" office:value-type="float" office:value="0.394" calcext:value-type="float">
            <text:p>0,394</text:p>
          </table:table-cell>
          <table:table-cell table:formula="of:=AVERAGEA(['2000 cons'.D33:.D37])" office:value-type="float" office:value="86.266" calcext:value-type="float">
            <text:p>86,266</text:p>
          </table:table-cell>
          <table:table-cell table:formula="of:=AVERAGEA(['2000 cons'.E33:.E37])" office:value-type="float" office:value="49.488" calcext:value-type="float">
            <text:p>49,488</text:p>
          </table:table-cell>
          <table:table-cell table:formula="of:=AVERAGEA(['2000 cons'.F33:.F37])" office:value-type="float" office:value="0.00611259" calcext:value-type="float">
            <text:p>0,00611259</text:p>
          </table:table-cell>
          <table:table-cell table:formula="of:=STDEV(['2000 cons'.A33:.A37])" office:value-type="float" office:value="5.15155122269012" calcext:value-type="float">
            <text:p>5,1515512227</text:p>
          </table:table-cell>
          <table:table-cell table:formula="of:=STDEV(['2000 cons'.B33:.B37])" office:value-type="float" office:value="1.47354334853102" calcext:value-type="float">
            <text:p>1,4735433485</text:p>
          </table:table-cell>
          <table:table-cell table:formula="of:=STDEV(['2000 cons'.C33:.C37])" office:value-type="float" office:value="0.0364691650576209" calcext:value-type="float">
            <text:p>0,0364691651</text:p>
          </table:table-cell>
          <table:table-cell table:formula="of:=STDEV(['2000 cons'.D33:.D37])" office:value-type="float" office:value="1.64415023644435" calcext:value-type="float">
            <text:p>1,6441502364</text:p>
          </table:table-cell>
          <table:table-cell table:formula="of:=STDEV(['2000 cons'.E33:.E37])" office:value-type="float" office:value="4.31194503675545" calcext:value-type="float">
            <text:p>4,3119450368</text:p>
          </table:table-cell>
          <table:table-cell table:formula="of:=STDEV(['2000 cons'.F33:.F37])" office:value-type="float" office:value="0.00207381889078253" calcext:value-type="float">
            <text:p>0,0020738189</text:p>
          </table:table-cell>
          <table:table-cell table:number-columns-repeated="999"/>
        </table:table-row>
        <table:table-row table:style-name="ro1">
          <table:table-cell office:value-type="float" office:value="64.71" calcext:value-type="float">
            <text:p>64,71</text:p>
          </table:table-cell>
          <table:table-cell office:value-type="float" office:value="10.38" calcext:value-type="float">
            <text:p>10,38</text:p>
          </table:table-cell>
          <table:table-cell office:value-type="float" office:value="0.41" calcext:value-type="float">
            <text:p>0,41</text:p>
          </table:table-cell>
          <table:table-cell office:value-type="float" office:value="87.5" calcext:value-type="float">
            <text:p>87,5</text:p>
          </table:table-cell>
          <table:table-cell office:value-type="float" office:value="46.81" calcext:value-type="float">
            <text:p>46,81</text:p>
          </table:table-cell>
          <table:table-cell office:value-type="float" office:value="0.00366303" calcext:value-type="float">
            <text:p>0,00366303</text:p>
          </table:table-cell>
          <table:table-cell table:number-columns-repeated="1018"/>
        </table:table-row>
        <table:table-row table:style-name="ro1">
          <table:table-cell office:value-type="float" office:value="77.59" calcext:value-type="float">
            <text:p>77,59</text:p>
          </table:table-cell>
          <table:table-cell office:value-type="float" office:value="10.33" calcext:value-type="float">
            <text:p>10,33</text:p>
          </table:table-cell>
          <table:table-cell office:value-type="float" office:value="0.45" calcext:value-type="float">
            <text:p>0,45</text:p>
          </table:table-cell>
          <table:table-cell office:value-type="float" office:value="88.5" calcext:value-type="float">
            <text:p>88,5</text:p>
          </table:table-cell>
          <table:table-cell office:value-type="float" office:value="56.6" calcext:value-type="float">
            <text:p>56,6</text:p>
          </table:table-cell>
          <table:table-cell office:value-type="float" office:value="0.007647805" calcext:value-type="float">
            <text:p>0,007647805</text:p>
          </table:table-cell>
          <table:table-cell table:number-columns-repeated="1018"/>
        </table:table-row>
        <table:table-row table:style-name="ro1">
          <table:table-cell office:value-type="float" office:value="67.86" calcext:value-type="float">
            <text:p>67,86</text:p>
          </table:table-cell>
          <table:table-cell office:value-type="float" office:value="12.87" calcext:value-type="float">
            <text:p>12,87</text:p>
          </table:table-cell>
          <table:table-cell office:value-type="float" office:value="0.37" calcext:value-type="float">
            <text:p>0,37</text:p>
          </table:table-cell>
          <table:table-cell office:value-type="float" office:value="85.33" calcext:value-type="float">
            <text:p>85,33</text:p>
          </table:table-cell>
          <table:table-cell office:value-type="float" office:value="46.34" calcext:value-type="float">
            <text:p>46,34</text:p>
          </table:table-cell>
          <table:table-cell office:value-type="float" office:value="0.007632106" calcext:value-type="float">
            <text:p>0,007632106</text:p>
          </table:table-cell>
          <table:table-cell table:number-columns-repeated="1018"/>
        </table:table-row>
        <table:table-row table:style-name="ro1">
          <table:table-cell office:value-type="float" office:value="66.13" calcext:value-type="float">
            <text:p>66,13</text:p>
          </table:table-cell>
          <table:table-cell office:value-type="float" office:value="13.2" calcext:value-type="float">
            <text:p>13,2</text:p>
          </table:table-cell>
          <table:table-cell office:value-type="float" office:value="0.36" calcext:value-type="float">
            <text:p>0,36</text:p>
          </table:table-cell>
          <table:table-cell office:value-type="float" office:value="84.67" calcext:value-type="float">
            <text:p>84,67</text:p>
          </table:table-cell>
          <table:table-cell office:value-type="float" office:value="47.13" calcext:value-type="float">
            <text:p>47,13</text:p>
          </table:table-cell>
          <table:table-cell office:value-type="float" office:value="0.004027643" calcext:value-type="float">
            <text:p>0,004027643</text:p>
          </table:table-cell>
          <table:table-cell table:number-columns-repeated="1018"/>
        </table:table-row>
        <table:table-row table:style-name="ro1">
          <table:table-cell table:style-name="ce2" office:value-type="float" office:value="61.97" calcext:value-type="float">
            <text:p>61,97</text:p>
          </table:table-cell>
          <table:table-cell table:style-name="ce2" office:value-type="float" office:value="6.81" calcext:value-type="float">
            <text:p>6,81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9.9" calcext:value-type="float">
            <text:p>89,9</text:p>
          </table:table-cell>
          <table:table-cell table:style-name="ce2" office:value-type="float" office:value="58.28" calcext:value-type="float">
            <text:p>58,28</text:p>
          </table:table-cell>
          <table:table-cell table:style-name="ce2" office:value-type="float" office:value="0.007592366" calcext:value-type="float">
            <text:p>0,0075923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38:.A42])" office:value-type="float" office:value="67.058" calcext:value-type="float">
            <text:p>67,058</text:p>
          </table:table-cell>
          <table:table-cell table:formula="of:=AVERAGEA(['2000 cons'.B38:.B42])" office:value-type="float" office:value="9.15" calcext:value-type="float">
            <text:p>9,15</text:p>
          </table:table-cell>
          <table:table-cell table:formula="of:=AVERAGEA(['2000 cons'.C38:.C42])" office:value-type="float" office:value="0.436" calcext:value-type="float">
            <text:p>0,436</text:p>
          </table:table-cell>
          <table:table-cell table:formula="of:=AVERAGEA(['2000 cons'.D38:.D42])" office:value-type="float" office:value="88.446" calcext:value-type="float">
            <text:p>88,446</text:p>
          </table:table-cell>
          <table:table-cell table:formula="of:=AVERAGEA(['2000 cons'.E38:.E42])" office:value-type="float" office:value="54.576" calcext:value-type="float">
            <text:p>54,576</text:p>
          </table:table-cell>
          <table:table-cell table:formula="of:=AVERAGEA(['2000 cons'.F38:.F42])" office:value-type="float" office:value="0.0578773972" calcext:value-type="float">
            <text:p>0,0578773972</text:p>
          </table:table-cell>
          <table:table-cell table:formula="of:=STDEV(['2000 cons'.A38:.A42])" office:value-type="float" office:value="5.77376566895471" calcext:value-type="float">
            <text:p>5,773765669</text:p>
          </table:table-cell>
          <table:table-cell table:formula="of:=STDEV(['2000 cons'.B38:.B42])" office:value-type="float" office:value="2.18754428526601" calcext:value-type="float">
            <text:p>2,1875442853</text:p>
          </table:table-cell>
          <table:table-cell table:formula="of:=STDEV(['2000 cons'.C38:.C42])" office:value-type="float" office:value="0.049295030175465" calcext:value-type="float">
            <text:p>0,0492950302</text:p>
          </table:table-cell>
          <table:table-cell table:formula="of:=STDEV(['2000 cons'.D38:.D42])" office:value-type="float" office:value="1.62513999396975" calcext:value-type="float">
            <text:p>1,625139994</text:p>
          </table:table-cell>
          <table:table-cell table:formula="of:=STDEV(['2000 cons'.E38:.E42])" office:value-type="float" office:value="4.85523222925536" calcext:value-type="float">
            <text:p>4,8552322293</text:p>
          </table:table-cell>
          <table:table-cell table:formula="of:=STDEV(['2000 cons'.F38:.F42])" office:value-type="float" office:value="0.0285438972132018" calcext:value-type="float">
            <text:p>0,0285438972</text:p>
          </table:table-cell>
          <table:table-cell table:number-columns-repeated="999"/>
        </table:table-row>
        <table:table-row table:style-name="ro1">
          <table:table-cell office:value-type="float" office:value="66.15" calcext:value-type="float">
            <text:p>66,15</text:p>
          </table:table-cell>
          <table:table-cell office:value-type="float" office:value="9.91" calcext:value-type="float">
            <text:p>9,91</text:p>
          </table:table-cell>
          <table:table-cell office:value-type="float" office:value="0.43" calcext:value-type="float">
            <text:p>0,43</text:p>
          </table:table-cell>
          <table:table-cell office:value-type="float" office:value="87.5" calcext:value-type="float">
            <text:p>87,5</text:p>
          </table:table-cell>
          <table:table-cell office:value-type="float" office:value="53.42" calcext:value-type="float">
            <text:p>53,42</text:p>
          </table:table-cell>
          <table:table-cell office:value-type="float" office:value="0.06987224" calcext:value-type="float">
            <text:p>0,06987224</text:p>
          </table:table-cell>
          <table:table-cell table:number-columns-repeated="1018"/>
        </table:table-row>
        <table:table-row table:style-name="ro1">
          <table:table-cell office:value-type="float" office:value="64.15" calcext:value-type="float">
            <text:p>64,15</text:p>
          </table:table-cell>
          <table:table-cell office:value-type="float" office:value="10.79" calcext:value-type="float">
            <text:p>10,79</text:p>
          </table:table-cell>
          <table:table-cell office:value-type="float" office:value="0.4" calcext:value-type="float">
            <text:p>0,4</text:p>
          </table:table-cell>
          <table:table-cell office:value-type="float" office:value="87" calcext:value-type="float">
            <text:p>87</text:p>
          </table:table-cell>
          <table:table-cell office:value-type="float" office:value="46.58" calcext:value-type="float">
            <text:p>46,58</text:p>
          </table:table-cell>
          <table:table-cell office:value-type="float" office:value="0.07657806" calcext:value-type="float">
            <text:p>0,07657806</text:p>
          </table:table-cell>
          <table:table-cell table:number-columns-repeated="1018"/>
        </table:table-row>
        <table:table-row table:style-name="ro1">
          <table:table-cell office:value-type="float" office:value="76.92" calcext:value-type="float">
            <text:p>76,92</text:p>
          </table:table-cell>
          <table:table-cell office:value-type="float" office:value="11.4" calcext:value-type="float">
            <text:p>11,4</text:p>
          </table:table-cell>
          <table:table-cell office:value-type="float" office:value="0.43" calcext:value-type="float">
            <text:p>0,43</text:p>
          </table:table-cell>
          <table:table-cell office:value-type="float" office:value="87.33" calcext:value-type="float">
            <text:p>87,33</text:p>
          </table:table-cell>
          <table:table-cell office:value-type="float" office:value="56.82" calcext:value-type="float">
            <text:p>56,82</text:p>
          </table:table-cell>
          <table:table-cell office:value-type="float" office:value="0.06293053" calcext:value-type="float">
            <text:p>0,06293053</text:p>
          </table:table-cell>
          <table:table-cell table:number-columns-repeated="1018"/>
        </table:table-row>
        <table:table-row table:style-name="ro1">
          <table:table-cell office:value-type="float" office:value="66.1" calcext:value-type="float">
            <text:p>66,1</text:p>
          </table:table-cell>
          <table:table-cell office:value-type="float" office:value="6.84" calcext:value-type="float">
            <text:p>6,84</text:p>
          </table:table-cell>
          <table:table-cell office:value-type="float" office:value="0.52" calcext:value-type="float">
            <text:p>0,52</text:p>
          </table:table-cell>
          <table:table-cell office:value-type="float" office:value="90.5" calcext:value-type="float">
            <text:p>90,5</text:p>
          </table:table-cell>
          <table:table-cell office:value-type="float" office:value="57.78" calcext:value-type="float">
            <text:p>57,78</text:p>
          </table:table-cell>
          <table:table-cell office:value-type="float" office:value="0.07241379" calcext:value-type="float">
            <text:p>0,07241379</text:p>
          </table:table-cell>
          <table:table-cell table:number-columns-repeated="1018"/>
        </table:table-row>
        <table:table-row table:style-name="ro1">
          <table:table-cell table:style-name="ce2" office:value-type="float" office:value="66.04" calcext:value-type="float">
            <text:p>66,04</text:p>
          </table:table-cell>
          <table:table-cell table:style-name="ce2" office:value-type="float" office:value="9.69" calcext:value-type="float">
            <text:p>9,69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8.17" calcext:value-type="float">
            <text:p>88,17</text:p>
          </table:table-cell>
          <table:table-cell table:style-name="ce2" office:value-type="float" office:value="49.65" calcext:value-type="float">
            <text:p>49,65</text:p>
          </table:table-cell>
          <table:table-cell table:style-name="ce2" office:value-type="float" office:value="0.02802983" calcext:value-type="float">
            <text:p>0,0280298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43:.A47])" office:value-type="float" office:value="66.328" calcext:value-type="float">
            <text:p>66,328</text:p>
          </table:table-cell>
          <table:table-cell table:formula="of:=AVERAGEA(['2000 cons'.B43:.B47])" office:value-type="float" office:value="7.548" calcext:value-type="float">
            <text:p>7,548</text:p>
          </table:table-cell>
          <table:table-cell table:formula="of:=AVERAGEA(['2000 cons'.C43:.C47])" office:value-type="float" office:value="0.498" calcext:value-type="float">
            <text:p>0,498</text:p>
          </table:table-cell>
          <table:table-cell table:formula="of:=AVERAGEA(['2000 cons'.D43:.D47])" office:value-type="float" office:value="89.84" calcext:value-type="float">
            <text:p>89,84</text:p>
          </table:table-cell>
          <table:table-cell table:formula="of:=AVERAGEA(['2000 cons'.E43:.E47])" office:value-type="float" office:value="56.492" calcext:value-type="float">
            <text:p>56,492</text:p>
          </table:table-cell>
          <table:table-cell table:formula="of:=AVERAGEA(['2000 cons'.F43:.F47])" office:value-type="float" office:value="0.023503642" calcext:value-type="float">
            <text:p>0,023503642</text:p>
          </table:table-cell>
          <table:table-cell table:formula="of:=STDEV(['2000 cons'.A43:.A47])" office:value-type="float" office:value="4.56763833944852" calcext:value-type="float">
            <text:p>4,5676383394</text:p>
          </table:table-cell>
          <table:table-cell table:formula="of:=STDEV(['2000 cons'.B43:.B47])" office:value-type="float" office:value="1.42944744569361" calcext:value-type="float">
            <text:p>1,4294474457</text:p>
          </table:table-cell>
          <table:table-cell table:formula="of:=STDEV(['2000 cons'.C43:.C47])" office:value-type="float" office:value="0.0576194411635517" calcext:value-type="float">
            <text:p>0,0576194412</text:p>
          </table:table-cell>
          <table:table-cell table:formula="of:=STDEV(['2000 cons'.D43:.D47])" office:value-type="float" office:value="1.44910317093021" calcext:value-type="float">
            <text:p>1,4491031709</text:p>
          </table:table-cell>
          <table:table-cell table:formula="of:=STDEV(['2000 cons'.E43:.E47])" office:value-type="float" office:value="5.52725700506138" calcext:value-type="float">
            <text:p>5,5272570051</text:p>
          </table:table-cell>
          <table:table-cell table:formula="of:=STDEV(['2000 cons'.F43:.F47])" office:value-type="float" office:value="0.00519878149601616" calcext:value-type="float">
            <text:p>0,0051987815</text:p>
          </table:table-cell>
          <table:table-cell table:number-columns-repeated="999"/>
        </table:table-row>
        <table:table-row table:style-name="ro1">
          <table:table-cell office:value-type="float" office:value="64.52" calcext:value-type="float">
            <text:p>64,52</text:p>
          </table:table-cell>
          <table:table-cell office:value-type="float" office:value="7.25" calcext:value-type="float">
            <text:p>7,25</text:p>
          </table:table-cell>
          <table:table-cell office:value-type="float" office:value="0.5" calcext:value-type="float">
            <text:p>0,5</text:p>
          </table:table-cell>
          <table:table-cell office:value-type="float" office:value="89.93" calcext:value-type="float">
            <text:p>89,93</text:p>
          </table:table-cell>
          <table:table-cell office:value-type="float" office:value="56.74" calcext:value-type="float">
            <text:p>56,74</text:p>
          </table:table-cell>
          <table:table-cell office:value-type="float" office:value="0.02957922" calcext:value-type="float">
            <text:p>0,02957922</text:p>
          </table:table-cell>
          <table:table-cell table:number-columns-repeated="1018"/>
        </table:table-row>
        <table:table-row table:style-name="ro1">
          <table:table-cell office:value-type="float" office:value="62.3" calcext:value-type="float">
            <text:p>62,3</text:p>
          </table:table-cell>
          <table:table-cell office:value-type="float" office:value="8.16" calcext:value-type="float">
            <text:p>8,16</text:p>
          </table:table-cell>
          <table:table-cell office:value-type="float" office:value="0.46" calcext:value-type="float">
            <text:p>0,46</text:p>
          </table:table-cell>
          <table:table-cell office:value-type="float" office:value="88.93" calcext:value-type="float">
            <text:p>88,93</text:p>
          </table:table-cell>
          <table:table-cell office:value-type="float" office:value="53.15" calcext:value-type="float">
            <text:p>53,15</text:p>
          </table:table-cell>
          <table:table-cell office:value-type="float" office:value="0.02049906" calcext:value-type="float">
            <text:p>0,02049906</text:p>
          </table:table-cell>
          <table:table-cell table:number-columns-repeated="1018"/>
        </table:table-row>
        <table:table-row table:style-name="ro1">
          <table:table-cell office:value-type="float" office:value="64.64" calcext:value-type="float">
            <text:p>64,64</text:p>
          </table:table-cell>
          <table:table-cell office:value-type="float" office:value="6.55" calcext:value-type="float">
            <text:p>6,55</text:p>
          </table:table-cell>
          <table:table-cell office:value-type="float" office:value="0.52" calcext:value-type="float">
            <text:p>0,52</text:p>
          </table:table-cell>
          <table:table-cell office:value-type="float" office:value="90.17" calcext:value-type="float">
            <text:p>90,17</text:p>
          </table:table-cell>
          <table:table-cell office:value-type="float" office:value="58.74" calcext:value-type="float">
            <text:p>58,74</text:p>
          </table:table-cell>
          <table:table-cell office:value-type="float" office:value="0.02223726" calcext:value-type="float">
            <text:p>0,02223726</text:p>
          </table:table-cell>
          <table:table-cell table:number-columns-repeated="1018"/>
        </table:table-row>
        <table:table-row table:style-name="ro1">
          <table:table-cell office:value-type="float" office:value="74.14" calcext:value-type="float">
            <text:p>74,14</text:p>
          </table:table-cell>
          <table:table-cell office:value-type="float" office:value="6.09" calcext:value-type="float">
            <text:p>6,09</text:p>
          </table:table-cell>
          <table:table-cell office:value-type="float" office:value="0.58" calcext:value-type="float">
            <text:p>0,58</text:p>
          </table:table-cell>
          <table:table-cell office:value-type="float" office:value="92" calcext:value-type="float">
            <text:p>92</text:p>
          </table:table-cell>
          <table:table-cell office:value-type="float" office:value="64.18" calcext:value-type="float">
            <text:p>64,18</text:p>
          </table:table-cell>
          <table:table-cell office:value-type="float" office:value="0.01717284" calcext:value-type="float">
            <text:p>0,01717284</text:p>
          </table:table-cell>
          <table:table-cell table:number-columns-repeated="1018"/>
        </table:table-row>
        <table:table-row table:style-name="ro1">
          <table:table-cell table:style-name="ce2" office:value-type="float" office:value="63.35" calcext:value-type="float">
            <text:p>63,35</text:p>
          </table:table-cell>
          <table:table-cell table:style-name="ce2" office:value-type="float" office:value="12.64" calcext:value-type="float">
            <text:p>12,64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85.5" calcext:value-type="float">
            <text:p>85,5</text:p>
          </table:table-cell>
          <table:table-cell table:style-name="ce2" office:value-type="float" office:value="49.71" calcext:value-type="float">
            <text:p>49,71</text:p>
          </table:table-cell>
          <table:table-cell table:style-name="ce2" office:value-type="float" office:value="0.0000137346" calcext:value-type="float">
            <text:p>1,37346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48:.A52])" office:value-type="float" office:value="71.748" calcext:value-type="float">
            <text:p>71,748</text:p>
          </table:table-cell>
          <table:table-cell table:formula="of:=AVERAGEA(['2000 cons'.B48:.B52])" office:value-type="float" office:value="10.988" calcext:value-type="float">
            <text:p>10,988</text:p>
          </table:table-cell>
          <table:table-cell table:formula="of:=AVERAGEA(['2000 cons'.C48:.C52])" office:value-type="float" office:value="0.424" calcext:value-type="float">
            <text:p>0,424</text:p>
          </table:table-cell>
          <table:table-cell table:formula="of:=AVERAGEA(['2000 cons'.D48:.D52])" office:value-type="float" office:value="87.402" calcext:value-type="float">
            <text:p>87,402</text:p>
          </table:table-cell>
          <table:table-cell table:formula="of:=AVERAGEA(['2000 cons'.E48:.E52])" office:value-type="float" office:value="54.09" calcext:value-type="float">
            <text:p>54,09</text:p>
          </table:table-cell>
          <table:table-cell table:formula="of:=AVERAGEA(['2000 cons'.F48:.F52])" office:value-type="float" office:value="0.0000090965308" calcext:value-type="float">
            <text:p>9,0965308E-06</text:p>
          </table:table-cell>
          <table:table-cell table:formula="of:=STDEV(['2000 cons'.A48:.A52])" office:value-type="float" office:value="6.32992259036396" calcext:value-type="float">
            <text:p>6,3299225904</text:p>
          </table:table-cell>
          <table:table-cell table:formula="of:=STDEV(['2000 cons'.B48:.B52])" office:value-type="float" office:value="1.10005454410225" calcext:value-type="float">
            <text:p>1,1000545441</text:p>
          </table:table-cell>
          <table:table-cell table:formula="of:=STDEV(['2000 cons'.C48:.C52])" office:value-type="float" office:value="0.0288097205817759" calcext:value-type="float">
            <text:p>0,0288097206</text:p>
          </table:table-cell>
          <table:table-cell table:formula="of:=STDEV(['2000 cons'.D48:.D52])" office:value-type="float" office:value="1.17778181341028" calcext:value-type="float">
            <text:p>1,1777818134</text:p>
          </table:table-cell>
          <table:table-cell table:formula="of:=STDEV(['2000 cons'.E48:.E52])" office:value-type="float" office:value="4.69207310258483" calcext:value-type="float">
            <text:p>4,6920731026</text:p>
          </table:table-cell>
          <table:table-cell table:formula="of:=STDEV(['2000 cons'.F48:.F52])" office:value-type="float" office:value="0.00000678054618053315" calcext:value-type="float">
            <text:p>6,78054618053315E-06</text:p>
          </table:table-cell>
          <table:table-cell table:number-columns-repeated="999"/>
        </table:table-row>
        <table:table-row table:style-name="ro1">
          <table:table-cell office:value-type="float" office:value="70.91" calcext:value-type="float">
            <text:p>70,91</text:p>
          </table:table-cell>
          <table:table-cell office:value-type="float" office:value="11.38" calcext:value-type="float">
            <text:p>11,38</text:p>
          </table:table-cell>
          <table:table-cell office:value-type="float" office:value="0.41" calcext:value-type="float">
            <text:p>0,41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0.00001828577" calcext:value-type="float">
            <text:p>1,828577E-05</text:p>
          </table:table-cell>
          <table:table-cell table:number-columns-repeated="1018"/>
        </table:table-row>
        <table:table-row table:style-name="ro1">
          <table:table-cell office:value-type="float" office:value="81.16" calcext:value-type="float">
            <text:p>81,16</text:p>
          </table:table-cell>
          <table:table-cell office:value-type="float" office:value="10.92" calcext:value-type="float">
            <text:p>10,92</text:p>
          </table:table-cell>
          <table:table-cell office:value-type="float" office:value="0.45" calcext:value-type="float">
            <text:p>0,45</text:p>
          </table:table-cell>
          <table:table-cell office:value-type="float" office:value="88.17" calcext:value-type="float">
            <text:p>88,17</text:p>
          </table:table-cell>
          <table:table-cell office:value-type="float" office:value="61.2" calcext:value-type="float">
            <text:p>61,2</text:p>
          </table:table-cell>
          <table:table-cell office:value-type="float" office:value="0.000007347222" calcext:value-type="float">
            <text:p>7,347222E-06</text:p>
          </table:table-cell>
          <table:table-cell table:number-columns-repeated="1018"/>
        </table:table-row>
        <table:table-row table:style-name="ro1">
          <table:table-cell office:value-type="float" office:value="72.13" calcext:value-type="float">
            <text:p>72,13</text:p>
          </table:table-cell>
          <table:table-cell office:value-type="float" office:value="10.02" calcext:value-type="float">
            <text:p>10,02</text:p>
          </table:table-cell>
          <table:table-cell office:value-type="float" office:value="0.44" calcext:value-type="float">
            <text:p>0,44</text:p>
          </table:table-cell>
          <table:table-cell office:value-type="float" office:value="88.17" calcext:value-type="float">
            <text:p>88,17</text:p>
          </table:table-cell>
          <table:table-cell office:value-type="float" office:value="55.35" calcext:value-type="float">
            <text:p>55,35</text:p>
          </table:table-cell>
          <table:table-cell office:value-type="float" office:value="0.000002070033" calcext:value-type="float">
            <text:p>0,00000207</text:p>
          </table:table-cell>
          <table:table-cell table:number-columns-repeated="1018"/>
        </table:table-row>
        <table:table-row table:style-name="ro1">
          <table:table-cell office:value-type="float" office:value="71.19" calcext:value-type="float">
            <text:p>71,19</text:p>
          </table:table-cell>
          <table:table-cell office:value-type="float" office:value="9.98" calcext:value-type="float">
            <text:p>9,98</text:p>
          </table:table-cell>
          <table:table-cell office:value-type="float" office:value="0.44" calcext:value-type="float">
            <text:p>0,44</text:p>
          </table:table-cell>
          <table:table-cell office:value-type="float" office:value="88.17" calcext:value-type="float">
            <text:p>88,17</text:p>
          </table:table-cell>
          <table:table-cell office:value-type="float" office:value="54.19" calcext:value-type="float">
            <text:p>54,19</text:p>
          </table:table-cell>
          <table:table-cell office:value-type="float" office:value="0.000004045029" calcext:value-type="float">
            <text:p>0,000004045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6.33" calcext:value-type="float">
            <text:p>86,33</text:p>
          </table:table-cell>
          <table:table-cell table:style-name="ce2" office:value-type="float" office:value="50.6" calcext:value-type="float">
            <text:p>50,6</text:p>
          </table:table-cell>
          <table:table-cell table:style-name="ce2" office:value-type="float" office:value="0.0004491314" calcext:value-type="float">
            <text:p>0,000449131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53:.A57])" office:value-type="float" office:value="68.402" calcext:value-type="float">
            <text:p>68,402</text:p>
          </table:table-cell>
          <table:table-cell table:formula="of:=AVERAGEA(['2000 cons'.B53:.B57])" office:value-type="float" office:value="11.654" calcext:value-type="float">
            <text:p>11,654</text:p>
          </table:table-cell>
          <table:table-cell table:formula="of:=AVERAGEA(['2000 cons'.C53:.C57])" office:value-type="float" office:value="0.396" calcext:value-type="float">
            <text:p>0,396</text:p>
          </table:table-cell>
          <table:table-cell table:formula="of:=AVERAGEA(['2000 cons'.D53:.D57])" office:value-type="float" office:value="86.398" calcext:value-type="float">
            <text:p>86,398</text:p>
          </table:table-cell>
          <table:table-cell table:formula="of:=AVERAGEA(['2000 cons'.E53:.E57])" office:value-type="float" office:value="49.132" calcext:value-type="float">
            <text:p>49,132</text:p>
          </table:table-cell>
          <table:table-cell table:formula="of:=AVERAGEA(['2000 cons'.F53:.F57])" office:value-type="float" office:value="0.0004445847" calcext:value-type="float">
            <text:p>0,0004445847</text:p>
          </table:table-cell>
          <table:table-cell table:formula="of:=STDEV(['2000 cons'.A53:.A57])" office:value-type="float" office:value="6.73584590085017" calcext:value-type="float">
            <text:p>6,7358459009</text:p>
          </table:table-cell>
          <table:table-cell table:formula="of:=STDEV(['2000 cons'.B53:.B57])" office:value-type="float" office:value="1.7138348811948" calcext:value-type="float">
            <text:p>1,7138348812</text:p>
          </table:table-cell>
          <table:table-cell table:formula="of:=STDEV(['2000 cons'.C53:.C57])" office:value-type="float" office:value="0.0336154726279432" calcext:value-type="float">
            <text:p>0,0336154726</text:p>
          </table:table-cell>
          <table:table-cell table:formula="of:=STDEV(['2000 cons'.D53:.D57])" office:value-type="float" office:value="1.51613653738705" calcext:value-type="float">
            <text:p>1,5161365374</text:p>
          </table:table-cell>
          <table:table-cell table:formula="of:=STDEV(['2000 cons'.E53:.E57])" office:value-type="float" office:value="3.8109801888753" calcext:value-type="float">
            <text:p>3,8109801889</text:p>
          </table:table-cell>
          <table:table-cell table:formula="of:=STDEV(['2000 cons'.F53:.F57])" office:value-type="float" office:value="0.000231944267830076" calcext:value-type="float">
            <text:p>0,0002319443</text:p>
          </table:table-cell>
          <table:table-cell table:number-columns-repeated="999"/>
        </table:table-row>
        <table:table-row table:style-name="ro1">
          <table:table-cell office:value-type="float" office:value="69.7" calcext:value-type="float">
            <text:p>69,7</text:p>
          </table:table-cell>
          <table:table-cell office:value-type="float" office:value="11.61" calcext:value-type="float">
            <text:p>11,61</text:p>
          </table:table-cell>
          <table:table-cell office:value-type="float" office:value="0.4" calcext:value-type="float">
            <text:p>0,4</text:p>
          </table:table-cell>
          <table:table-cell office:value-type="float" office:value="86.33" calcext:value-type="float">
            <text:p>86,33</text:p>
          </table:table-cell>
          <table:table-cell office:value-type="float" office:value="52.87" calcext:value-type="float">
            <text:p>52,87</text:p>
          </table:table-cell>
          <table:table-cell office:value-type="float" office:value="0.0001938778" calcext:value-type="float">
            <text:p>0,0001938778</text:p>
          </table:table-cell>
          <table:table-cell table:number-columns-repeated="1018"/>
        </table:table-row>
        <table:table-row table:style-name="ro1">
          <table:table-cell office:value-type="float" office:value="59.02" calcext:value-type="float">
            <text:p>59,02</text:p>
          </table:table-cell>
          <table:table-cell office:value-type="float" office:value="9.46" calcext:value-type="float">
            <text:p>9,46</text:p>
          </table:table-cell>
          <table:table-cell office:value-type="float" office:value="0.41" calcext:value-type="float">
            <text:p>0,41</text:p>
          </table:table-cell>
          <table:table-cell office:value-type="float" office:value="87.33" calcext:value-type="float">
            <text:p>87,33</text:p>
          </table:table-cell>
          <table:table-cell office:value-type="float" office:value="48.65" calcext:value-type="float">
            <text:p>48,65</text:p>
          </table:table-cell>
          <table:table-cell office:value-type="float" office:value="0.0008144883" calcext:value-type="float">
            <text:p>0,0008144883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73" calcext:value-type="float">
            <text:p>10,73</text:p>
          </table:table-cell>
          <table:table-cell office:value-type="float" office:value="0.43" calcext:value-type="float">
            <text:p>0,43</text:p>
          </table:table-cell>
          <table:table-cell office:value-type="float" office:value="88" calcext:value-type="float">
            <text:p>88</text:p>
          </table:table-cell>
          <table:table-cell office:value-type="float" office:value="50.68" calcext:value-type="float">
            <text:p>50,68</text:p>
          </table:table-cell>
          <table:table-cell office:value-type="float" office:value="0.0003201308" calcext:value-type="float">
            <text:p>0,0003201308</text:p>
          </table:table-cell>
          <table:table-cell table:number-columns-repeated="1018"/>
        </table:table-row>
        <table:table-row table:style-name="ro1">
          <table:table-cell office:value-type="float" office:value="64.29" calcext:value-type="float">
            <text:p>64,29</text:p>
          </table:table-cell>
          <table:table-cell office:value-type="float" office:value="13.97" calcext:value-type="float">
            <text:p>13,97</text:p>
          </table:table-cell>
          <table:table-cell office:value-type="float" office:value="0.34" calcext:value-type="float">
            <text:p>0,34</text:p>
          </table:table-cell>
          <table:table-cell office:value-type="float" office:value="84" calcext:value-type="float">
            <text:p>84</text:p>
          </table:table-cell>
          <table:table-cell office:value-type="float" office:value="42.86" calcext:value-type="float">
            <text:p>42,86</text:p>
          </table:table-cell>
          <table:table-cell office:value-type="float" office:value="0.0004452952" calcext:value-type="float">
            <text:p>0,0004452952</text:p>
          </table:table-cell>
          <table:table-cell table:number-columns-repeated="1018"/>
        </table:table-row>
        <table:table-row table:style-name="ro1">
          <table:table-cell table:style-name="ce2" office:value-type="float" office:value="64.91" calcext:value-type="float">
            <text:p>64,91</text:p>
          </table:table-cell>
          <table:table-cell table:style-name="ce2" office:value-type="float" office:value="7.92" calcext:value-type="float">
            <text:p>7,92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89.5" calcext:value-type="float">
            <text:p>89,5</text:p>
          </table:table-cell>
          <table:table-cell table:style-name="ce2" office:value-type="float" office:value="54.01" calcext:value-type="float">
            <text:p>54,01</text:p>
          </table:table-cell>
          <table:table-cell table:style-name="ce2" office:value-type="float" office:value="0.05858577" calcext:value-type="float">
            <text:p>0,058585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58:.A62])" office:value-type="float" office:value="64.984" calcext:value-type="float">
            <text:p>64,984</text:p>
          </table:table-cell>
          <table:table-cell table:formula="of:=AVERAGEA(['2000 cons'.B58:.B62])" office:value-type="float" office:value="13.844" calcext:value-type="float">
            <text:p>13,844</text:p>
          </table:table-cell>
          <table:table-cell table:formula="of:=AVERAGEA(['2000 cons'.C58:.C62])" office:value-type="float" office:value="0.396" calcext:value-type="float">
            <text:p>0,396</text:p>
          </table:table-cell>
          <table:table-cell table:formula="of:=AVERAGEA(['2000 cons'.D58:.D62])" office:value-type="float" office:value="84.068" calcext:value-type="float">
            <text:p>84,068</text:p>
          </table:table-cell>
          <table:table-cell table:formula="of:=AVERAGEA(['2000 cons'.E58:.E62])" office:value-type="float" office:value="48.244" calcext:value-type="float">
            <text:p>48,244</text:p>
          </table:table-cell>
          <table:table-cell table:formula="of:=AVERAGEA(['2000 cons'.F58:.F62])" office:value-type="float" office:value="0.046586222" calcext:value-type="float">
            <text:p>0,046586222</text:p>
          </table:table-cell>
          <table:table-cell table:formula="of:=STDEV(['2000 cons'.A58:.A62])" office:value-type="float" office:value="11.4717993357625" calcext:value-type="float">
            <text:p>11,4717993358</text:p>
          </table:table-cell>
          <table:table-cell table:formula="of:=STDEV(['2000 cons'.B58:.B62])" office:value-type="float" office:value="10.6367443327364" calcext:value-type="float">
            <text:p>10,6367443327</text:p>
          </table:table-cell>
          <table:table-cell table:formula="of:=STDEV(['2000 cons'.C58:.C62])" office:value-type="float" office:value="0.143979165159408" calcext:value-type="float">
            <text:p>0,1439791652</text:p>
          </table:table-cell>
          <table:table-cell table:formula="of:=STDEV(['2000 cons'.D58:.D62])" office:value-type="float" office:value="10.579017912831" calcext:value-type="float">
            <text:p>10,5790179128</text:p>
          </table:table-cell>
          <table:table-cell table:formula="of:=STDEV(['2000 cons'.E58:.E62])" office:value-type="float" office:value="15.2480369228304" calcext:value-type="float">
            <text:p>15,2480369228</text:p>
          </table:table-cell>
          <table:table-cell table:formula="of:=STDEV(['2000 cons'.F58:.F62])" office:value-type="float" office:value="0.00893141380028773" calcext:value-type="float">
            <text:p>0,0089314138</text:p>
          </table:table-cell>
          <table:table-cell table:number-columns-repeated="999"/>
        </table:table-row>
        <table:table-row table:style-name="ro1">
          <table:table-cell office:value-type="float" office:value="78.33" calcext:value-type="float">
            <text:p>78,33</text:p>
          </table:table-cell>
          <table:table-cell office:value-type="float" office:value="10.56" calcext:value-type="float">
            <text:p>10,56</text:p>
          </table:table-cell>
          <table:table-cell office:value-type="float" office:value="0.45" calcext:value-type="float">
            <text:p>0,45</text:p>
          </table:table-cell>
          <table:table-cell office:value-type="float" office:value="88.33" calcext:value-type="float">
            <text:p>88,33</text:p>
          </table:table-cell>
          <table:table-cell office:value-type="float" office:value="57.32" calcext:value-type="float">
            <text:p>57,32</text:p>
          </table:table-cell>
          <table:table-cell office:value-type="float" office:value="0.04447217" calcext:value-type="float">
            <text:p>0,04447217</text:p>
          </table:table-cell>
          <table:table-cell table:number-columns-repeated="1018"/>
        </table:table-row>
        <table:table-row table:style-name="ro1">
          <table:table-cell office:value-type="float" office:value="67.21" calcext:value-type="float">
            <text:p>67,21</text:p>
          </table:table-cell>
          <table:table-cell office:value-type="float" office:value="8.35" calcext:value-type="float">
            <text:p>8,35</text:p>
          </table:table-cell>
          <table:table-cell office:value-type="float" office:value="0.47" calcext:value-type="float">
            <text:p>0,47</text:p>
          </table:table-cell>
          <table:table-cell office:value-type="float" office:value="89.17" calcext:value-type="float">
            <text:p>89,17</text:p>
          </table:table-cell>
          <table:table-cell office:value-type="float" office:value="55.78" calcext:value-type="float">
            <text:p>55,78</text:p>
          </table:table-cell>
          <table:table-cell office:value-type="float" office:value="0.0409812" calcext:value-type="float">
            <text:p>0,0409812</text:p>
          </table:table-cell>
          <table:table-cell table:number-columns-repeated="1018"/>
        </table:table-row>
        <table:table-row table:style-name="ro1">
          <table:table-cell office:value-type="float" office:value="46.67" calcext:value-type="float">
            <text:p>46,67</text:p>
          </table:table-cell>
          <table:table-cell office:value-type="float" office:value="32.78" calcext:value-type="float">
            <text:p>32,78</text:p>
          </table:table-cell>
          <table:table-cell office:value-type="float" office:value="0.14" calcext:value-type="float">
            <text:p>0,14</text:p>
          </table:table-cell>
          <table:table-cell office:value-type="float" office:value="65.17" calcext:value-type="float">
            <text:p>65,17</text:p>
          </table:table-cell>
          <table:table-cell office:value-type="float" office:value="21.13" calcext:value-type="float">
            <text:p>21,13</text:p>
          </table:table-cell>
          <table:table-cell office:value-type="float" office:value="0.03638234" calcext:value-type="float">
            <text:p>0,03638234</text:p>
          </table:table-cell>
          <table:table-cell table:number-columns-repeated="1018"/>
        </table:table-row>
        <table:table-row table:style-name="ro1">
          <table:table-cell office:value-type="float" office:value="67.8" calcext:value-type="float">
            <text:p>67,8</text:p>
          </table:table-cell>
          <table:table-cell office:value-type="float" office:value="9.61" calcext:value-type="float">
            <text:p>9,61</text:p>
          </table:table-cell>
          <table:table-cell office:value-type="float" office:value="0.44" calcext:value-type="float">
            <text:p>0,44</text:p>
          </table:table-cell>
          <table:table-cell office:value-type="float" office:value="88.17" calcext:value-type="float">
            <text:p>88,17</text:p>
          </table:table-cell>
          <table:table-cell office:value-type="float" office:value="52.98" calcext:value-type="float">
            <text:p>52,98</text:p>
          </table:table-cell>
          <table:table-cell office:value-type="float" office:value="0.05250963" calcext:value-type="float">
            <text:p>0,05250963</text:p>
          </table:table-cell>
          <table:table-cell table:number-columns-repeated="1018"/>
        </table:table-row>
        <table:table-row table:style-name="ro1">
          <table:table-cell table:style-name="ce2" office:value-type="float" office:value="79.69" calcext:value-type="float">
            <text:p>79,69</text:p>
          </table:table-cell>
          <table:table-cell table:style-name="ce2" office:value-type="float" office:value="7.09" calcext:value-type="float">
            <text:p>7,09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91.5" calcext:value-type="float">
            <text:p>91,5</text:p>
          </table:table-cell>
          <table:table-cell table:style-name="ce2" office:value-type="float" office:value="66.67" calcext:value-type="float">
            <text:p>66,67</text:p>
          </table:table-cell>
          <table:table-cell table:style-name="ce2" office:value-type="float" office:value="0.04081766" calcext:value-type="float">
            <text:p>0,040817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63:.A67])" office:value-type="float" office:value="70.212" calcext:value-type="float">
            <text:p>70,212</text:p>
          </table:table-cell>
          <table:table-cell table:formula="of:=AVERAGEA(['2000 cons'.B63:.B67])" office:value-type="float" office:value="8.57" calcext:value-type="float">
            <text:p>8,57</text:p>
          </table:table-cell>
          <table:table-cell table:formula="of:=AVERAGEA(['2000 cons'.C63:.C67])" office:value-type="float" office:value="0.484" calcext:value-type="float">
            <text:p>0,484</text:p>
          </table:table-cell>
          <table:table-cell table:formula="of:=AVERAGEA(['2000 cons'.D63:.D67])" office:value-type="float" office:value="89.234" calcext:value-type="float">
            <text:p>89,234</text:p>
          </table:table-cell>
          <table:table-cell table:formula="of:=AVERAGEA(['2000 cons'.E63:.E67])" office:value-type="float" office:value="57.824" calcext:value-type="float">
            <text:p>57,824</text:p>
          </table:table-cell>
          <table:table-cell table:formula="of:=AVERAGEA(['2000 cons'.F63:.F67])" office:value-type="float" office:value="0.035311968" calcext:value-type="float">
            <text:p>0,035311968</text:p>
          </table:table-cell>
          <table:table-cell table:formula="of:=STDEV(['2000 cons'.A63:.A67])" office:value-type="float" office:value="8.81132623388783" calcext:value-type="float">
            <text:p>8,8113262339</text:p>
          </table:table-cell>
          <table:table-cell table:formula="of:=STDEV(['2000 cons'.B63:.B67])" office:value-type="float" office:value="2.24718713061463" calcext:value-type="float">
            <text:p>2,2471871306</text:p>
          </table:table-cell>
          <table:table-cell table:formula="of:=STDEV(['2000 cons'.C63:.C67])" office:value-type="float" office:value="0.0712741187248219" calcext:value-type="float">
            <text:p>0,0712741187</text:p>
          </table:table-cell>
          <table:table-cell table:formula="of:=STDEV(['2000 cons'.D63:.D67])" office:value-type="float" office:value="2.23243812904188" calcext:value-type="float">
            <text:p>2,232438129</text:p>
          </table:table-cell>
          <table:table-cell table:formula="of:=STDEV(['2000 cons'.E63:.E67])" office:value-type="float" office:value="6.68407286016543" calcext:value-type="float">
            <text:p>6,6840728602</text:p>
          </table:table-cell>
          <table:table-cell table:formula="of:=STDEV(['2000 cons'.F63:.F67])" office:value-type="float" office:value="0.00859999122011877" calcext:value-type="float">
            <text:p>0,0085999912</text:p>
          </table:table-cell>
          <table:table-cell table:number-columns-repeated="999"/>
        </table:table-row>
        <table:table-row table:style-name="ro1">
          <table:table-cell office:value-type="float" office:value="64.29" calcext:value-type="float">
            <text:p>64,29</text:p>
          </table:table-cell>
          <table:table-cell office:value-type="float" office:value="6.07" calcext:value-type="float">
            <text:p>6,07</text:p>
          </table:table-cell>
          <table:table-cell office:value-type="float" office:value="0.54" calcext:value-type="float">
            <text:p>0,54</text:p>
          </table:table-cell>
          <table:table-cell office:value-type="float" office:value="91.17" calcext:value-type="float">
            <text:p>91,17</text:p>
          </table:table-cell>
          <table:table-cell office:value-type="float" office:value="57.6" calcext:value-type="float">
            <text:p>57,6</text:p>
          </table:table-cell>
          <table:table-cell office:value-type="float" office:value="0.02362121" calcext:value-type="float">
            <text:p>0,02362121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47" calcext:value-type="float">
            <text:p>10,47</text:p>
          </table:table-cell>
          <table:table-cell office:value-type="float" office:value="0.46" calcext:value-type="float">
            <text:p>0,46</text:p>
          </table:table-cell>
          <table:table-cell office:value-type="float" office:value="88.5" calcext:value-type="float">
            <text:p>88,5</text:p>
          </table:table-cell>
          <table:table-cell office:value-type="float" office:value="60.12" calcext:value-type="float">
            <text:p>60,12</text:p>
          </table:table-cell>
          <table:table-cell office:value-type="float" office:value="0.03541107" calcext:value-type="float">
            <text:p>0,03541107</text:p>
          </table:table-cell>
          <table:table-cell table:number-columns-repeated="1018"/>
        </table:table-row>
        <table:table-row table:style-name="ro1">
          <table:table-cell office:value-type="float" office:value="62.9" calcext:value-type="float">
            <text:p>62,9</text:p>
          </table:table-cell>
          <table:table-cell office:value-type="float" office:value="11.34" calcext:value-type="float">
            <text:p>11,34</text:p>
          </table:table-cell>
          <table:table-cell office:value-type="float" office:value="0.38" calcext:value-type="float">
            <text:p>0,38</text:p>
          </table:table-cell>
          <table:table-cell office:value-type="float" office:value="86" calcext:value-type="float">
            <text:p>86</text:p>
          </table:table-cell>
          <table:table-cell office:value-type="float" office:value="48.15" calcext:value-type="float">
            <text:p>48,15</text:p>
          </table:table-cell>
          <table:table-cell office:value-type="float" office:value="0.04578205" calcext:value-type="float">
            <text:p>0,04578205</text:p>
          </table:table-cell>
          <table:table-cell table:number-columns-repeated="1018"/>
        </table:table-row>
        <table:table-row table:style-name="ro1">
          <table:table-cell office:value-type="float" office:value="64.18" calcext:value-type="float">
            <text:p>64,18</text:p>
          </table:table-cell>
          <table:table-cell office:value-type="float" office:value="7.88" calcext:value-type="float">
            <text:p>7,88</text:p>
          </table:table-cell>
          <table:table-cell office:value-type="float" office:value="0.48" calcext:value-type="float">
            <text:p>0,48</text:p>
          </table:table-cell>
          <table:table-cell office:value-type="float" office:value="89" calcext:value-type="float">
            <text:p>89</text:p>
          </table:table-cell>
          <table:table-cell office:value-type="float" office:value="56.58" calcext:value-type="float">
            <text:p>56,58</text:p>
          </table:table-cell>
          <table:table-cell office:value-type="float" office:value="0.03092785" calcext:value-type="float">
            <text:p>0,03092785</text:p>
          </table:table-cell>
          <table:table-cell table:number-columns-repeated="1018"/>
        </table:table-row>
        <table:table-row table:style-name="ro1">
          <table:table-cell table:style-name="ce2" office:value-type="float" office:value="64.41" calcext:value-type="float">
            <text:p>64,41</text:p>
          </table:table-cell>
          <table:table-cell table:style-name="ce2" office:value-type="float" office:value="12.57" calcext:value-type="float">
            <text:p>12,57</text:p>
          </table:table-cell>
          <table:table-cell table:style-name="ce2" office:value-type="float" office:value="0.36" calcext:value-type="float">
            <text:p>0,36</text:p>
          </table:table-cell>
          <table:table-cell table:style-name="ce2" office:value-type="float" office:value="85.17" calcext:value-type="float">
            <text:p>85,17</text:p>
          </table:table-cell>
          <table:table-cell table:style-name="ce2" office:value-type="float" office:value="46.06" calcext:value-type="float">
            <text:p>46,06</text:p>
          </table:table-cell>
          <table:table-cell table:style-name="ce2" office:value-type="float" office:value="0.0001557059" calcext:value-type="float">
            <text:p>0,000155705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68:.A72])" office:value-type="float" office:value="72.24" calcext:value-type="float">
            <text:p>72,24</text:p>
          </table:table-cell>
          <table:table-cell table:formula="of:=AVERAGEA(['2000 cons'.B68:.B72])" office:value-type="float" office:value="9.802" calcext:value-type="float">
            <text:p>9,802</text:p>
          </table:table-cell>
          <table:table-cell table:formula="of:=AVERAGEA(['2000 cons'.C68:.C72])" office:value-type="float" office:value="0.456" calcext:value-type="float">
            <text:p>0,456</text:p>
          </table:table-cell>
          <table:table-cell table:formula="of:=AVERAGEA(['2000 cons'.D68:.D72])" office:value-type="float" office:value="88.434" calcext:value-type="float">
            <text:p>88,434</text:p>
          </table:table-cell>
          <table:table-cell table:formula="of:=AVERAGEA(['2000 cons'.E68:.E72])" office:value-type="float" office:value="55.392" calcext:value-type="float">
            <text:p>55,392</text:p>
          </table:table-cell>
          <table:table-cell table:formula="of:=AVERAGEA(['2000 cons'.F68:.F72])" office:value-type="float" office:value="0.000072187012" calcext:value-type="float">
            <text:p>0,000072187</text:p>
          </table:table-cell>
          <table:table-cell table:formula="of:=STDEV(['2000 cons'.A68:.A72])" office:value-type="float" office:value="5.66307337052947" calcext:value-type="float">
            <text:p>5,6630733705</text:p>
          </table:table-cell>
          <table:table-cell table:formula="of:=STDEV(['2000 cons'.B68:.B72])" office:value-type="float" office:value="1.9823143040396" calcext:value-type="float">
            <text:p>1,982314304</text:p>
          </table:table-cell>
          <table:table-cell table:formula="of:=STDEV(['2000 cons'.C68:.C72])" office:value-type="float" office:value="0.0610737259384099" calcext:value-type="float">
            <text:p>0,0610737259</text:p>
          </table:table-cell>
          <table:table-cell table:formula="of:=STDEV(['2000 cons'.D68:.D72])" office:value-type="float" office:value="2.04785985848641" calcext:value-type="float">
            <text:p>2,0478598585</text:p>
          </table:table-cell>
          <table:table-cell table:formula="of:=STDEV(['2000 cons'.E68:.E72])" office:value-type="float" office:value="5.48246933415956" calcext:value-type="float">
            <text:p>5,4824693342</text:p>
          </table:table-cell>
          <table:table-cell table:formula="of:=STDEV(['2000 cons'.F68:.F72])" office:value-type="float" office:value="0.0000561158377491023" calcext:value-type="float">
            <text:p>5,61158377491023E-05</text:p>
          </table:table-cell>
          <table:table-cell table:number-columns-repeated="999"/>
        </table:table-row>
        <table:table-row table:style-name="ro1">
          <table:table-cell office:value-type="float" office:value="71.93" calcext:value-type="float">
            <text:p>71,93</text:p>
          </table:table-cell>
          <table:table-cell office:value-type="float" office:value="7.18" calcext:value-type="float">
            <text:p>7,18</text:p>
          </table:table-cell>
          <table:table-cell office:value-type="float" office:value="0.53" calcext:value-type="float">
            <text:p>0,53</text:p>
          </table:table-cell>
          <table:table-cell office:value-type="float" office:value="90.83" calcext:value-type="float">
            <text:p>90,83</text:p>
          </table:table-cell>
          <table:table-cell office:value-type="float" office:value="59.85" calcext:value-type="float">
            <text:p>59,85</text:p>
          </table:table-cell>
          <table:table-cell office:value-type="float" office:value="0.00001991697" calcext:value-type="float">
            <text:p>0,000019917</text:p>
          </table:table-cell>
          <table:table-cell table:number-columns-repeated="1018"/>
        </table:table-row>
        <table:table-row table:style-name="ro1">
          <table:table-cell office:value-type="float" office:value="77.59" calcext:value-type="float">
            <text:p>77,59</text:p>
          </table:table-cell>
          <table:table-cell office:value-type="float" office:value="10.15" calcext:value-type="float">
            <text:p>10,15</text:p>
          </table:table-cell>
          <table:table-cell office:value-type="float" office:value="0.46" calcext:value-type="float">
            <text:p>0,46</text:p>
          </table:table-cell>
          <table:table-cell office:value-type="float" office:value="88.67" calcext:value-type="float">
            <text:p>88,67</text:p>
          </table:table-cell>
          <table:table-cell office:value-type="float" office:value="56.96" calcext:value-type="float">
            <text:p>56,96</text:p>
          </table:table-cell>
          <table:table-cell office:value-type="float" office:value="0.0001031058" calcext:value-type="float">
            <text:p>0,0001031058</text:p>
          </table:table-cell>
          <table:table-cell table:number-columns-repeated="1018"/>
        </table:table-row>
        <table:table-row table:style-name="ro1">
          <table:table-cell office:value-type="float" office:value="69.49" calcext:value-type="float">
            <text:p>69,49</text:p>
          </table:table-cell>
          <table:table-cell office:value-type="float" office:value="8.87" calcext:value-type="float">
            <text:p>8,87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55.41" calcext:value-type="float">
            <text:p>55,41</text:p>
          </table:table-cell>
          <table:table-cell office:value-type="float" office:value="0.00004116735" calcext:value-type="float">
            <text:p>4,116735E-05</text:p>
          </table:table-cell>
          <table:table-cell table:number-columns-repeated="1018"/>
        </table:table-row>
        <table:table-row table:style-name="ro1">
          <table:table-cell office:value-type="float" office:value="77.78" calcext:value-type="float">
            <text:p>77,78</text:p>
          </table:table-cell>
          <table:table-cell office:value-type="float" office:value="10.24" calcext:value-type="float">
            <text:p>10,24</text:p>
          </table:table-cell>
          <table:table-cell office:value-type="float" office:value="0.46" calcext:value-type="float">
            <text:p>0,46</text:p>
          </table:table-cell>
          <table:table-cell office:value-type="float" office:value="88.5" calcext:value-type="float">
            <text:p>88,5</text:p>
          </table:table-cell>
          <table:table-cell office:value-type="float" office:value="58.68" calcext:value-type="float">
            <text:p>58,68</text:p>
          </table:table-cell>
          <table:table-cell office:value-type="float" office:value="0.00004103904" calcext:value-type="float">
            <text:p>0,000041039</text:p>
          </table:table-cell>
          <table:table-cell table:number-columns-repeated="1018"/>
        </table:table-row>
        <table:table-row table:style-name="ro1">
          <table:table-cell table:style-name="ce2" office:value-type="float" office:value="74.6" calcext:value-type="float">
            <text:p>74,6</text:p>
          </table:table-cell>
          <table:table-cell table:style-name="ce2" office:value-type="float" office:value="8.57" calcext:value-type="float">
            <text:p>8,57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89.67" calcext:value-type="float">
            <text:p>89,67</text:p>
          </table:table-cell>
          <table:table-cell table:style-name="ce2" office:value-type="float" office:value="60.26" calcext:value-type="float">
            <text:p>60,26</text:p>
          </table:table-cell>
          <table:table-cell table:style-name="ce2" office:value-type="float" office:value="0.002481623" calcext:value-type="float">
            <text:p>0,00248162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73:.A77])" office:value-type="float" office:value="68.248" calcext:value-type="float">
            <text:p>68,248</text:p>
          </table:table-cell>
          <table:table-cell table:formula="of:=AVERAGEA(['2000 cons'.B73:.B77])" office:value-type="float" office:value="9.16" calcext:value-type="float">
            <text:p>9,16</text:p>
          </table:table-cell>
          <table:table-cell table:formula="of:=AVERAGEA(['2000 cons'.C73:.C77])" office:value-type="float" office:value="0.468" calcext:value-type="float">
            <text:p>0,468</text:p>
          </table:table-cell>
          <table:table-cell table:formula="of:=AVERAGEA(['2000 cons'.D73:.D77])" office:value-type="float" office:value="88.702" calcext:value-type="float">
            <text:p>88,702</text:p>
          </table:table-cell>
          <table:table-cell table:formula="of:=AVERAGEA(['2000 cons'.E73:.E77])" office:value-type="float" office:value="54.594" calcext:value-type="float">
            <text:p>54,594</text:p>
          </table:table-cell>
          <table:table-cell table:formula="of:=AVERAGEA(['2000 cons'.F73:.F77])" office:value-type="float" office:value="0.00161868402" calcext:value-type="float">
            <text:p>0,001618684</text:p>
          </table:table-cell>
          <table:table-cell table:formula="of:=STDEV(['2000 cons'.A73:.A77])" office:value-type="float" office:value="5.53447106777152" calcext:value-type="float">
            <text:p>5,5344710678</text:p>
          </table:table-cell>
          <table:table-cell table:formula="of:=STDEV(['2000 cons'.B73:.B77])" office:value-type="float" office:value="3.33039787412856" calcext:value-type="float">
            <text:p>3,3303978741</text:p>
          </table:table-cell>
          <table:table-cell table:formula="of:=STDEV(['2000 cons'.C73:.C77])" office:value-type="float" office:value="0.0756306816047562" calcext:value-type="float">
            <text:p>0,0756306816</text:p>
          </table:table-cell>
          <table:table-cell table:formula="of:=STDEV(['2000 cons'.D73:.D77])" office:value-type="float" office:value="2.88879213513191" calcext:value-type="float">
            <text:p>2,8887921351</text:p>
          </table:table-cell>
          <table:table-cell table:formula="of:=STDEV(['2000 cons'.E73:.E77])" office:value-type="float" office:value="3.71685081756048" calcext:value-type="float">
            <text:p>3,7168508176</text:p>
          </table:table-cell>
          <table:table-cell table:formula="of:=STDEV(['2000 cons'.F73:.F77])" office:value-type="float" office:value="0.000947818758623431" calcext:value-type="float">
            <text:p>0,0009478188</text:p>
          </table:table-cell>
          <table:table-cell table:number-columns-repeated="999"/>
        </table:table-row>
        <table:table-row table:style-name="ro1">
          <table:table-cell office:value-type="float" office:value="61.82" calcext:value-type="float">
            <text:p>61,82</text:p>
          </table:table-cell>
          <table:table-cell office:value-type="float" office:value="6.42" calcext:value-type="float">
            <text:p>6,42</text:p>
          </table:table-cell>
          <table:table-cell office:value-type="float" office:value="0.52" calcext:value-type="float">
            <text:p>0,52</text:p>
          </table:table-cell>
          <table:table-cell office:value-type="float" office:value="90.67" calcext:value-type="float">
            <text:p>90,67</text:p>
          </table:table-cell>
          <table:table-cell office:value-type="float" office:value="54.84" calcext:value-type="float">
            <text:p>54,84</text:p>
          </table:table-cell>
          <table:table-cell office:value-type="float" office:value="0.001426391" calcext:value-type="float">
            <text:p>0,001426391</text:p>
          </table:table-cell>
          <table:table-cell table:number-columns-repeated="1018"/>
        </table:table-row>
        <table:table-row table:style-name="ro1">
          <table:table-cell office:value-type="float" office:value="69.49" calcext:value-type="float">
            <text:p>69,49</text:p>
          </table:table-cell>
          <table:table-cell office:value-type="float" office:value="11.28" calcext:value-type="float">
            <text:p>11,28</text:p>
          </table:table-cell>
          <table:table-cell office:value-type="float" office:value="0.41" calcext:value-type="float">
            <text:p>0,41</text:p>
          </table:table-cell>
          <table:table-cell office:value-type="float" office:value="86.83" calcext:value-type="float">
            <text:p>86,83</text:p>
          </table:table-cell>
          <table:table-cell office:value-type="float" office:value="50.93" calcext:value-type="float">
            <text:p>50,93</text:p>
          </table:table-cell>
          <table:table-cell office:value-type="float" office:value="0.0008716377" calcext:value-type="float">
            <text:p>0,0008716377</text:p>
          </table:table-cell>
          <table:table-cell table:number-columns-repeated="1018"/>
        </table:table-row>
        <table:table-row table:style-name="ro1">
          <table:table-cell office:value-type="float" office:value="72.06" calcext:value-type="float">
            <text:p>72,06</text:p>
          </table:table-cell>
          <table:table-cell office:value-type="float" office:value="13.72" calcext:value-type="float">
            <text:p>13,72</text:p>
          </table:table-cell>
          <table:table-cell office:value-type="float" office:value="0.37" calcext:value-type="float">
            <text:p>0,37</text:p>
          </table:table-cell>
          <table:table-cell office:value-type="float" office:value="84.67" calcext:value-type="float">
            <text:p>84,67</text:p>
          </table:table-cell>
          <table:table-cell office:value-type="float" office:value="51.58" calcext:value-type="float">
            <text:p>51,58</text:p>
          </table:table-cell>
          <table:table-cell office:value-type="float" office:value="0.002717734" calcext:value-type="float">
            <text:p>0,002717734</text:p>
          </table:table-cell>
          <table:table-cell table:number-columns-repeated="1018"/>
        </table:table-row>
        <table:table-row table:style-name="ro1">
          <table:table-cell office:value-type="float" office:value="63.27" calcext:value-type="float">
            <text:p>63,27</text:p>
          </table:table-cell>
          <table:table-cell office:value-type="float" office:value="5.81" calcext:value-type="float">
            <text:p>5,81</text:p>
          </table:table-cell>
          <table:table-cell office:value-type="float" office:value="0.55" calcext:value-type="float">
            <text:p>0,55</text:p>
          </table:table-cell>
          <table:table-cell office:value-type="float" office:value="91.67" calcext:value-type="float">
            <text:p>91,67</text:p>
          </table:table-cell>
          <table:table-cell office:value-type="float" office:value="55.36" calcext:value-type="float">
            <text:p>55,36</text:p>
          </table:table-cell>
          <table:table-cell office:value-type="float" office:value="0.0005960344" calcext:value-type="float">
            <text:p>0,0005960344</text:p>
          </table:table-cell>
          <table:table-cell table:number-columns-repeated="1018"/>
        </table:table-row>
        <table:table-row table:style-name="ro1">
          <table:table-cell table:style-name="ce2" office:value-type="float" office:value="68.12" calcext:value-type="float">
            <text:p>68,12</text:p>
          </table:table-cell>
          <table:table-cell table:style-name="ce2" office:value-type="float" office:value="9.6" calcext:value-type="float">
            <text:p>9,6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87.83" calcext:value-type="float">
            <text:p>87,83</text:p>
          </table:table-cell>
          <table:table-cell table:style-name="ce2" office:value-type="float" office:value="56.29" calcext:value-type="float">
            <text:p>56,29</text:p>
          </table:table-cell>
          <table:table-cell table:style-name="ce2" office:value-type="float" office:value="0.05406241" calcext:value-type="float">
            <text:p>0,0540624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78:.A82])" office:value-type="float" office:value="67.7" calcext:value-type="float">
            <text:p>67,7</text:p>
          </table:table-cell>
          <table:table-cell table:formula="of:=AVERAGEA(['2000 cons'.B78:.B82])" office:value-type="float" office:value="8.07" calcext:value-type="float">
            <text:p>8,07</text:p>
          </table:table-cell>
          <table:table-cell table:formula="of:=AVERAGEA(['2000 cons'.C78:.C82])" office:value-type="float" office:value="0.488" calcext:value-type="float">
            <text:p>0,488</text:p>
          </table:table-cell>
          <table:table-cell table:formula="of:=AVERAGEA(['2000 cons'.D78:.D82])" office:value-type="float" office:value="89.466" calcext:value-type="float">
            <text:p>89,466</text:p>
          </table:table-cell>
          <table:table-cell table:formula="of:=AVERAGEA(['2000 cons'.E78:.E82])" office:value-type="float" office:value="56.984" calcext:value-type="float">
            <text:p>56,984</text:p>
          </table:table-cell>
          <table:table-cell table:formula="of:=AVERAGEA(['2000 cons'.F78:.F82])" office:value-type="float" office:value="0.04962172" calcext:value-type="float">
            <text:p>0,04962172</text:p>
          </table:table-cell>
          <table:table-cell table:formula="of:=STDEV(['2000 cons'.A78:.A82])" office:value-type="float" office:value="3.71194692849992" calcext:value-type="float">
            <text:p>3,7119469285</text:p>
          </table:table-cell>
          <table:table-cell table:formula="of:=STDEV(['2000 cons'.B78:.B82])" office:value-type="float" office:value="1.72916164657906" calcext:value-type="float">
            <text:p>1,7291616466</text:p>
          </table:table-cell>
          <table:table-cell table:formula="of:=STDEV(['2000 cons'.C78:.C82])" office:value-type="float" office:value="0.0496990945591567" calcext:value-type="float">
            <text:p>0,0496990946</text:p>
          </table:table-cell>
          <table:table-cell table:formula="of:=STDEV(['2000 cons'.D78:.D82])" office:value-type="float" office:value="1.46636625711314" calcext:value-type="float">
            <text:p>1,4663662571</text:p>
          </table:table-cell>
          <table:table-cell table:formula="of:=STDEV(['2000 cons'.E78:.E82])" office:value-type="float" office:value="1.92594911666949" calcext:value-type="float">
            <text:p>1,9259491167</text:p>
          </table:table-cell>
          <table:table-cell table:formula="of:=STDEV(['2000 cons'.F78:.F82])" office:value-type="float" office:value="0.00529493407349894" calcext:value-type="float">
            <text:p>0,0052949341</text:p>
          </table:table-cell>
          <table:table-cell table:number-columns-repeated="999"/>
        </table:table-row>
        <table:table-row table:style-name="ro1">
          <table:table-cell office:value-type="float" office:value="64.91" calcext:value-type="float">
            <text:p>64,91</text:p>
          </table:table-cell>
          <table:table-cell office:value-type="float" office:value="7.92" calcext:value-type="float">
            <text:p>7,92</text:p>
          </table:table-cell>
          <table:table-cell office:value-type="float" office:value="0.48" calcext:value-type="float">
            <text:p>0,48</text:p>
          </table:table-cell>
          <table:table-cell office:value-type="float" office:value="89.5" calcext:value-type="float">
            <text:p>89,5</text:p>
          </table:table-cell>
          <table:table-cell office:value-type="float" office:value="54.01" calcext:value-type="float">
            <text:p>54,01</text:p>
          </table:table-cell>
          <table:table-cell office:value-type="float" office:value="0.04578383" calcext:value-type="float">
            <text:p>0,04578383</text:p>
          </table:table-cell>
          <table:table-cell table:number-columns-repeated="1018"/>
        </table:table-row>
        <table:table-row table:style-name="ro1">
          <table:table-cell office:value-type="float" office:value="63.16" calcext:value-type="float">
            <text:p>63,16</text:p>
          </table:table-cell>
          <table:table-cell office:value-type="float" office:value="5.34" calcext:value-type="float">
            <text:p>5,34</text:p>
          </table:table-cell>
          <table:table-cell office:value-type="float" office:value="0.57" calcext:value-type="float">
            <text:p>0,57</text:p>
          </table:table-cell>
          <table:table-cell office:value-type="float" office:value="91.67" calcext:value-type="float">
            <text:p>91,67</text:p>
          </table:table-cell>
          <table:table-cell office:value-type="float" office:value="59.02" calcext:value-type="float">
            <text:p>59,02</text:p>
          </table:table-cell>
          <table:table-cell office:value-type="float" office:value="0.0422324" calcext:value-type="float">
            <text:p>0,0422324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96" calcext:value-type="float">
            <text:p>7,96</text:p>
          </table:table-cell>
          <table:table-cell office:value-type="float" office:value="0.49" calcext:value-type="float">
            <text:p>0,49</text:p>
          </table:table-cell>
          <table:table-cell office:value-type="float" office:value="89.83" calcext:value-type="float">
            <text:p>89,83</text:p>
          </table:table-cell>
          <table:table-cell office:value-type="float" office:value="57.93" calcext:value-type="float">
            <text:p>57,93</text:p>
          </table:table-cell>
          <table:table-cell office:value-type="float" office:value="0.05319623" calcext:value-type="float">
            <text:p>0,05319623</text:p>
          </table:table-cell>
          <table:table-cell table:number-columns-repeated="1018"/>
        </table:table-row>
        <table:table-row table:style-name="ro1">
          <table:table-cell office:value-type="float" office:value="72.31" calcext:value-type="float">
            <text:p>72,31</text:p>
          </table:table-cell>
          <table:table-cell office:value-type="float" office:value="9.53" calcext:value-type="float">
            <text:p>9,53</text:p>
          </table:table-cell>
          <table:table-cell office:value-type="float" office:value="0.46" calcext:value-type="float">
            <text:p>0,46</text:p>
          </table:table-cell>
          <table:table-cell office:value-type="float" office:value="88.5" calcext:value-type="float">
            <text:p>88,5</text:p>
          </table:table-cell>
          <table:table-cell office:value-type="float" office:value="57.67" calcext:value-type="float">
            <text:p>57,67</text:p>
          </table:table-cell>
          <table:table-cell office:value-type="float" office:value="0.05283373" calcext:value-type="float">
            <text:p>0,05283373</text:p>
          </table:table-cell>
          <table:table-cell table:number-columns-repeated="1018"/>
        </table:table-row>
        <table:table-row table:style-name="ro1">
          <table:table-cell table:style-name="ce2" office:value-type="float" office:value="74.83" calcext:value-type="float">
            <text:p>74,83</text:p>
          </table:table-cell>
          <table:table-cell table:style-name="ce2" office:value-type="float" office:value="9.78" calcext:value-type="float">
            <text:p>9,78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75" calcext:value-type="float">
            <text:p>88,75</text:p>
          </table:table-cell>
          <table:table-cell table:style-name="ce2" office:value-type="float" office:value="56.88" calcext:value-type="float">
            <text:p>56,88</text:p>
          </table:table-cell>
          <table:table-cell table:style-name="ce2" office:value-type="float" office:value="0.003956421" calcext:value-type="float">
            <text:p>0,00395642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3:.A87])" office:value-type="float" office:value="76.395" calcext:value-type="float">
            <text:p>76,395</text:p>
          </table:table-cell>
          <table:table-cell table:formula="of:=AVERAGEA(['2000 cons'.B83:.B87])" office:value-type="float" office:value="10.915" calcext:value-type="float">
            <text:p>10,915</text:p>
          </table:table-cell>
          <table:table-cell table:formula="of:=AVERAGEA(['2000 cons'.C83:.C87])" office:value-type="float" office:value="0.44" calcext:value-type="float">
            <text:p>0,44</text:p>
          </table:table-cell>
          <table:table-cell table:formula="of:=AVERAGEA(['2000 cons'.D83:.D87])" office:value-type="float" office:value="87.825" calcext:value-type="float">
            <text:p>87,825</text:p>
          </table:table-cell>
          <table:table-cell table:formula="of:=AVERAGEA(['2000 cons'.E83:.E87])" office:value-type="float" office:value="55.655" calcext:value-type="float">
            <text:p>55,655</text:p>
          </table:table-cell>
          <table:table-cell table:formula="of:=AVERAGEA(['2000 cons'.F83:.F87])" office:value-type="float" office:value="0.0039794435" calcext:value-type="float">
            <text:p>0,0039794435</text:p>
          </table:table-cell>
          <table:table-cell table:formula="of:=STDEV(['2000 cons'.A83:.A87])" office:value-type="float" office:value="2.21324422511389" calcext:value-type="float">
            <text:p>2,2132442251</text:p>
          </table:table-cell>
          <table:table-cell table:formula="of:=STDEV(['2000 cons'.B83:.B87])" office:value-type="float" office:value="1.60513239329346" calcext:value-type="float">
            <text:p>1,6051323933</text:p>
          </table:table-cell>
          <table:table-cell table:formula="of:=STDEV(['2000 cons'.C83:.C87])" office:value-type="float" office:value="0.0282842712474619" calcext:value-type="float">
            <text:p>0,0282842712</text:p>
          </table:table-cell>
          <table:table-cell table:formula="of:=STDEV(['2000 cons'.D83:.D87])" office:value-type="float" office:value="1.30814754519511" calcext:value-type="float">
            <text:p>1,3081475452</text:p>
          </table:table-cell>
          <table:table-cell table:formula="of:=STDEV(['2000 cons'.E83:.E87])" office:value-type="float" office:value="1.73241161390704" calcext:value-type="float">
            <text:p>1,7324116139</text:p>
          </table:table-cell>
          <table:table-cell table:formula="of:=STDEV(['2000 cons'.F83:.F87])" office:value-type="float" office:value="0.000032558731739735" calcext:value-type="float">
            <text:p>3,2558731739735E-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7.96" calcext:value-type="float">
            <text:p>77,96</text:p>
          </table:table-cell>
          <table:table-cell office:value-type="float" office:value="12.05" calcext:value-type="float">
            <text:p>12,05</text:p>
          </table:table-cell>
          <table:table-cell office:value-type="float" office:value="0.42" calcext:value-type="float">
            <text:p>0,42</text:p>
          </table:table-cell>
          <table:table-cell office:value-type="float" office:value="86.9" calcext:value-type="float">
            <text:p>86,9</text:p>
          </table:table-cell>
          <table:table-cell office:value-type="float" office:value="54.43" calcext:value-type="float">
            <text:p>54,43</text:p>
          </table:table-cell>
          <table:table-cell office:value-type="float" office:value="0.004002466" calcext:value-type="float">
            <text:p>0,00400246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84.59" calcext:value-type="float">
            <text:p>84,59</text:p>
          </table:table-cell>
          <table:table-cell table:style-name="ce2" office:value-type="float" office:value="14.38" calcext:value-type="float">
            <text:p>14,38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5.5" calcext:value-type="float">
            <text:p>85,5</text:p>
          </table:table-cell>
          <table:table-cell table:style-name="ce2" office:value-type="float" office:value="53.93" calcext:value-type="float">
            <text:p>53,93</text:p>
          </table:table-cell>
          <table:table-cell table:style-name="ce2" office:value-type="float" office:value="0.00003410643" calcext:value-type="float">
            <text:p>3,410643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8:.A92])" office:value-type="float" office:value="78.98" calcext:value-type="float">
            <text:p>78,98</text:p>
          </table:table-cell>
          <table:table-cell table:formula="of:=AVERAGEA(['2000 cons'.B88:.B92])" office:value-type="float" office:value="12.475" calcext:value-type="float">
            <text:p>12,475</text:p>
          </table:table-cell>
          <table:table-cell table:formula="of:=AVERAGEA(['2000 cons'.C88:.C92])" office:value-type="float" office:value="0.42" calcext:value-type="float">
            <text:p>0,42</text:p>
          </table:table-cell>
          <table:table-cell table:formula="of:=AVERAGEA(['2000 cons'.D88:.D92])" office:value-type="float" office:value="86.75" calcext:value-type="float">
            <text:p>86,75</text:p>
          </table:table-cell>
          <table:table-cell table:formula="of:=AVERAGEA(['2000 cons'.E88:.E92])" office:value-type="float" office:value="54.205" calcext:value-type="float">
            <text:p>54,205</text:p>
          </table:table-cell>
          <table:table-cell table:formula="of:=AVERAGEA(['2000 cons'.F88:.F92])" office:value-type="float" office:value="0.000024741265" calcext:value-type="float">
            <text:p>2,4741265E-05</text:p>
          </table:table-cell>
          <table:table-cell table:formula="of:=STDEV(['2000 cons'.A88:.A92])" office:value-type="float" office:value="7.93373808491306" calcext:value-type="float">
            <text:p>7,9337380849</text:p>
          </table:table-cell>
          <table:table-cell table:formula="of:=STDEV(['2000 cons'.B88:.B92])" office:value-type="float" office:value="2.69407683632075" calcext:value-type="float">
            <text:p>2,6940768363</text:p>
          </table:table-cell>
          <table:table-cell table:formula="of:=STDEV(['2000 cons'.C88:.C92])" office:value-type="float" office:value="0.0282842712474619" calcext:value-type="float">
            <text:p>0,0282842712</text:p>
          </table:table-cell>
          <table:table-cell table:formula="of:=STDEV(['2000 cons'.D88:.D92])" office:value-type="float" office:value="1.76776695296637" calcext:value-type="float">
            <text:p>1,767766953</text:p>
          </table:table-cell>
          <table:table-cell table:formula="of:=STDEV(['2000 cons'.E88:.E92])" office:value-type="float" office:value="0.388908729652599" calcext:value-type="float">
            <text:p>0,3889087297</text:p>
          </table:table-cell>
          <table:table-cell table:formula="of:=STDEV(['2000 cons'.F88:.F92])" office:value-type="float" office:value="0.0000132443433568618" calcext:value-type="float">
            <text:p>1,32443433568618E-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3.37" calcext:value-type="float">
            <text:p>73,37</text:p>
          </table:table-cell>
          <table:table-cell office:value-type="float" office:value="10.57" calcext:value-type="float">
            <text:p>10,57</text:p>
          </table:table-cell>
          <table:table-cell office:value-type="float" office:value="0.44" calcext:value-type="float">
            <text:p>0,44</text:p>
          </table:table-cell>
          <table:table-cell office:value-type="float" office:value="88" calcext:value-type="float">
            <text:p>88</text:p>
          </table:table-cell>
          <table:table-cell office:value-type="float" office:value="54.48" calcext:value-type="float">
            <text:p>54,48</text:p>
          </table:table-cell>
          <table:table-cell office:value-type="float" office:value="0.0000153761" calcext:value-type="float">
            <text:p>1,53761E-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81.64" calcext:value-type="float">
            <text:p>81,64</text:p>
          </table:table-cell>
          <table:table-cell table:style-name="ce2" office:value-type="float" office:value="10.73" calcext:value-type="float">
            <text:p>10,73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5" calcext:value-type="float">
            <text:p>88,5</text:p>
          </table:table-cell>
          <table:table-cell table:style-name="ce2" office:value-type="float" office:value="58.5" calcext:value-type="float">
            <text:p>58,5</text:p>
          </table:table-cell>
          <table:table-cell table:style-name="ce2" office:value-type="float" office:value="0.00000814901" calcext:value-type="float">
            <text:p>0,00000814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93:.A97])" office:value-type="float" office:value="84.25" calcext:value-type="float">
            <text:p>84,25</text:p>
          </table:table-cell>
          <table:table-cell table:formula="of:=AVERAGEA(['2000 cons'.B93:.B97])" office:value-type="float" office:value="11.285" calcext:value-type="float">
            <text:p>11,285</text:p>
          </table:table-cell>
          <table:table-cell table:formula="of:=AVERAGEA(['2000 cons'.C93:.C97])" office:value-type="float" office:value="0.455" calcext:value-type="float">
            <text:p>0,455</text:p>
          </table:table-cell>
          <table:table-cell table:formula="of:=AVERAGEA(['2000 cons'.D93:.D97])" office:value-type="float" office:value="88.275" calcext:value-type="float">
            <text:p>88,275</text:p>
          </table:table-cell>
          <table:table-cell table:formula="of:=AVERAGEA(['2000 cons'.E93:.E97])" office:value-type="float" office:value="58.97" calcext:value-type="float">
            <text:p>58,97</text:p>
          </table:table-cell>
          <table:table-cell table:formula="of:=AVERAGEA(['2000 cons'.F93:.F97])" office:value-type="float" office:value="0.00000976083" calcext:value-type="float">
            <text:p>9,76083E-06</text:p>
          </table:table-cell>
          <table:table-cell table:formula="of:=STDEV(['2000 cons'.A93:.A97])" office:value-type="float" office:value="3.69109739779378" calcext:value-type="float">
            <text:p>3,6910973978</text:p>
          </table:table-cell>
          <table:table-cell table:formula="of:=STDEV(['2000 cons'.B93:.B97])" office:value-type="float" office:value="0.784888527117067" calcext:value-type="float">
            <text:p>0,7848885271</text:p>
          </table:table-cell>
          <table:table-cell table:formula="of:=STDEV(['2000 cons'.C93:.C97])" office:value-type="float" office:value="0.00707106781186548" calcext:value-type="float">
            <text:p>0,0070710678</text:p>
          </table:table-cell>
          <table:table-cell table:formula="of:=STDEV(['2000 cons'.D93:.D97])" office:value-type="float" office:value="0.318198051533948" calcext:value-type="float">
            <text:p>0,3181980515</text:p>
          </table:table-cell>
          <table:table-cell table:formula="of:=STDEV(['2000 cons'.E93:.E97])" office:value-type="float" office:value="0.664680374315353" calcext:value-type="float">
            <text:p>0,6646803743</text:p>
          </table:table-cell>
          <table:table-cell table:formula="of:=STDEV(['2000 cons'.F93:.F97])" office:value-type="float" office:value="0.0000022794577041042" calcext:value-type="float">
            <text:p>2,2794577041042E-06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86.86" calcext:value-type="float">
            <text:p>86,86</text:p>
          </table:table-cell>
          <table:table-cell office:value-type="float" office:value="11.84" calcext:value-type="float">
            <text:p>11,84</text:p>
          </table:table-cell>
          <table:table-cell office:value-type="float" office:value="0.45" calcext:value-type="float">
            <text:p>0,45</text:p>
          </table:table-cell>
          <table:table-cell office:value-type="float" office:value="88.05" calcext:value-type="float">
            <text:p>88,05</text:p>
          </table:table-cell>
          <table:table-cell office:value-type="float" office:value="59.44" calcext:value-type="float">
            <text:p>59,44</text:p>
          </table:table-cell>
          <table:table-cell office:value-type="float" office:value="0.00001137265" calcext:value-type="float">
            <text:p>1,137265E-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0.68" calcext:value-type="float">
            <text:p>70,68</text:p>
          </table:table-cell>
          <table:table-cell table:style-name="ce2" office:value-type="float" office:value="10.67" calcext:value-type="float">
            <text:p>10,67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.0001625087" calcext:value-type="float">
            <text:p>0,000162508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98:.A102])" office:value-type="float" office:value="72.865" calcext:value-type="float">
            <text:p>72,865</text:p>
          </table:table-cell>
          <table:table-cell table:formula="of:=AVERAGEA(['2000 cons'.B98:.B102])" office:value-type="float" office:value="11.285" calcext:value-type="float">
            <text:p>11,285</text:p>
          </table:table-cell>
          <table:table-cell table:formula="of:=AVERAGEA(['2000 cons'.C98:.C102])" office:value-type="float" office:value="0.435" calcext:value-type="float">
            <text:p>0,435</text:p>
          </table:table-cell>
          <table:table-cell table:formula="of:=AVERAGEA(['2000 cons'.D98:.D102])" office:value-type="float" office:value="87.15" calcext:value-type="float">
            <text:p>87,15</text:p>
          </table:table-cell>
          <table:table-cell table:formula="of:=AVERAGEA(['2000 cons'.E98:.E102])" office:value-type="float" office:value="53.61" calcext:value-type="float">
            <text:p>53,61</text:p>
          </table:table-cell>
          <table:table-cell table:formula="of:=AVERAGEA(['2000 cons'.F98:.F102])" office:value-type="float" office:value="0.00016285375" calcext:value-type="float">
            <text:p>0,0001628538</text:p>
          </table:table-cell>
          <table:table-cell table:formula="of:=STDEV(['2000 cons'.A98:.A102])" office:value-type="float" office:value="3.09005663378521" calcext:value-type="float">
            <text:p>3,0900566338</text:p>
          </table:table-cell>
          <table:table-cell table:formula="of:=STDEV(['2000 cons'.B98:.B102])" office:value-type="float" office:value="0.869741340859454" calcext:value-type="float">
            <text:p>0,8697413409</text:p>
          </table:table-cell>
          <table:table-cell table:formula="of:=STDEV(['2000 cons'.C98:.C102])" office:value-type="float" office:value="0.00707106781186548" calcext:value-type="float">
            <text:p>0,0070710678</text:p>
          </table:table-cell>
          <table:table-cell table:formula="of:=STDEV(['2000 cons'.D98:.D102])" office:value-type="float" office:value="0.494974746830585" calcext:value-type="float">
            <text:p>0,4949747468</text:p>
          </table:table-cell>
          <table:table-cell table:formula="of:=STDEV(['2000 cons'.E98:.E102])" office:value-type="float" office:value="0.862670273047587" calcext:value-type="float">
            <text:p>0,862670273</text:p>
          </table:table-cell>
          <table:table-cell table:formula="of:=STDEV(['2000 cons'.F98:.F102])" office:value-type="float" office:value="0.000000487974389696838" calcext:value-type="float">
            <text:p>0,000000488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5.05" calcext:value-type="float">
            <text:p>75,05</text:p>
          </table:table-cell>
          <table:table-cell office:value-type="float" office:value="11.9" calcext:value-type="float">
            <text:p>11,9</text:p>
          </table:table-cell>
          <table:table-cell office:value-type="float" office:value="0.44" calcext:value-type="float">
            <text:p>0,44</text:p>
          </table:table-cell>
          <table:table-cell office:value-type="float" office:value="86.8" calcext:value-type="float">
            <text:p>86,8</text:p>
          </table:table-cell>
          <table:table-cell office:value-type="float" office:value="54.22" calcext:value-type="float">
            <text:p>54,22</text:p>
          </table:table-cell>
          <table:table-cell office:value-type="float" office:value="0.0001631988" calcext:value-type="float">
            <text:p>0,000163198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1.7" calcext:value-type="float">
            <text:p>71,7</text:p>
          </table:table-cell>
          <table:table-cell table:style-name="ce2" office:value-type="float" office:value="10.8" calcext:value-type="float">
            <text:p>10,8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87.35" calcext:value-type="float">
            <text:p>87,35</text:p>
          </table:table-cell>
          <table:table-cell table:style-name="ce2" office:value-type="float" office:value="52.9" calcext:value-type="float">
            <text:p>52,9</text:p>
          </table:table-cell>
          <table:table-cell table:style-name="ce2" office:value-type="float" office:value="0.00484159" calcext:value-type="float">
            <text:p>0,0048415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03:.A107])" office:value-type="float" office:value="65.85" calcext:value-type="float">
            <text:p>65,85</text:p>
          </table:table-cell>
          <table:table-cell table:formula="of:=AVERAGEA(['2000 cons'.B103:.B107])" office:value-type="float" office:value="9.935" calcext:value-type="float">
            <text:p>9,935</text:p>
          </table:table-cell>
          <table:table-cell table:formula="of:=AVERAGEA(['2000 cons'.C103:.C107])" office:value-type="float" office:value="0.42" calcext:value-type="float">
            <text:p>0,42</text:p>
          </table:table-cell>
          <table:table-cell table:formula="of:=AVERAGEA(['2000 cons'.D103:.D107])" office:value-type="float" office:value="87.675" calcext:value-type="float">
            <text:p>87,675</text:p>
          </table:table-cell>
          <table:table-cell table:formula="of:=AVERAGEA(['2000 cons'.E103:.E107])" office:value-type="float" office:value="51.07" calcext:value-type="float">
            <text:p>51,07</text:p>
          </table:table-cell>
          <table:table-cell table:formula="of:=AVERAGEA(['2000 cons'.F103:.F107])" office:value-type="float" office:value="0.0045228975" calcext:value-type="float">
            <text:p>0,0045228975</text:p>
          </table:table-cell>
          <table:table-cell table:formula="of:=STDEV(['2000 cons'.A103:.A107])" office:value-type="float" office:value="8.27314933988261" calcext:value-type="float">
            <text:p>8,2731493399</text:p>
          </table:table-cell>
          <table:table-cell table:formula="of:=STDEV(['2000 cons'.B103:.B107])" office:value-type="float" office:value="1.22329473145273" calcext:value-type="float">
            <text:p>1,2232947315</text:p>
          </table:table-cell>
          <table:table-cell table:formula="of:=STDEV(['2000 cons'.C103:.C107])" office:value-type="float" office:value="0" calcext:value-type="float">
            <text:p>0</text:p>
          </table:table-cell>
          <table:table-cell table:formula="of:=STDEV(['2000 cons'.D103:.D107])" office:value-type="float" office:value="0.45961940777126" calcext:value-type="float">
            <text:p>0,4596194078</text:p>
          </table:table-cell>
          <table:table-cell table:formula="of:=STDEV(['2000 cons'.E103:.E107])" office:value-type="float" office:value="2.58801081914276" calcext:value-type="float">
            <text:p>2,5880108191</text:p>
          </table:table-cell>
          <table:table-cell table:formula="of:=STDEV(['2000 cons'.F103:.F107])" office:value-type="float" office:value="0.000450699255726587" calcext:value-type="float">
            <text:p>0,0004506993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07" calcext:value-type="float">
            <text:p>9,07</text:p>
          </table:table-cell>
          <table:table-cell office:value-type="float" office:value="0.42" calcext:value-type="float">
            <text:p>0,42</text:p>
          </table:table-cell>
          <table:table-cell office:value-type="float" office:value="88" calcext:value-type="float">
            <text:p>88</text:p>
          </table:table-cell>
          <table:table-cell office:value-type="float" office:value="49.24" calcext:value-type="float">
            <text:p>49,24</text:p>
          </table:table-cell>
          <table:table-cell office:value-type="float" office:value="0.004204205" calcext:value-type="float">
            <text:p>0,0042042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3.33" calcext:value-type="float">
            <text:p>73,33</text:p>
          </table:table-cell>
          <table:table-cell table:style-name="ce2" office:value-type="float" office:value="8.96" calcext:value-type="float">
            <text:p>8,96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89.3" calcext:value-type="float">
            <text:p>89,3</text:p>
          </table:table-cell>
          <table:table-cell table:style-name="ce2" office:value-type="float" office:value="58.12" calcext:value-type="float">
            <text:p>58,12</text:p>
          </table:table-cell>
          <table:table-cell table:style-name="ce2" office:value-type="float" office:value="0.00002015018" calcext:value-type="float">
            <text:p>2,015018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08:.A112])" office:value-type="float" office:value="75.955" calcext:value-type="float">
            <text:p>75,955</text:p>
          </table:table-cell>
          <table:table-cell table:formula="of:=AVERAGEA(['2000 cons'.B108:.B112])" office:value-type="float" office:value="9.475" calcext:value-type="float">
            <text:p>9,475</text:p>
          </table:table-cell>
          <table:table-cell table:formula="of:=AVERAGEA(['2000 cons'.C108:.C112])" office:value-type="float" office:value="0.48" calcext:value-type="float">
            <text:p>0,48</text:p>
          </table:table-cell>
          <table:table-cell table:formula="of:=AVERAGEA(['2000 cons'.D108:.D112])" office:value-type="float" office:value="89.075" calcext:value-type="float">
            <text:p>89,075</text:p>
          </table:table-cell>
          <table:table-cell table:formula="of:=AVERAGEA(['2000 cons'.E108:.E112])" office:value-type="float" office:value="58.27" calcext:value-type="float">
            <text:p>58,27</text:p>
          </table:table-cell>
          <table:table-cell table:formula="of:=AVERAGEA(['2000 cons'.F108:.F112])" office:value-type="float" office:value="0.000019490775" calcext:value-type="float">
            <text:p>1,9490775E-05</text:p>
          </table:table-cell>
          <table:table-cell table:formula="of:=STDEV(['2000 cons'.A108:.A112])" office:value-type="float" office:value="3.71231060122937" calcext:value-type="float">
            <text:p>3,7123106012</text:p>
          </table:table-cell>
          <table:table-cell table:formula="of:=STDEV(['2000 cons'.B108:.B112])" office:value-type="float" office:value="0.728319984622144" calcext:value-type="float">
            <text:p>0,7283199846</text:p>
          </table:table-cell>
          <table:table-cell table:formula="of:=STDEV(['2000 cons'.C108:.C112])" office:value-type="float" office:value="0.0141421356237309" calcext:value-type="float">
            <text:p>0,0141421356</text:p>
          </table:table-cell>
          <table:table-cell table:formula="of:=STDEV(['2000 cons'.D108:.D112])" office:value-type="float" office:value="0.318198051533948" calcext:value-type="float">
            <text:p>0,3181980515</text:p>
          </table:table-cell>
          <table:table-cell table:formula="of:=STDEV(['2000 cons'.E108:.E112])" office:value-type="float" office:value="0.212132034355967" calcext:value-type="float">
            <text:p>0,2121320344</text:p>
          </table:table-cell>
          <table:table-cell table:formula="of:=STDEV(['2000 cons'.F108:.F112])" office:value-type="float" office:value="0.00000093253949409663" calcext:value-type="float">
            <text:p>9,3253949409663E-07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8.58" calcext:value-type="float">
            <text:p>78,58</text:p>
          </table:table-cell>
          <table:table-cell office:value-type="float" office:value="9.99" calcext:value-type="float">
            <text:p>9,99</text:p>
          </table:table-cell>
          <table:table-cell office:value-type="float" office:value="0.47" calcext:value-type="float">
            <text:p>0,47</text:p>
          </table:table-cell>
          <table:table-cell office:value-type="float" office:value="88.85" calcext:value-type="float">
            <text:p>88,85</text:p>
          </table:table-cell>
          <table:table-cell office:value-type="float" office:value="58.42" calcext:value-type="float">
            <text:p>58,42</text:p>
          </table:table-cell>
          <table:table-cell office:value-type="float" office:value="0.00001883137" calcext:value-type="float">
            <text:p>1,883137E-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0.67" calcext:value-type="float">
            <text:p>70,67</text:p>
          </table:table-cell>
          <table:table-cell table:style-name="ce2" office:value-type="float" office:value="11.5" calcext:value-type="float">
            <text:p>11,5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86.8" calcext:value-type="float">
            <text:p>86,8</text:p>
          </table:table-cell>
          <table:table-cell table:style-name="ce2" office:value-type="float" office:value="51.55" calcext:value-type="float">
            <text:p>51,55</text:p>
          </table:table-cell>
          <table:table-cell table:style-name="ce2" office:value-type="float" office:value="0.0001098821" calcext:value-type="float">
            <text:p>0,000109882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13:.A117])" office:value-type="float" office:value="70.98" calcext:value-type="float">
            <text:p>70,98</text:p>
          </table:table-cell>
          <table:table-cell table:formula="of:=AVERAGEA(['2000 cons'.B113:.B117])" office:value-type="float" office:value="10.67" calcext:value-type="float">
            <text:p>10,67</text:p>
          </table:table-cell>
          <table:table-cell table:formula="of:=AVERAGEA(['2000 cons'.C113:.C117])" office:value-type="float" office:value="0.43" calcext:value-type="float">
            <text:p>0,43</text:p>
          </table:table-cell>
          <table:table-cell table:formula="of:=AVERAGEA(['2000 cons'.D113:.D117])" office:value-type="float" office:value="87.55" calcext:value-type="float">
            <text:p>87,55</text:p>
          </table:table-cell>
          <table:table-cell table:formula="of:=AVERAGEA(['2000 cons'.E113:.E117])" office:value-type="float" office:value="53.22" calcext:value-type="float">
            <text:p>53,22</text:p>
          </table:table-cell>
          <table:table-cell table:formula="of:=AVERAGEA(['2000 cons'.F113:.F117])" office:value-type="float" office:value="0.00007490013" calcext:value-type="float">
            <text:p>7,490013E-05</text:p>
          </table:table-cell>
          <table:table-cell table:formula="of:=STDEV(['2000 cons'.A113:.A117])" office:value-type="float" office:value="0.438406204335663" calcext:value-type="float">
            <text:p>0,4384062043</text:p>
          </table:table-cell>
          <table:table-cell table:formula="of:=STDEV(['2000 cons'.B113:.B117])" office:value-type="float" office:value="1.17379725676967" calcext:value-type="float">
            <text:p>1,1737972568</text:p>
          </table:table-cell>
          <table:table-cell table:formula="of:=STDEV(['2000 cons'.C113:.C117])" office:value-type="float" office:value="0.0282842712474619" calcext:value-type="float">
            <text:p>0,0282842712</text:p>
          </table:table-cell>
          <table:table-cell table:formula="of:=STDEV(['2000 cons'.D113:.D117])" office:value-type="float" office:value="1.06066017177982" calcext:value-type="float">
            <text:p>1,0606601718</text:p>
          </table:table-cell>
          <table:table-cell table:formula="of:=STDEV(['2000 cons'.E113:.E117])" office:value-type="float" office:value="2.36173664916307" calcext:value-type="float">
            <text:p>2,3617366492</text:p>
          </table:table-cell>
          <table:table-cell table:formula="of:=STDEV(['2000 cons'.F113:.F117])" office:value-type="float" office:value="0.0000494719764125287" calcext:value-type="float">
            <text:p>0,000049472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1.29" calcext:value-type="float">
            <text:p>71,29</text:p>
          </table:table-cell>
          <table:table-cell office:value-type="float" office:value="9.84" calcext:value-type="float">
            <text:p>9,84</text:p>
          </table:table-cell>
          <table:table-cell office:value-type="float" office:value="0.45" calcext:value-type="float">
            <text:p>0,45</text:p>
          </table:table-cell>
          <table:table-cell office:value-type="float" office:value="88.3" calcext:value-type="float">
            <text:p>88,3</text:p>
          </table:table-cell>
          <table:table-cell office:value-type="float" office:value="54.89" calcext:value-type="float">
            <text:p>54,89</text:p>
          </table:table-cell>
          <table:table-cell office:value-type="float" office:value="0.00003991816" calcext:value-type="float">
            <text:p>3,991816E-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59.87" calcext:value-type="float">
            <text:p>59,87</text:p>
          </table:table-cell>
          <table:table-cell table:style-name="ce2" office:value-type="float" office:value="15.95" calcext:value-type="float">
            <text:p>15,95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81.7" calcext:value-type="float">
            <text:p>81,7</text:p>
          </table:table-cell>
          <table:table-cell table:style-name="ce2" office:value-type="float" office:value="39.81" calcext:value-type="float">
            <text:p>39,81</text:p>
          </table:table-cell>
          <table:table-cell table:style-name="ce2" office:value-type="float" office:value="0.0006203496" calcext:value-type="float">
            <text:p>0,000620349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18:.A122])" office:value-type="float" office:value="59.63" calcext:value-type="float">
            <text:p>59,63</text:p>
          </table:table-cell>
          <table:table-cell table:formula="of:=AVERAGEA(['2000 cons'.B118:.B122])" office:value-type="float" office:value="15.85" calcext:value-type="float">
            <text:p>15,85</text:p>
          </table:table-cell>
          <table:table-cell table:formula="of:=AVERAGEA(['2000 cons'.C118:.C122])" office:value-type="float" office:value="0.3" calcext:value-type="float">
            <text:p>0,3</text:p>
          </table:table-cell>
          <table:table-cell table:formula="of:=AVERAGEA(['2000 cons'.D118:.D122])" office:value-type="float" office:value="81.7" calcext:value-type="float">
            <text:p>81,7</text:p>
          </table:table-cell>
          <table:table-cell table:formula="of:=AVERAGEA(['2000 cons'.E118:.E122])" office:value-type="float" office:value="39.68" calcext:value-type="float">
            <text:p>39,68</text:p>
          </table:table-cell>
          <table:table-cell table:formula="of:=AVERAGEA(['2000 cons'.F118:.F122])" office:value-type="float" office:value="0.0005244158" calcext:value-type="float">
            <text:p>0,0005244158</text:p>
          </table:table-cell>
          <table:table-cell table:formula="of:=STDEV(['2000 cons'.A118:.A122])" office:value-type="float" office:value="0.339411254969541" calcext:value-type="float">
            <text:p>0,339411255</text:p>
          </table:table-cell>
          <table:table-cell table:formula="of:=STDEV(['2000 cons'.B118:.B122])" office:value-type="float" office:value="0.141421356237309" calcext:value-type="float">
            <text:p>0,1414213562</text:p>
          </table:table-cell>
          <table:table-cell table:formula="of:=STDEV(['2000 cons'.C118:.C122])" office:value-type="float" office:value="0" calcext:value-type="float">
            <text:p>0</text:p>
          </table:table-cell>
          <table:table-cell table:formula="of:=STDEV(['2000 cons'.D118:.D122])" office:value-type="float" office:value="0" calcext:value-type="float">
            <text:p>0</text:p>
          </table:table-cell>
          <table:table-cell table:formula="of:=STDEV(['2000 cons'.E118:.E122])" office:value-type="float" office:value="0.183847763108506" calcext:value-type="float">
            <text:p>0,1838477631</text:p>
          </table:table-cell>
          <table:table-cell table:formula="of:=STDEV(['2000 cons'.F118:.F122])" office:value-type="float" office:value="0.000135670881049988" calcext:value-type="float">
            <text:p>0,0001356709</text:p>
          </table:table-cell>
          <table:table-cell table:number-columns-repeated="999"/>
        </table:table-row>
        <table:table-row table:style-name="ro1">
          <table:table-cell office:value-type="float" office:value="59.39" calcext:value-type="float">
            <text:p>59,39</text:p>
          </table:table-cell>
          <table:table-cell office:value-type="float" office:value="15.75" calcext:value-type="float">
            <text:p>15,75</text:p>
          </table:table-cell>
          <table:table-cell office:value-type="float" office:value="0.3" calcext:value-type="float">
            <text:p>0,3</text:p>
          </table:table-cell>
          <table:table-cell office:value-type="float" office:value="81.7" calcext:value-type="float">
            <text:p>81,7</text:p>
          </table:table-cell>
          <table:table-cell office:value-type="float" office:value="39.55" calcext:value-type="float">
            <text:p>39,55</text:p>
          </table:table-cell>
          <table:table-cell office:value-type="float" office:value="0.000428482" calcext:value-type="float">
            <text:p>0,000428482</text:p>
          </table:table-cell>
          <table:table-cell table:number-columns-repeated="1018"/>
        </table:table-row>
        <table:table-row table:style-name="ro1" table:number-rows-repeated="3">
          <table:table-cell table:style-name="Default" table:number-columns-repeated="26"/>
          <table:table-cell table:number-columns-repeated="998"/>
        </table:table-row>
        <table:table-row table:style-name="ro1">
          <table:table-cell table:style-name="ce2" office:value-type="float" office:value="73.59" calcext:value-type="float">
            <text:p>73,59</text:p>
          </table:table-cell>
          <table:table-cell table:style-name="ce2" office:value-type="float" office:value="8.06" calcext:value-type="float">
            <text:p>8,06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90.15" calcext:value-type="float">
            <text:p>90,15</text:p>
          </table:table-cell>
          <table:table-cell table:style-name="ce2" office:value-type="float" office:value="59.38" calcext:value-type="float">
            <text:p>59,38</text:p>
          </table:table-cell>
          <table:table-cell table:style-name="ce2" office:value-type="float" office:value="0.004628891" calcext:value-type="float">
            <text:p>0,00462889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23:.A127])" office:value-type="float" office:value="73.915" calcext:value-type="float">
            <text:p>73,915</text:p>
          </table:table-cell>
          <table:table-cell table:formula="of:=AVERAGEA(['2000 cons'.B123:.B127])" office:value-type="float" office:value="9.015" calcext:value-type="float">
            <text:p>9,015</text:p>
          </table:table-cell>
          <table:table-cell table:formula="of:=AVERAGEA(['2000 cons'.C123:.C127])" office:value-type="float" office:value="0.48" calcext:value-type="float">
            <text:p>0,48</text:p>
          </table:table-cell>
          <table:table-cell table:formula="of:=AVERAGEA(['2000 cons'.D123:.D127])" office:value-type="float" office:value="89.35" calcext:value-type="float">
            <text:p>89,35</text:p>
          </table:table-cell>
          <table:table-cell table:formula="of:=AVERAGEA(['2000 cons'.E123:.E127])" office:value-type="float" office:value="57.805" calcext:value-type="float">
            <text:p>57,805</text:p>
          </table:table-cell>
          <table:table-cell table:formula="of:=AVERAGEA(['2000 cons'.F123:.F127])" office:value-type="float" office:value="0.0046615415" calcext:value-type="float">
            <text:p>0,0046615415</text:p>
          </table:table-cell>
          <table:table-cell table:formula="of:=STDEV(['2000 cons'.A123:.A127])" office:value-type="float" office:value="0.45961940777125" calcext:value-type="float">
            <text:p>0,4596194078</text:p>
          </table:table-cell>
          <table:table-cell table:formula="of:=STDEV(['2000 cons'.B123:.B127])" office:value-type="float" office:value="1.35057395206631" calcext:value-type="float">
            <text:p>1,3505739521</text:p>
          </table:table-cell>
          <table:table-cell table:formula="of:=STDEV(['2000 cons'.C123:.C127])" office:value-type="float" office:value="0.0424264068711929" calcext:value-type="float">
            <text:p>0,0424264069</text:p>
          </table:table-cell>
          <table:table-cell table:formula="of:=STDEV(['2000 cons'.D123:.D127])" office:value-type="float" office:value="1.13137084989848" calcext:value-type="float">
            <text:p>1,1313708499</text:p>
          </table:table-cell>
          <table:table-cell table:formula="of:=STDEV(['2000 cons'.E123:.E127])" office:value-type="float" office:value="2.22738636073763" calcext:value-type="float">
            <text:p>2,2273863607</text:p>
          </table:table-cell>
          <table:table-cell table:formula="of:=STDEV(['2000 cons'.F123:.F127])" office:value-type="float" office:value="0.0000461747799182629" calcext:value-type="float">
            <text:p>4,61747799182629E-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4.24" calcext:value-type="float">
            <text:p>74,24</text:p>
          </table:table-cell>
          <table:table-cell office:value-type="float" office:value="9.97" calcext:value-type="float">
            <text:p>9,97</text:p>
          </table:table-cell>
          <table:table-cell office:value-type="float" office:value="0.45" calcext:value-type="float">
            <text:p>0,45</text:p>
          </table:table-cell>
          <table:table-cell office:value-type="float" office:value="88.55" calcext:value-type="float">
            <text:p>88,55</text:p>
          </table:table-cell>
          <table:table-cell office:value-type="float" office:value="56.23" calcext:value-type="float">
            <text:p>56,23</text:p>
          </table:table-cell>
          <table:table-cell office:value-type="float" office:value="0.004694192" calcext:value-type="float">
            <text:p>0,00469419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3.72" calcext:value-type="float">
            <text:p>73,72</text:p>
          </table:table-cell>
          <table:table-cell table:style-name="ce2" office:value-type="float" office:value="9.88" calcext:value-type="float">
            <text:p>9,88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5" calcext:value-type="float">
            <text:p>88,5</text:p>
          </table:table-cell>
          <table:table-cell table:style-name="ce2" office:value-type="float" office:value="56.27" calcext:value-type="float">
            <text:p>56,27</text:p>
          </table:table-cell>
          <table:table-cell table:style-name="ce2" office:value-type="float" office:value="0.00001291393" calcext:value-type="float">
            <text:p>1,291393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28:.A132])" office:value-type="float" office:value="78.645" calcext:value-type="float">
            <text:p>78,645</text:p>
          </table:table-cell>
          <table:table-cell table:formula="of:=AVERAGEA(['2000 cons'.B128:.B132])" office:value-type="float" office:value="10.275" calcext:value-type="float">
            <text:p>10,275</text:p>
          </table:table-cell>
          <table:table-cell table:formula="of:=AVERAGEA(['2000 cons'.C128:.C132])" office:value-type="float" office:value="0.465" calcext:value-type="float">
            <text:p>0,465</text:p>
          </table:table-cell>
          <table:table-cell table:formula="of:=AVERAGEA(['2000 cons'.D128:.D132])" office:value-type="float" office:value="88.625" calcext:value-type="float">
            <text:p>88,625</text:p>
          </table:table-cell>
          <table:table-cell table:formula="of:=AVERAGEA(['2000 cons'.E128:.E132])" office:value-type="float" office:value="58.08" calcext:value-type="float">
            <text:p>58,08</text:p>
          </table:table-cell>
          <table:table-cell table:formula="of:=AVERAGEA(['2000 cons'.F128:.F132])" office:value-type="float" office:value="0.00001235396" calcext:value-type="float">
            <text:p>0,000012354</text:p>
          </table:table-cell>
          <table:table-cell table:formula="of:=STDEV(['2000 cons'.A128:.A132])" office:value-type="float" office:value="6.96500179468749" calcext:value-type="float">
            <text:p>6,9650017947</text:p>
          </table:table-cell>
          <table:table-cell table:formula="of:=STDEV(['2000 cons'.B128:.B132])" office:value-type="float" office:value="0.558614357137372" calcext:value-type="float">
            <text:p>0,5586143571</text:p>
          </table:table-cell>
          <table:table-cell table:formula="of:=STDEV(['2000 cons'.C128:.C132])" office:value-type="float" office:value="0.00707106781186548" calcext:value-type="float">
            <text:p>0,0070710678</text:p>
          </table:table-cell>
          <table:table-cell table:formula="of:=STDEV(['2000 cons'.D128:.D132])" office:value-type="float" office:value="0.176776695296637" calcext:value-type="float">
            <text:p>0,1767766953</text:p>
          </table:table-cell>
          <table:table-cell table:formula="of:=STDEV(['2000 cons'.E128:.E132])" office:value-type="float" office:value="2.5597265478953" calcext:value-type="float">
            <text:p>2,5597265479</text:p>
          </table:table-cell>
          <table:table-cell table:formula="of:=STDEV(['2000 cons'.F128:.F132])" office:value-type="float" office:value="0.000000791917168522062" calcext:value-type="float">
            <text:p>7,91917168522062E-07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83.57" calcext:value-type="float">
            <text:p>83,57</text:p>
          </table:table-cell>
          <table:table-cell office:value-type="float" office:value="10.67" calcext:value-type="float">
            <text:p>10,67</text:p>
          </table:table-cell>
          <table:table-cell office:value-type="float" office:value="0.47" calcext:value-type="float">
            <text:p>0,47</text:p>
          </table:table-cell>
          <table:table-cell office:value-type="float" office:value="88.75" calcext:value-type="float">
            <text:p>88,75</text:p>
          </table:table-cell>
          <table:table-cell office:value-type="float" office:value="59.89" calcext:value-type="float">
            <text:p>59,89</text:p>
          </table:table-cell>
          <table:table-cell office:value-type="float" office:value="0.00001179399" calcext:value-type="float">
            <text:p>0,0000117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80.37" calcext:value-type="float">
            <text:p>80,37</text:p>
          </table:table-cell>
          <table:table-cell table:style-name="ce2" office:value-type="float" office:value="12.13" calcext:value-type="float">
            <text:p>12,13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7.2" calcext:value-type="float">
            <text:p>87,2</text:p>
          </table:table-cell>
          <table:table-cell table:style-name="ce2" office:value-type="float" office:value="55.13" calcext:value-type="float">
            <text:p>55,13</text:p>
          </table:table-cell>
          <table:table-cell table:style-name="ce2" office:value-type="float" office:value="0.000005084688" calcext:value-type="float">
            <text:p>5,084688E-0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3:.A137])" office:value-type="float" office:value="78.085" calcext:value-type="float">
            <text:p>78,085</text:p>
          </table:table-cell>
          <table:table-cell table:formula="of:=AVERAGEA(['2000 cons'.B133:.B137])" office:value-type="float" office:value="11.575" calcext:value-type="float">
            <text:p>11,575</text:p>
          </table:table-cell>
          <table:table-cell table:formula="of:=AVERAGEA(['2000 cons'.C133:.C137])" office:value-type="float" office:value="0.43" calcext:value-type="float">
            <text:p>0,43</text:p>
          </table:table-cell>
          <table:table-cell table:formula="of:=AVERAGEA(['2000 cons'.D133:.D137])" office:value-type="float" office:value="87.45" calcext:value-type="float">
            <text:p>87,45</text:p>
          </table:table-cell>
          <table:table-cell table:formula="of:=AVERAGEA(['2000 cons'.E133:.E137])" office:value-type="float" office:value="55.01" calcext:value-type="float">
            <text:p>55,01</text:p>
          </table:table-cell>
          <table:table-cell table:formula="of:=AVERAGEA(['2000 cons'.F133:.F137])" office:value-type="float" office:value="0.0000045156695" calcext:value-type="float">
            <text:p>4,5156695E-06</text:p>
          </table:table-cell>
          <table:table-cell table:formula="of:=STDEV(['2000 cons'.A133:.A137])" office:value-type="float" office:value="3.23147799002253" calcext:value-type="float">
            <text:p>3,23147799</text:p>
          </table:table-cell>
          <table:table-cell table:formula="of:=STDEV(['2000 cons'.B133:.B137])" office:value-type="float" office:value="0.784888527117069" calcext:value-type="float">
            <text:p>0,7848885271</text:p>
          </table:table-cell>
          <table:table-cell table:formula="of:=STDEV(['2000 cons'.C133:.C137])" office:value-type="float" office:value="0" calcext:value-type="float">
            <text:p>0</text:p>
          </table:table-cell>
          <table:table-cell table:formula="of:=STDEV(['2000 cons'.D133:.D137])" office:value-type="float" office:value="0.353553390593274" calcext:value-type="float">
            <text:p>0,3535533906</text:p>
          </table:table-cell>
          <table:table-cell table:formula="of:=STDEV(['2000 cons'.E133:.E137])" office:value-type="float" office:value="0.169705627484773" calcext:value-type="float">
            <text:p>0,1697056275</text:p>
          </table:table-cell>
          <table:table-cell table:formula="of:=STDEV(['2000 cons'.F133:.F137])" office:value-type="float" office:value="0.000000804713679941195" calcext:value-type="float">
            <text:p>8,04713679941195E-07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5.8" calcext:value-type="float">
            <text:p>75,8</text:p>
          </table:table-cell>
          <table:table-cell office:value-type="float" office:value="11.02" calcext:value-type="float">
            <text:p>11,02</text:p>
          </table:table-cell>
          <table:table-cell office:value-type="float" office:value="0.43" calcext:value-type="float">
            <text:p>0,43</text:p>
          </table:table-cell>
          <table:table-cell office:value-type="float" office:value="87.7" calcext:value-type="float">
            <text:p>87,7</text:p>
          </table:table-cell>
          <table:table-cell office:value-type="float" office:value="54.89" calcext:value-type="float">
            <text:p>54,89</text:p>
          </table:table-cell>
          <table:table-cell office:value-type="float" office:value="0.000003946651" calcext:value-type="float">
            <text:p>3,946651E-0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64.86" calcext:value-type="float">
            <text:p>64,86</text:p>
          </table:table-cell>
          <table:table-cell table:style-name="ce2" office:value-type="float" office:value="13.49" calcext:value-type="float">
            <text:p>13,49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4.5" calcext:value-type="float">
            <text:p>84,5</text:p>
          </table:table-cell>
          <table:table-cell table:style-name="ce2" office:value-type="float" office:value="46.56" calcext:value-type="float">
            <text:p>46,56</text:p>
          </table:table-cell>
          <table:table-cell table:style-name="ce2" office:value-type="float" office:value="0.0001078856" calcext:value-type="float">
            <text:p>0,000107885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8:.A142])" office:value-type="float" office:value="63.405" calcext:value-type="float">
            <text:p>63,405</text:p>
          </table:table-cell>
          <table:table-cell table:formula="of:=AVERAGEA(['2000 cons'.B138:.B142])" office:value-type="float" office:value="9.79" calcext:value-type="float">
            <text:p>9,79</text:p>
          </table:table-cell>
          <table:table-cell table:formula="of:=AVERAGEA(['2000 cons'.C138:.C142])" office:value-type="float" office:value="0.475" calcext:value-type="float">
            <text:p>0,475</text:p>
          </table:table-cell>
          <table:table-cell table:formula="of:=AVERAGEA(['2000 cons'.D138:.D142])" office:value-type="float" office:value="87.575" calcext:value-type="float">
            <text:p>87,575</text:p>
          </table:table-cell>
          <table:table-cell table:formula="of:=AVERAGEA(['2000 cons'.E138:.E142])" office:value-type="float" office:value="51.465" calcext:value-type="float">
            <text:p>51,465</text:p>
          </table:table-cell>
          <table:table-cell table:formula="of:=AVERAGEA(['2000 cons'.F138:.F142])" office:value-type="float" office:value="0.00010661355" calcext:value-type="float">
            <text:p>0,0001066136</text:p>
          </table:table-cell>
          <table:table-cell table:formula="of:=STDEV(['2000 cons'.A138:.A142])" office:value-type="float" office:value="2.05768073325285" calcext:value-type="float">
            <text:p>2,0576807333</text:p>
          </table:table-cell>
          <table:table-cell table:formula="of:=STDEV(['2000 cons'.B138:.B142])" office:value-type="float" office:value="5.23259018078045" calcext:value-type="float">
            <text:p>5,2325901808</text:p>
          </table:table-cell>
          <table:table-cell table:formula="of:=STDEV(['2000 cons'.C138:.C142])" office:value-type="float" office:value="0.106066017177982" calcext:value-type="float">
            <text:p>0,1060660172</text:p>
          </table:table-cell>
          <table:table-cell table:formula="of:=STDEV(['2000 cons'.D138:.D142])" office:value-type="float" office:value="4.34870670429727" calcext:value-type="float">
            <text:p>4,3487067043</text:p>
          </table:table-cell>
          <table:table-cell table:formula="of:=STDEV(['2000 cons'.E138:.E142])" office:value-type="float" office:value="6.93671752344003" calcext:value-type="float">
            <text:p>6,9367175234</text:p>
          </table:table-cell>
          <table:table-cell table:formula="of:=STDEV(['2000 cons'.F138:.F142])" office:value-type="float" office:value="0.0000017989503620167" calcext:value-type="float">
            <text:p>0,000001799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61.95" calcext:value-type="float">
            <text:p>61,95</text:p>
          </table:table-cell>
          <table:table-cell office:value-type="float" office:value="6.09" calcext:value-type="float">
            <text:p>6,09</text:p>
          </table:table-cell>
          <table:table-cell office:value-type="float" office:value="0.55" calcext:value-type="float">
            <text:p>0,55</text:p>
          </table:table-cell>
          <table:table-cell office:value-type="float" office:value="90.65" calcext:value-type="float">
            <text:p>90,65</text:p>
          </table:table-cell>
          <table:table-cell office:value-type="float" office:value="56.37" calcext:value-type="float">
            <text:p>56,37</text:p>
          </table:table-cell>
          <table:table-cell office:value-type="float" office:value="0.0001053415" calcext:value-type="float">
            <text:p>0,000105341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1.08" calcext:value-type="float">
            <text:p>71,08</text:p>
          </table:table-cell>
          <table:table-cell table:style-name="ce2" office:value-type="float" office:value="9.66" calcext:value-type="float">
            <text:p>9,66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4" calcext:value-type="float">
            <text:p>88,4</text:p>
          </table:table-cell>
          <table:table-cell table:style-name="ce2" office:value-type="float" office:value="55.27" calcext:value-type="float">
            <text:p>55,27</text:p>
          </table:table-cell>
          <table:table-cell table:style-name="ce2" office:value-type="float" office:value="0.003946847" calcext:value-type="float">
            <text:p>0,00394684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43:.A147])" office:value-type="float" office:value="71.205" calcext:value-type="float">
            <text:p>71,205</text:p>
          </table:table-cell>
          <table:table-cell table:formula="of:=AVERAGEA(['2000 cons'.B143:.B147])" office:value-type="float" office:value="9.38" calcext:value-type="float">
            <text:p>9,38</text:p>
          </table:table-cell>
          <table:table-cell table:formula="of:=AVERAGEA(['2000 cons'.C143:.C147])" office:value-type="float" office:value="0.465" calcext:value-type="float">
            <text:p>0,465</text:p>
          </table:table-cell>
          <table:table-cell table:formula="of:=AVERAGEA(['2000 cons'.D143:.D147])" office:value-type="float" office:value="88.7" calcext:value-type="float">
            <text:p>88,7</text:p>
          </table:table-cell>
          <table:table-cell table:formula="of:=AVERAGEA(['2000 cons'.E143:.E147])" office:value-type="float" office:value="55.66" calcext:value-type="float">
            <text:p>55,66</text:p>
          </table:table-cell>
          <table:table-cell table:formula="of:=AVERAGEA(['2000 cons'.F143:.F147])" office:value-type="float" office:value="0.003972681" calcext:value-type="float">
            <text:p>0,003972681</text:p>
          </table:table-cell>
          <table:table-cell table:formula="of:=STDEV(['2000 cons'.A143:.A147])" office:value-type="float" office:value="0.176776695296637" calcext:value-type="float">
            <text:p>0,1767766953</text:p>
          </table:table-cell>
          <table:table-cell table:formula="of:=STDEV(['2000 cons'.B143:.B147])" office:value-type="float" office:value="0.395979797464467" calcext:value-type="float">
            <text:p>0,3959797975</text:p>
          </table:table-cell>
          <table:table-cell table:formula="of:=STDEV(['2000 cons'.C143:.C147])" office:value-type="float" office:value="0.00707106781186548" calcext:value-type="float">
            <text:p>0,0070710678</text:p>
          </table:table-cell>
          <table:table-cell table:formula="of:=STDEV(['2000 cons'.D143:.D147])" office:value-type="float" office:value="0.424264068711924" calcext:value-type="float">
            <text:p>0,4242640687</text:p>
          </table:table-cell>
          <table:table-cell table:formula="of:=STDEV(['2000 cons'.E143:.E147])" office:value-type="float" office:value="0.551543289325503" calcext:value-type="float">
            <text:p>0,5515432893</text:p>
          </table:table-cell>
          <table:table-cell table:formula="of:=STDEV(['2000 cons'.F143:.F147])" office:value-type="float" office:value="0.0000365347931703468" calcext:value-type="float">
            <text:p>3,65347931703468E-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1.33" calcext:value-type="float">
            <text:p>71,33</text:p>
          </table:table-cell>
          <table:table-cell office:value-type="float" office:value="9.1" calcext:value-type="float">
            <text:p>9,1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56.05" calcext:value-type="float">
            <text:p>56,05</text:p>
          </table:table-cell>
          <table:table-cell office:value-type="float" office:value="0.003998515" calcext:value-type="float">
            <text:p>0,00399851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7.68" calcext:value-type="float">
            <text:p>77,68</text:p>
          </table:table-cell>
          <table:table-cell table:style-name="ce2" office:value-type="float" office:value="9.67" calcext:value-type="float">
            <text:p>9,67</text:p>
          </table:table-cell>
          <table:table-cell table:style-name="ce2" office:value-type="float" office:value="0.47" calcext:value-type="float">
            <text:p>0,47</text:p>
          </table:table-cell>
          <table:table-cell table:style-name="ce2" office:value-type="float" office:value="89.1" calcext:value-type="float">
            <text:p>89,1</text:p>
          </table:table-cell>
          <table:table-cell table:style-name="ce2" office:value-type="float" office:value="58.7" calcext:value-type="float">
            <text:p>58,7</text:p>
          </table:table-cell>
          <table:table-cell table:style-name="ce2" office:value-type="float" office:value="0.0000116187" calcext:value-type="float">
            <text:p>1,16187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48:.A152])" office:value-type="float" office:value="79.735" calcext:value-type="float">
            <text:p>79,735</text:p>
          </table:table-cell>
          <table:table-cell table:formula="of:=AVERAGEA(['2000 cons'.B148:.B152])" office:value-type="float" office:value="11.3" calcext:value-type="float">
            <text:p>11,3</text:p>
          </table:table-cell>
          <table:table-cell table:formula="of:=AVERAGEA(['2000 cons'.C148:.C152])" office:value-type="float" office:value="0.445" calcext:value-type="float">
            <text:p>0,445</text:p>
          </table:table-cell>
          <table:table-cell table:formula="of:=AVERAGEA(['2000 cons'.D148:.D152])" office:value-type="float" office:value="87.875" calcext:value-type="float">
            <text:p>87,875</text:p>
          </table:table-cell>
          <table:table-cell table:formula="of:=AVERAGEA(['2000 cons'.E148:.E152])" office:value-type="float" office:value="56.785" calcext:value-type="float">
            <text:p>56,785</text:p>
          </table:table-cell>
          <table:table-cell table:formula="of:=AVERAGEA(['2000 cons'.F148:.F152])" office:value-type="float" office:value="0.000018135785" calcext:value-type="float">
            <text:p>1,8135785E-05</text:p>
          </table:table-cell>
          <table:table-cell table:formula="of:=STDEV(['2000 cons'.A148:.A152])" office:value-type="float" office:value="2.90620887067671" calcext:value-type="float">
            <text:p>2,9062088707</text:p>
          </table:table-cell>
          <table:table-cell table:formula="of:=STDEV(['2000 cons'.B148:.B152])" office:value-type="float" office:value="2.30516810666814" calcext:value-type="float">
            <text:p>2,3051681067</text:p>
          </table:table-cell>
          <table:table-cell table:formula="of:=STDEV(['2000 cons'.C148:.C152])" office:value-type="float" office:value="0.0353553390593274" calcext:value-type="float">
            <text:p>0,0353553391</text:p>
          </table:table-cell>
          <table:table-cell table:formula="of:=STDEV(['2000 cons'.D148:.D152])" office:value-type="float" office:value="1.73241161390703" calcext:value-type="float">
            <text:p>1,7324116139</text:p>
          </table:table-cell>
          <table:table-cell table:formula="of:=STDEV(['2000 cons'.E148:.E152])" office:value-type="float" office:value="2.70821897194448" calcext:value-type="float">
            <text:p>2,7082189719</text:p>
          </table:table-cell>
          <table:table-cell table:formula="of:=STDEV(['2000 cons'.F148:.F152])" office:value-type="float" office:value="0.00000921654999413826" calcext:value-type="float">
            <text:p>9,21654999413826E-06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81.79" calcext:value-type="float">
            <text:p>81,79</text:p>
          </table:table-cell>
          <table:table-cell office:value-type="float" office:value="12.93" calcext:value-type="float">
            <text:p>12,93</text:p>
          </table:table-cell>
          <table:table-cell office:value-type="float" office:value="0.42" calcext:value-type="float">
            <text:p>0,42</text:p>
          </table:table-cell>
          <table:table-cell office:value-type="float" office:value="86.65" calcext:value-type="float">
            <text:p>86,65</text:p>
          </table:table-cell>
          <table:table-cell office:value-type="float" office:value="54.87" calcext:value-type="float">
            <text:p>54,87</text:p>
          </table:table-cell>
          <table:table-cell office:value-type="float" office:value="0.00002465287" calcext:value-type="float">
            <text:p>2,465287E-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6.61" calcext:value-type="float">
            <text:p>76,61</text:p>
          </table:table-cell>
          <table:table-cell table:style-name="ce2" office:value-type="float" office:value="10.44" calcext:value-type="float">
            <text:p>10,44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88.3" calcext:value-type="float">
            <text:p>88,3</text:p>
          </table:table-cell>
          <table:table-cell table:style-name="ce2" office:value-type="float" office:value="56.48" calcext:value-type="float">
            <text:p>56,48</text:p>
          </table:table-cell>
          <table:table-cell table:style-name="ce2" office:value-type="float" office:value="0.000003079992" calcext:value-type="float">
            <text:p>0,0000030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53:.A157])" office:value-type="float" office:value="76.765" calcext:value-type="float">
            <text:p>76,765</text:p>
          </table:table-cell>
          <table:table-cell table:formula="of:=AVERAGEA(['2000 cons'.B153:.B157])" office:value-type="float" office:value="9.47" calcext:value-type="float">
            <text:p>9,47</text:p>
          </table:table-cell>
          <table:table-cell table:formula="of:=AVERAGEA(['2000 cons'.C153:.C157])" office:value-type="float" office:value="0.48" calcext:value-type="float">
            <text:p>0,48</text:p>
          </table:table-cell>
          <table:table-cell table:formula="of:=AVERAGEA(['2000 cons'.D153:.D157])" office:value-type="float" office:value="89.15" calcext:value-type="float">
            <text:p>89,15</text:p>
          </table:table-cell>
          <table:table-cell table:formula="of:=AVERAGEA(['2000 cons'.E153:.E157])" office:value-type="float" office:value="58.455" calcext:value-type="float">
            <text:p>58,455</text:p>
          </table:table-cell>
          <table:table-cell table:formula="of:=AVERAGEA(['2000 cons'.F153:.F157])" office:value-type="float" office:value="0.0000020665055" calcext:value-type="float">
            <text:p>2,0665055E-06</text:p>
          </table:table-cell>
          <table:table-cell table:formula="of:=STDEV(['2000 cons'.A153:.A157])" office:value-type="float" office:value="0.219203102167831" calcext:value-type="float">
            <text:p>0,2192031022</text:p>
          </table:table-cell>
          <table:table-cell table:formula="of:=STDEV(['2000 cons'.B153:.B157])" office:value-type="float" office:value="1.3717871555019" calcext:value-type="float">
            <text:p>1,3717871555</text:p>
          </table:table-cell>
          <table:table-cell table:formula="of:=STDEV(['2000 cons'.C153:.C157])" office:value-type="float" office:value="0.0424264068711929" calcext:value-type="float">
            <text:p>0,0424264069</text:p>
          </table:table-cell>
          <table:table-cell table:formula="of:=STDEV(['2000 cons'.D153:.D157])" office:value-type="float" office:value="1.20208152801713" calcext:value-type="float">
            <text:p>1,202081528</text:p>
          </table:table-cell>
          <table:table-cell table:formula="of:=STDEV(['2000 cons'.E153:.E157])" office:value-type="float" office:value="2.79307178568686" calcext:value-type="float">
            <text:p>2,7930717857</text:p>
          </table:table-cell>
          <table:table-cell table:formula="of:=STDEV(['2000 cons'.F153:.F157])" office:value-type="float" office:value="0.00000143328635358204" calcext:value-type="float">
            <text:p>1,43328635358204E-06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6.92" calcext:value-type="float">
            <text:p>76,92</text:p>
          </table:table-cell>
          <table:table-cell office:value-type="float" office:value="8.5" calcext:value-type="float">
            <text:p>8,5</text:p>
          </table:table-cell>
          <table:table-cell office:value-type="float" office:value="0.51" calcext:value-type="float">
            <text:p>0,51</text:p>
          </table:table-cell>
          <table:table-cell office:value-type="float" office:value="90" calcext:value-type="float">
            <text:p>90</text:p>
          </table:table-cell>
          <table:table-cell office:value-type="float" office:value="60.43" calcext:value-type="float">
            <text:p>60,43</text:p>
          </table:table-cell>
          <table:table-cell office:value-type="float" office:value="0.000001053019" calcext:value-type="float">
            <text:p>0,00000105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1.7" calcext:value-type="float">
            <text:p>71,7</text:p>
          </table:table-cell>
          <table:table-cell table:style-name="ce2" office:value-type="float" office:value="9.1" calcext:value-type="float">
            <text:p>9,1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88.95" calcext:value-type="float">
            <text:p>88,95</text:p>
          </table:table-cell>
          <table:table-cell table:style-name="ce2" office:value-type="float" office:value="56.88" calcext:value-type="float">
            <text:p>56,88</text:p>
          </table:table-cell>
          <table:table-cell table:style-name="ce2" office:value-type="float" office:value="0.0001592434" calcext:value-type="float">
            <text:p>0,000159243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201:.A206])" office:value-type="string" office:string-value="" calcext:value-type="error">
            <text:p>#DIV/0!</text:p>
          </table:table-cell>
          <table:table-cell table:formula="of:=AVERAGEA(['2000 cons'.B201:.B206])" office:value-type="string" office:string-value="" calcext:value-type="error">
            <text:p>#DIV/0!</text:p>
          </table:table-cell>
          <table:table-cell table:formula="of:=AVERAGEA(['2000 cons'.C201:.C206])" office:value-type="string" office:string-value="" calcext:value-type="error">
            <text:p>#DIV/0!</text:p>
          </table:table-cell>
          <table:table-cell table:formula="of:=AVERAGEA(['2000 cons'.D201:.D206])" office:value-type="string" office:string-value="" calcext:value-type="error">
            <text:p>#DIV/0!</text:p>
          </table:table-cell>
          <table:table-cell table:formula="of:=AVERAGEA(['2000 cons'.E201:.E206])" office:value-type="string" office:string-value="" calcext:value-type="error">
            <text:p>#DIV/0!</text:p>
          </table:table-cell>
          <table:table-cell table:formula="of:=AVERAGEA(['2000 cons'.F201:.F206])" office:value-type="string" office:string-value="" calcext:value-type="error">
            <text:p>#DIV/0!</text:p>
          </table:table-cell>
          <table:table-cell table:formula="of:=STDEV(['2000 cons'.A201:.A205])" office:value-type="string" office:string-value="" calcext:value-type="error">
            <text:p>#DIV/0!</text:p>
          </table:table-cell>
          <table:table-cell table:formula="of:=STDEV(['2000 cons'.B201:.B205])" office:value-type="string" office:string-value="" calcext:value-type="error">
            <text:p>#DIV/0!</text:p>
          </table:table-cell>
          <table:table-cell table:formula="of:=STDEV(['2000 cons'.C201:.C205])" office:value-type="string" office:string-value="" calcext:value-type="error">
            <text:p>#DIV/0!</text:p>
          </table:table-cell>
          <table:table-cell table:formula="of:=STDEV(['2000 cons'.D201:.D205])" office:value-type="string" office:string-value="" calcext:value-type="error">
            <text:p>#DIV/0!</text:p>
          </table:table-cell>
          <table:table-cell table:formula="of:=STDEV(['2000 cons'.E201:.E205])" office:value-type="string" office:string-value="" calcext:value-type="error">
            <text:p>#DIV/0!</text:p>
          </table:table-cell>
          <table:table-cell table:formula="of:=STDEV(['2000 cons'.F201:.F205])" office:value-type="string" office:string-value="" calcext:value-type="error">
            <text:p>#DIV/0!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1.54" calcext:value-type="float">
            <text:p>71,54</text:p>
          </table:table-cell>
          <table:table-cell office:value-type="float" office:value="13.06" calcext:value-type="float">
            <text:p>13,06</text:p>
          </table:table-cell>
          <table:table-cell office:value-type="float" office:value="0.36" calcext:value-type="float">
            <text:p>0,36</text:p>
          </table:table-cell>
          <table:table-cell office:value-type="float" office:value="85.4" calcext:value-type="float">
            <text:p>85,4</text:p>
          </table:table-cell>
          <table:table-cell office:value-type="float" office:value="49.49" calcext:value-type="float">
            <text:p>49,49</text:p>
          </table:table-cell>
          <table:table-cell office:value-type="float" office:value="0.0001080645" calcext:value-type="float">
            <text:p>0,0001080645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26"/>
          <table:table-cell table:number-columns-repeated="99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7">
          <table:table-cell table:style-name="Default" table:number-columns-repeated="26"/>
          <table:table-cell table:number-columns-repeated="998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ing" table:style-name="ta1">
        <table:table-column table:style-name="co1" table:number-columns-repeated="26" table:default-cell-style-name="ce3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3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office:value-type="string" calcext:value-type="string">
            <text:p>More info</text:p>
          </table:table-cell>
        </table:table-row>
        <table:table-row table:style-name="ro1">
          <table:table-cell table:style-name="ce2" office:value-type="float" office:value="76.67" calcext:value-type="float">
            <text:p>76,67</text:p>
          </table:table-cell>
          <table:table-cell table:style-name="ce2" office:value-type="float" office:value="6.52" calcext:value-type="float">
            <text:p>6,52</text:p>
          </table:table-cell>
          <table:table-cell table:style-name="ce2" office:value-type="float" office:value="0.59" calcext:value-type="float">
            <text:p>0,59</text:p>
          </table:table-cell>
          <table:table-cell table:style-name="ce2" office:value-type="float" office:value="91.85" calcext:value-type="float">
            <text:p>91,85</text:p>
          </table:table-cell>
          <table:table-cell table:style-name="ce2" office:value-type="float" office:value="65.79" calcext:value-type="float">
            <text:p>65,79</text:p>
          </table:table-cell>
          <table:table-cell table:style-name="ce2" office:value-type="float" office:value="0.002272" calcext:value-type="float">
            <text:p>0,00227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3:.A7])" office:value-type="float" office:value="74.1466666666667" calcext:value-type="float">
            <text:p>74,1466666667</text:p>
          </table:table-cell>
          <table:table-cell table:formula="of:=AVERAGEA([Testing.B3:.B7])" office:value-type="float" office:value="6.40333333333333" calcext:value-type="float">
            <text:p>6,4033333333</text:p>
          </table:table-cell>
          <table:table-cell table:formula="of:=AVERAGEA([Testing.C3:.C7])" office:value-type="float" office:value="0.58" calcext:value-type="float">
            <text:p>0,58</text:p>
          </table:table-cell>
          <table:table-cell table:formula="of:=AVERAGEA([Testing.D3:.D7])" office:value-type="float" office:value="91.7166666666667" calcext:value-type="float">
            <text:p>91,7166666667</text:p>
          </table:table-cell>
          <table:table-cell table:formula="of:=AVERAGEA([Testing.E3:.E7])" office:value-type="float" office:value="64.3866666666667" calcext:value-type="float">
            <text:p>64,3866666667</text:p>
          </table:table-cell>
          <table:table-cell table:formula="of:=AVERAGEA([Testing.F3:.F7])" office:value-type="float" office:value="0.008672634" calcext:value-type="float">
            <text:p>0,008672634</text:p>
          </table:table-cell>
          <table:table-cell table:formula="of:=STDEV([Testing.A3:.A7])" office:value-type="float" office:value="2.18555103654281" calcext:value-type="float">
            <text:p>2,1855510365</text:p>
          </table:table-cell>
          <table:table-cell table:formula="of:=STDEV([Testing.B3:.B7])" office:value-type="float" office:value="0.160727512683216" calcext:value-type="float">
            <text:p>0,1607275127</text:p>
          </table:table-cell>
          <table:table-cell table:formula="of:=STDEV([Testing.C3:.C7])" office:value-type="float" office:value="0.00999999999999995" calcext:value-type="float">
            <text:p>0,01</text:p>
          </table:table-cell>
          <table:table-cell table:formula="of:=STDEV([Testing.D3:.D7])" office:value-type="float" office:value="0.125830573921179" calcext:value-type="float">
            <text:p>0,1258305739</text:p>
          </table:table-cell>
          <table:table-cell table:formula="of:=STDEV([Testing.E3:.E7])" office:value-type="float" office:value="1.21541488115513" calcext:value-type="float">
            <text:p>1,2154148812</text:p>
          </table:table-cell>
          <table:table-cell table:formula="of:=STDEV([Testing.F3:.F7])" office:value-type="float" office:value="0.0112890857593725" calcext:value-type="float">
            <text:p>0,0112890858</text:p>
          </table:table-cell>
          <table:table-cell office:value-type="string" calcext:value-type="string">
            <text:p>Normalization afterCluster</text:p>
          </table:table-cell>
        </table:table-row>
        <table:table-row table:style-name="ro1">
          <table:table-cell office:value-type="float" office:value="72.85" calcext:value-type="float">
            <text:p>72,85</text:p>
          </table:table-cell>
          <table:table-cell office:value-type="float" office:value="6.22" calcext:value-type="float">
            <text:p>6,22</text:p>
          </table:table-cell>
          <table:table-cell office:value-type="float" office:value="0.57" calcext:value-type="float">
            <text:p>0,57</text:p>
          </table:table-cell>
          <table:table-cell office:value-type="float" office:value="91.7" calcext:value-type="float">
            <text:p>91,7</text:p>
          </table:table-cell>
          <table:table-cell office:value-type="float" office:value="63.67" calcext:value-type="float">
            <text:p>63,67</text:p>
          </table:table-cell>
          <table:table-cell office:value-type="float" office:value="0.002038452" calcext:value-type="float">
            <text:p>0,002038452</text:p>
          </table:table-cell>
          <table:table-cell table:number-columns-repeated="20"/>
        </table:table-row>
        <table:table-row table:style-name="ro1">
          <table:table-cell office:value-type="float" office:value="72.92" calcext:value-type="float">
            <text:p>72,92</text:p>
          </table:table-cell>
          <table:table-cell office:value-type="float" office:value="6.47" calcext:value-type="float">
            <text:p>6,47</text:p>
          </table:table-cell>
          <table:table-cell office:value-type="float" office:value="0.58" calcext:value-type="float">
            <text:p>0,58</text:p>
          </table:table-cell>
          <table:table-cell office:value-type="float" office:value="91.6" calcext:value-type="float">
            <text:p>91,6</text:p>
          </table:table-cell>
          <table:table-cell office:value-type="float" office:value="63.7" calcext:value-type="float">
            <text:p>63,7</text:p>
          </table:table-cell>
          <table:table-cell office:value-type="float" office:value="0.02170745" calcext:value-type="float">
            <text:p>0,02170745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" office:value-type="float" office:value="83.91" calcext:value-type="float">
            <text:p>83,91</text:p>
          </table:table-cell>
          <table:table-cell table:style-name="ce2" office:value-type="float" office:value="7.44" calcext:value-type="float">
            <text:p>7,44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91.7" calcext:value-type="float">
            <text:p>91,7</text:p>
          </table:table-cell>
          <table:table-cell table:style-name="ce2" office:value-type="float" office:value="66.69" calcext:value-type="float">
            <text:p>66,69</text:p>
          </table:table-cell>
          <table:table-cell table:style-name="ce2" office:value-type="float" office:value="0.002432" calcext:value-type="float">
            <text:p>0,00243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8:.A12])" office:value-type="float" office:value="81.6433333333333" calcext:value-type="float">
            <text:p>81,6433333333</text:p>
          </table:table-cell>
          <table:table-cell table:formula="of:=AVERAGEA([Testing.B8:.B12])" office:value-type="float" office:value="6.84666666666667" calcext:value-type="float">
            <text:p>6,8466666667</text:p>
          </table:table-cell>
          <table:table-cell table:formula="of:=AVERAGEA([Testing.C8:.C12])" office:value-type="float" office:value="0.576666666666667" calcext:value-type="float">
            <text:p>0,5766666667</text:p>
          </table:table-cell>
          <table:table-cell table:formula="of:=AVERAGEA([Testing.D8:.D12])" office:value-type="float" office:value="91.9833333333333" calcext:value-type="float">
            <text:p>91,9833333333</text:p>
          </table:table-cell>
          <table:table-cell table:formula="of:=AVERAGEA([Testing.E8:.E12])" office:value-type="float" office:value="67.0266666666667" calcext:value-type="float">
            <text:p>67,0266666667</text:p>
          </table:table-cell>
          <table:table-cell table:formula="of:=AVERAGEA([Testing.F8:.F12])" office:value-type="float" office:value="0.00153574694733333" calcext:value-type="float">
            <text:p>0,0015357469</text:p>
          </table:table-cell>
          <table:table-cell table:formula="of:=STDEV([Testing.A8:.A12])" office:value-type="float" office:value="1.96339841431466" calcext:value-type="float">
            <text:p>1,9633984143</text:p>
          </table:table-cell>
          <table:table-cell table:formula="of:=STDEV([Testing.B8:.B12])" office:value-type="float" office:value="0.645083973861802" calcext:value-type="float">
            <text:p>0,6450839739</text:p>
          </table:table-cell>
          <table:table-cell table:formula="of:=STDEV([Testing.C8:.C12])" office:value-type="float" office:value="0.0208166599946613" calcext:value-type="float">
            <text:p>0,02081666</text:p>
          </table:table-cell>
          <table:table-cell table:formula="of:=STDEV([Testing.D8:.D12])" office:value-type="float" office:value="0.448144321991624" calcext:value-type="float">
            <text:p>0,448144322</text:p>
          </table:table-cell>
          <table:table-cell table:formula="of:=STDEV([Testing.E8:.E12])" office:value-type="float" office:value="1.08491167075174" calcext:value-type="float">
            <text:p>1,0849116708</text:p>
          </table:table-cell>
          <table:table-cell table:formula="of:=STDEV([Testing.F8:.F12])" office:value-type="float" office:value="0.00133354085882771" calcext:value-type="float">
            <text:p>0,0013335409</text:p>
          </table:table-cell>
          <table:table-cell/>
        </table:table-row>
        <table:table-row table:style-name="ro1">
          <table:table-cell office:value-type="float" office:value="80.47" calcext:value-type="float">
            <text:p>80,47</text:p>
          </table:table-cell>
          <table:table-cell office:value-type="float" office:value="6.16" calcext:value-type="float">
            <text:p>6,16</text:p>
          </table:table-cell>
          <table:table-cell office:value-type="float" office:value="0.6" calcext:value-type="float">
            <text:p>0,6</text:p>
          </table:table-cell>
          <table:table-cell office:value-type="float" office:value="92.5" calcext:value-type="float">
            <text:p>92,5</text:p>
          </table:table-cell>
          <table:table-cell office:value-type="float" office:value="68.24" calcext:value-type="float">
            <text:p>68,24</text:p>
          </table:table-cell>
          <table:table-cell office:value-type="float" office:value="0.002172" calcext:value-type="float">
            <text:p>0,002172</text:p>
          </table:table-cell>
          <table:table-cell table:number-columns-repeated="20"/>
        </table:table-row>
        <table:table-row table:style-name="ro1">
          <table:table-cell office:value-type="float" office:value="80.55" calcext:value-type="float">
            <text:p>80,55</text:p>
          </table:table-cell>
          <table:table-cell office:value-type="float" office:value="6.94" calcext:value-type="float">
            <text:p>6,94</text:p>
          </table:table-cell>
          <table:table-cell office:value-type="float" office:value="0.57" calcext:value-type="float">
            <text:p>0,57</text:p>
          </table:table-cell>
          <table:table-cell office:value-type="float" office:value="91.75" calcext:value-type="float">
            <text:p>91,75</text:p>
          </table:table-cell>
          <table:table-cell office:value-type="float" office:value="66.15" calcext:value-type="float">
            <text:p>66,15</text:p>
          </table:table-cell>
          <table:table-cell office:value-type="float" office:value="0.000003240842" calcext:value-type="float">
            <text:p>3,240842E-06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" office:value-type="float" office:value="87.97" calcext:value-type="float">
            <text:p>87,97</text:p>
          </table:table-cell>
          <table:table-cell table:style-name="ce2" office:value-type="float" office:value="7.11" calcext:value-type="float">
            <text:p>7,11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92.35" calcext:value-type="float">
            <text:p>92,35</text:p>
          </table:table-cell>
          <table:table-cell table:style-name="ce2" office:value-type="float" office:value="69.45" calcext:value-type="float">
            <text:p>69,45</text:p>
          </table:table-cell>
          <table:table-cell table:style-name="ce2" office:value-type="float" office:value="0.395734" calcext:value-type="float">
            <text:p>0,39573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0,1]</text:p>
          </table:table-cell>
          <table:table-cell table:formula="of:=AVERAGEA([Testing.A13:.A17])" office:value-type="float" office:value="84.5433333333333" calcext:value-type="float">
            <text:p>84,5433333333</text:p>
          </table:table-cell>
          <table:table-cell table:formula="of:=AVERAGEA([Testing.B13:.B17])" office:value-type="float" office:value="8.00333333333333" calcext:value-type="float">
            <text:p>8,0033333333</text:p>
          </table:table-cell>
          <table:table-cell table:formula="of:=AVERAGEA([Testing.C13:.C17])" office:value-type="float" office:value="0.543333333333333" calcext:value-type="float">
            <text:p>0,5433333333</text:p>
          </table:table-cell>
          <table:table-cell table:formula="of:=AVERAGEA([Testing.D13:.D17])" office:value-type="float" office:value="91.2333333333333" calcext:value-type="float">
            <text:p>91,2333333333</text:p>
          </table:table-cell>
          <table:table-cell table:formula="of:=AVERAGEA([Testing.E13:.E17])" office:value-type="float" office:value="65.7733333333333" calcext:value-type="float">
            <text:p>65,7733333333</text:p>
          </table:table-cell>
          <table:table-cell table:formula="of:=AVERAGEA([Testing.F13:.F17])" office:value-type="float" office:value="0.626716866666667" calcext:value-type="float">
            <text:p>0,6267168667</text:p>
          </table:table-cell>
          <table:table-cell table:formula="of:=STDEV([Testing.A13:.A17])" office:value-type="float" office:value="3.42500121654479" calcext:value-type="float">
            <text:p>3,4250012165</text:p>
          </table:table-cell>
          <table:table-cell table:formula="of:=STDEV([Testing.B13:.B17])" office:value-type="float" office:value="0.774230801075063" calcext:value-type="float">
            <text:p>0,7742308011</text:p>
          </table:table-cell>
          <table:table-cell table:formula="of:=STDEV([Testing.C13:.C17])" office:value-type="float" office:value="0.0321455025366431" calcext:value-type="float">
            <text:p>0,0321455025</text:p>
          </table:table-cell>
          <table:table-cell table:formula="of:=STDEV([Testing.D13:.D17])" office:value-type="float" office:value="0.969965635130096" calcext:value-type="float">
            <text:p>0,9699656351</text:p>
          </table:table-cell>
          <table:table-cell table:formula="of:=STDEV([Testing.E13:.E17])" office:value-type="float" office:value="3.23738062842993" calcext:value-type="float">
            <text:p>3,2373806284</text:p>
          </table:table-cell>
          <table:table-cell table:formula="of:=STDEV([Testing.F13:.F17])" office:value-type="float" office:value="0.265551916301452" calcext:value-type="float">
            <text:p>0,2655519163</text:p>
          </table:table-cell>
          <table:table-cell office:value-type="string" calcext:value-type="string">
            <text:p>Normalization afterCluster</text:p>
          </table:table-cell>
        </table:table-row>
        <table:table-row table:style-name="ro1">
          <table:table-cell office:value-type="float" office:value="81.12" calcext:value-type="float">
            <text:p>81,12</text:p>
          </table:table-cell>
          <table:table-cell office:value-type="float" office:value="8.42" calcext:value-type="float">
            <text:p>8,42</text:p>
          </table:table-cell>
          <table:table-cell office:value-type="float" office:value="0.52" calcext:value-type="float">
            <text:p>0,52</text:p>
          </table:table-cell>
          <table:table-cell office:value-type="float" office:value="90.6" calcext:value-type="float">
            <text:p>90,6</text:p>
          </table:table-cell>
          <table:table-cell office:value-type="float" office:value="63.35" calcext:value-type="float">
            <text:p>63,35</text:p>
          </table:table-cell>
          <table:table-cell office:value-type="float" office:value="0.9168594" calcext:value-type="float">
            <text:p>0,9168594</text:p>
          </table:table-cell>
          <table:table-cell table:number-columns-repeated="20"/>
        </table:table-row>
        <table:table-row table:style-name="ro1">
          <table:table-cell office:value-type="float" office:value="84.54" calcext:value-type="float">
            <text:p>84,54</text:p>
          </table:table-cell>
          <table:table-cell office:value-type="float" office:value="8.48" calcext:value-type="float">
            <text:p>8,48</text:p>
          </table:table-cell>
          <table:table-cell office:value-type="float" office:value="0.53" calcext:value-type="float">
            <text:p>0,53</text:p>
          </table:table-cell>
          <table:table-cell office:value-type="float" office:value="90.75" calcext:value-type="float">
            <text:p>90,75</text:p>
          </table:table-cell>
          <table:table-cell office:value-type="float" office:value="64.52" calcext:value-type="float">
            <text:p>64,52</text:p>
          </table:table-cell>
          <table:table-cell office:value-type="float" office:value="0.5675572" calcext:value-type="float">
            <text:p>0,5675572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" office:value-type="float" office:value="81.78" calcext:value-type="float">
            <text:p>81,7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57" calcext:value-type="float">
            <text:p>0,57</text:p>
          </table:table-cell>
          <table:table-cell table:style-name="ce2" office:value-type="float" office:value="91.85" calcext:value-type="float">
            <text:p>91,85</text:p>
          </table:table-cell>
          <table:table-cell table:style-name="ce2" office:value-type="float" office:value="66.81" calcext:value-type="float">
            <text:p>66,81</text:p>
          </table:table-cell>
          <table:table-cell table:style-name="ce2" office:value-type="float" office:value="0.09188923" calcext:value-type="float">
            <text:p>0,0918892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0,1]</text:p>
          </table:table-cell>
          <table:table-cell table:formula="of:=AVERAGEA([Testing.A18:.A22])" office:value-type="float" office:value="80.38" calcext:value-type="float">
            <text:p>80,38</text:p>
          </table:table-cell>
          <table:table-cell table:formula="of:=AVERAGEA([Testing.B18:.B22])" office:value-type="float" office:value="6.85333333333333" calcext:value-type="float">
            <text:p>6,8533333333</text:p>
          </table:table-cell>
          <table:table-cell table:formula="of:=AVERAGEA([Testing.C18:.C22])" office:value-type="float" office:value="0.573333333333333" calcext:value-type="float">
            <text:p>0,5733333333</text:p>
          </table:table-cell>
          <table:table-cell table:formula="of:=AVERAGEA([Testing.D18:.D22])" office:value-type="float" office:value="91.9" calcext:value-type="float">
            <text:p>91,9</text:p>
          </table:table-cell>
          <table:table-cell table:formula="of:=AVERAGEA([Testing.E18:.E22])" office:value-type="float" office:value="66.3133333333333" calcext:value-type="float">
            <text:p>66,3133333333</text:p>
          </table:table-cell>
          <table:table-cell table:formula="of:=AVERAGEA([Testing.F18:.F22])" office:value-type="float" office:value="0.0689649333333333" calcext:value-type="float">
            <text:p>0,0689649333</text:p>
          </table:table-cell>
          <table:table-cell table:formula="of:=STDEV([Testing.A18:.A22])" office:value-type="float" office:value="1.21741529479467" calcext:value-type="float">
            <text:p>1,2174152948</text:p>
          </table:table-cell>
          <table:table-cell table:formula="of:=STDEV([Testing.B18:.B22])" office:value-type="float" office:value="0.21221058723196" calcext:value-type="float">
            <text:p>0,2122105872</text:p>
          </table:table-cell>
          <table:table-cell table:formula="of:=STDEV([Testing.C18:.C22])" office:value-type="float" office:value="0.0057735026918962" calcext:value-type="float">
            <text:p>0,0057735027</text:p>
          </table:table-cell>
          <table:table-cell table:formula="of:=STDEV([Testing.D18:.D22])" office:value-type="float" office:value="0.13228756555323" calcext:value-type="float">
            <text:p>0,1322875656</text:p>
          </table:table-cell>
          <table:table-cell table:formula="of:=STDEV([Testing.E18:.E22])" office:value-type="float" office:value="0.678699737242715" calcext:value-type="float">
            <text:p>0,6786997372</text:p>
          </table:table-cell>
          <table:table-cell table:formula="of:=STDEV([Testing.F18:.F22])" office:value-type="float" office:value="0.0301979234708619" calcext:value-type="float">
            <text:p>0,0301979235</text:p>
          </table:table-cell>
          <table:table-cell/>
        </table:table-row>
        <table:table-row table:style-name="ro1">
          <table:table-cell office:value-type="float" office:value="79.57" calcext:value-type="float">
            <text:p>79,57</text:p>
          </table:table-cell>
          <table:table-cell office:value-type="float" office:value="6.95" calcext:value-type="float">
            <text:p>6,95</text:p>
          </table:table-cell>
          <table:table-cell office:value-type="float" office:value="0.57" calcext:value-type="float">
            <text:p>0,57</text:p>
          </table:table-cell>
          <table:table-cell office:value-type="float" office:value="91.8" calcext:value-type="float">
            <text:p>91,8</text:p>
          </table:table-cell>
          <table:table-cell office:value-type="float" office:value="65.54" calcext:value-type="float">
            <text:p>65,54</text:p>
          </table:table-cell>
          <table:table-cell office:value-type="float" office:value="0.03474818" calcext:value-type="float">
            <text:p>0,03474818</text:p>
          </table:table-cell>
          <table:table-cell table:number-columns-repeated="20"/>
        </table:table-row>
        <table:table-row table:style-name="ro1">
          <table:table-cell office:value-type="float" office:value="79.79" calcext:value-type="float">
            <text:p>79,79</text:p>
          </table:table-cell>
          <table:table-cell office:value-type="float" office:value="6.61" calcext:value-type="float">
            <text:p>6,61</text:p>
          </table:table-cell>
          <table:table-cell office:value-type="float" office:value="0.58" calcext:value-type="float">
            <text:p>0,58</text:p>
          </table:table-cell>
          <table:table-cell office:value-type="float" office:value="92.05" calcext:value-type="float">
            <text:p>92,05</text:p>
          </table:table-cell>
          <table:table-cell office:value-type="float" office:value="66.59" calcext:value-type="float">
            <text:p>66,59</text:p>
          </table:table-cell>
          <table:table-cell office:value-type="float" office:value="0.08025739" calcext:value-type="float">
            <text:p>0,08025739</text:p>
          </table:table-cell>
          <table:table-cell table:number-columns-repeated="20"/>
        </table:table-row>
        <table:table-row table:style-name="ro1" table:number-rows-repeated="2">
          <table:table-cell table:style-name="Default" table:number-columns-repeated="26"/>
        </table:table-row>
        <table:table-row table:style-name="ro1">
          <table:table-cell table:style-name="ce2" office:value-type="float" office:value="76.03" calcext:value-type="float">
            <text:p>76,03</text:p>
          </table:table-cell>
          <table:table-cell table:style-name="ce2" office:value-type="float" office:value="7.21" calcext:value-type="float">
            <text:p>7,21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91.1" calcext:value-type="float">
            <text:p>91,1</text:p>
          </table:table-cell>
          <table:table-cell table:style-name="ce2" office:value-type="float" office:value="63.19" calcext:value-type="float">
            <text:p>63,19</text:p>
          </table:table-cell>
          <table:table-cell table:style-name="ce2" office:value-type="float" office:value="0.027271" calcext:value-type="float">
            <text:p>0,02727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23:.A27])" office:value-type="float" office:value="78.405" calcext:value-type="float">
            <text:p>78,405</text:p>
          </table:table-cell>
          <table:table-cell table:formula="of:=AVERAGEA([Testing.B23:.B27])" office:value-type="float" office:value="7.465" calcext:value-type="float">
            <text:p>7,465</text:p>
          </table:table-cell>
          <table:table-cell table:formula="of:=AVERAGEA([Testing.C23:.C27])" office:value-type="float" office:value="0.555" calcext:value-type="float">
            <text:p>0,555</text:p>
          </table:table-cell>
          <table:table-cell table:formula="of:=AVERAGEA([Testing.D23:.D27])" office:value-type="float" office:value="91.125" calcext:value-type="float">
            <text:p>91,125</text:p>
          </table:table-cell>
          <table:table-cell table:formula="of:=AVERAGEA([Testing.E23:.E27])" office:value-type="float" office:value="63.87" calcext:value-type="float">
            <text:p>63,87</text:p>
          </table:table-cell>
          <table:table-cell table:formula="of:=AVERAGEA([Testing.F23:.F27])" office:value-type="float" office:value="1.4784695" calcext:value-type="float">
            <text:p>1,4784695</text:p>
          </table:table-cell>
          <table:table-cell table:formula="of:=STDEV([Testing.A23:.A27])" office:value-type="float" office:value="3.3587572106361" calcext:value-type="float">
            <text:p>3,3587572106</text:p>
          </table:table-cell>
          <table:table-cell table:formula="of:=STDEV([Testing.B23:.B27])" office:value-type="float" office:value="0.360624458405139" calcext:value-type="float">
            <text:p>0,3606244584</text:p>
          </table:table-cell>
          <table:table-cell table:formula="of:=STDEV([Testing.C23:.C27])" office:value-type="float" office:value="0.00707106781186548" calcext:value-type="float">
            <text:p>0,0070710678</text:p>
          </table:table-cell>
          <table:table-cell table:formula="of:=STDEV([Testing.D23:.D27])" office:value-type="float" office:value="0.0353553390593354" calcext:value-type="float">
            <text:p>0,0353553391</text:p>
          </table:table-cell>
          <table:table-cell table:formula="of:=STDEV([Testing.E23:.E27])" office:value-type="float" office:value="0.961665222413704" calcext:value-type="float">
            <text:p>0,9616652224</text:p>
          </table:table-cell>
          <table:table-cell table:formula="of:=STDEV([Testing.F23:.F27])" office:value-type="float" office:value="2.05230460039549" calcext:value-type="float">
            <text:p>2,0523046004</text:p>
          </table:table-cell>
          <table:table-cell/>
        </table:table-row>
        <table:table-row table:style-name="ro1">
          <table:table-cell office:value-type="float" office:value="80.78" calcext:value-type="float">
            <text:p>80,78</text:p>
          </table:table-cell>
          <table:table-cell office:value-type="float" office:value="7.72" calcext:value-type="float">
            <text:p>7,72</text:p>
          </table:table-cell>
          <table:table-cell office:value-type="float" office:value="0.55" calcext:value-type="float">
            <text:p>0,55</text:p>
          </table:table-cell>
          <table:table-cell office:value-type="float" office:value="91.15" calcext:value-type="float">
            <text:p>91,15</text:p>
          </table:table-cell>
          <table:table-cell office:value-type="float" office:value="64.55" calcext:value-type="float">
            <text:p>64,55</text:p>
          </table:table-cell>
          <table:table-cell office:value-type="float" office:value="2.929668" calcext:value-type="float">
            <text:p>2,929668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58.69" calcext:value-type="float">
            <text:p>58,69</text:p>
          </table:table-cell>
          <table:table-cell table:style-name="ce2" office:value-type="float" office:value="8.14" calcext:value-type="float">
            <text:p>8,14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87.95" calcext:value-type="float">
            <text:p>87,95</text:p>
          </table:table-cell>
          <table:table-cell table:style-name="ce2" office:value-type="float" office:value="46.54" calcext:value-type="float">
            <text:p>46,54</text:p>
          </table:table-cell>
          <table:table-cell table:style-name="ce2" office:value-type="float" office:value="0.006448481" calcext:value-type="float">
            <text:p>0,00644848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28:.A32])" office:value-type="float" office:value="58.84" calcext:value-type="float">
            <text:p>58,84</text:p>
          </table:table-cell>
          <table:table-cell table:formula="of:=AVERAGEA([Testing.B28:.B32])" office:value-type="float" office:value="12.85" calcext:value-type="float">
            <text:p>12,85</text:p>
          </table:table-cell>
          <table:table-cell table:formula="of:=AVERAGEA([Testing.C28:.C32])" office:value-type="float" office:value="0.36" calcext:value-type="float">
            <text:p>0,36</text:p>
          </table:table-cell>
          <table:table-cell table:formula="of:=AVERAGEA([Testing.D28:.D32])" office:value-type="float" office:value="84.025" calcext:value-type="float">
            <text:p>84,025</text:p>
          </table:table-cell>
          <table:table-cell table:formula="of:=AVERAGEA([Testing.E28:.E32])" office:value-type="float" office:value="42.275" calcext:value-type="float">
            <text:p>42,275</text:p>
          </table:table-cell>
          <table:table-cell table:formula="of:=AVERAGEA([Testing.F28:.F32])" office:value-type="float" office:value="0.0553458905" calcext:value-type="float">
            <text:p>0,0553458905</text:p>
          </table:table-cell>
          <table:table-cell table:formula="of:=STDEV([Testing.A28:.A32])" office:value-type="float" office:value="0.212132034355967" calcext:value-type="float">
            <text:p>0,2121320344</text:p>
          </table:table-cell>
          <table:table-cell table:formula="of:=STDEV([Testing.B28:.B32])" office:value-type="float" office:value="6.66094587877728" calcext:value-type="float">
            <text:p>6,6609458788</text:p>
          </table:table-cell>
          <table:table-cell table:formula="of:=STDEV([Testing.C28:.C32])" office:value-type="float" office:value="0.0848528137423857" calcext:value-type="float">
            <text:p>0,0848528137</text:p>
          </table:table-cell>
          <table:table-cell table:formula="of:=STDEV([Testing.D28:.D32])" office:value-type="float" office:value="5.5507882323144" calcext:value-type="float">
            <text:p>5,5507882323</text:p>
          </table:table-cell>
          <table:table-cell table:formula="of:=STDEV([Testing.E28:.E32])" office:value-type="float" office:value="6.03162084352125" calcext:value-type="float">
            <text:p>6,0316208435</text:p>
          </table:table-cell>
          <table:table-cell table:formula="of:=STDEV([Testing.F28:.F32])" office:value-type="float" office:value="0.069151379679811" calcext:value-type="float">
            <text:p>0,0691513797</text:p>
          </table:table-cell>
          <table:table-cell/>
        </table:table-row>
        <table:table-row table:style-name="ro1">
          <table:table-cell office:value-type="float" office:value="58.99" calcext:value-type="float">
            <text:p>58,99</text:p>
          </table:table-cell>
          <table:table-cell office:value-type="float" office:value="17.56" calcext:value-type="float">
            <text:p>17,56</text:p>
          </table:table-cell>
          <table:table-cell office:value-type="float" office:value="0.3" calcext:value-type="float">
            <text:p>0,3</text:p>
          </table:table-cell>
          <table:table-cell office:value-type="float" office:value="80.1" calcext:value-type="float">
            <text:p>80,1</text:p>
          </table:table-cell>
          <table:table-cell office:value-type="float" office:value="38.01" calcext:value-type="float">
            <text:p>38,01</text:p>
          </table:table-cell>
          <table:table-cell office:value-type="float" office:value="0.1042433" calcext:value-type="float">
            <text:p>0,1042433</text:p>
          </table:table-cell>
          <table:table-cell table:number-columns-repeated="20"/>
        </table:table-row>
        <table:table-row table:style-name="ro1" table:number-rows-repeated="3">
          <table:table-cell table:style-name="Default" table:number-columns-repeated="26"/>
        </table:table-row>
        <table:table-row table:style-name="ro1">
          <table:table-cell table:style-name="ce2" office:value-type="float" office:value="71.23" calcext:value-type="float">
            <text:p>71,23</text:p>
          </table:table-cell>
          <table:table-cell table:style-name="ce2" office:value-type="float" office:value="9.83" calcext:value-type="float">
            <text:p>9,83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25" calcext:value-type="float">
            <text:p>88,25</text:p>
          </table:table-cell>
          <table:table-cell table:style-name="ce2" office:value-type="float" office:value="55.2" calcext:value-type="float">
            <text:p>55,2</text:p>
          </table:table-cell>
          <table:table-cell table:style-name="ce2" office:value-type="float" office:value="0.02807796" calcext:value-type="float">
            <text:p>0,0280779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(2) 0.7 (2) 0.6 0.3 0.4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33:.A37])" office:value-type="float" office:value="70.01" calcext:value-type="float">
            <text:p>70,01</text:p>
          </table:table-cell>
          <table:table-cell table:formula="of:=AVERAGEA([Testing.B33:.B37])" office:value-type="float" office:value="8.91" calcext:value-type="float">
            <text:p>8,91</text:p>
          </table:table-cell>
          <table:table-cell table:formula="of:=AVERAGEA([Testing.C33:.C37])" office:value-type="float" office:value="0.475" calcext:value-type="float">
            <text:p>0,475</text:p>
          </table:table-cell>
          <table:table-cell table:formula="of:=AVERAGEA([Testing.D33:.D37])" office:value-type="float" office:value="88.95" calcext:value-type="float">
            <text:p>88,95</text:p>
          </table:table-cell>
          <table:table-cell table:formula="of:=AVERAGEA([Testing.E33:.E37])" office:value-type="float" office:value="56.07" calcext:value-type="float">
            <text:p>56,07</text:p>
          </table:table-cell>
          <table:table-cell table:formula="of:=AVERAGEA([Testing.F33:.F37])" office:value-type="float" office:value="0.02643668" calcext:value-type="float">
            <text:p>0,02643668</text:p>
          </table:table-cell>
          <table:table-cell table:formula="of:=STDEV([Testing.A33:.A37])" office:value-type="float" office:value="1.72534054609517" calcext:value-type="float">
            <text:p>1,7253405461</text:p>
          </table:table-cell>
          <table:table-cell table:formula="of:=STDEV([Testing.B33:.B37])" office:value-type="float" office:value="1.30107647738325" calcext:value-type="float">
            <text:p>1,3010764774</text:p>
          </table:table-cell>
          <table:table-cell table:formula="of:=STDEV([Testing.C33:.C37])" office:value-type="float" office:value="0.0212132034355964" calcext:value-type="float">
            <text:p>0,0212132034</text:p>
          </table:table-cell>
          <table:table-cell table:formula="of:=STDEV([Testing.D33:.D37])" office:value-type="float" office:value="0.98994949366117" calcext:value-type="float">
            <text:p>0,9899494937</text:p>
          </table:table-cell>
          <table:table-cell table:formula="of:=STDEV([Testing.E33:.E37])" office:value-type="float" office:value="1.23036579926459" calcext:value-type="float">
            <text:p>1,2303657993</text:p>
          </table:table-cell>
          <table:table-cell table:formula="of:=STDEV([Testing.F33:.F37])" office:value-type="float" office:value="0.00232112043565171" calcext:value-type="float">
            <text:p>0,0023211204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68.79" calcext:value-type="float">
            <text:p>68,79</text:p>
          </table:table-cell>
          <table:table-cell office:value-type="float" office:value="7.99" calcext:value-type="float">
            <text:p>7,99</text:p>
          </table:table-cell>
          <table:table-cell office:value-type="float" office:value="0.49" calcext:value-type="float">
            <text:p>0,49</text:p>
          </table:table-cell>
          <table:table-cell office:value-type="float" office:value="89.65" calcext:value-type="float">
            <text:p>89,65</text:p>
          </table:table-cell>
          <table:table-cell office:value-type="float" office:value="56.94" calcext:value-type="float">
            <text:p>56,94</text:p>
          </table:table-cell>
          <table:table-cell office:value-type="float" office:value="0.0247954" calcext:value-type="float">
            <text:p>0,0247954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65.14" calcext:value-type="float">
            <text:p>65,14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89.8" calcext:value-type="float">
            <text:p>89,8</text:p>
          </table:table-cell>
          <table:table-cell table:style-name="ce2" office:value-type="float" office:value="55.74" calcext:value-type="float">
            <text:p>55,74</text:p>
          </table:table-cell>
          <table:table-cell table:style-name="ce2" office:value-type="float" office:value="0.002054" calcext:value-type="float">
            <text:p>0,00205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(2) 0.7 (2) 0.6 0.3 0.4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38:.A42])" office:value-type="float" office:value="66.495" calcext:value-type="float">
            <text:p>66,495</text:p>
          </table:table-cell>
          <table:table-cell table:formula="of:=AVERAGEA([Testing.B38:.B42])" office:value-type="float" office:value="7.36" calcext:value-type="float">
            <text:p>7,36</text:p>
          </table:table-cell>
          <table:table-cell table:formula="of:=AVERAGEA([Testing.C38:.C42])" office:value-type="float" office:value="0.505" calcext:value-type="float">
            <text:p>0,505</text:p>
          </table:table-cell>
          <table:table-cell table:formula="of:=AVERAGEA([Testing.D38:.D42])" office:value-type="float" office:value="90.025" calcext:value-type="float">
            <text:p>90,025</text:p>
          </table:table-cell>
          <table:table-cell table:formula="of:=AVERAGEA([Testing.E38:.E42])" office:value-type="float" office:value="56.955" calcext:value-type="float">
            <text:p>56,955</text:p>
          </table:table-cell>
          <table:table-cell table:formula="of:=AVERAGEA([Testing.F38:.F42])" office:value-type="float" office:value="0.001034321935" calcext:value-type="float">
            <text:p>0,0010343219</text:p>
          </table:table-cell>
          <table:table-cell table:formula="of:=STDEV([Testing.A38:.A42])" office:value-type="float" office:value="1.91625937701554" calcext:value-type="float">
            <text:p>1,916259377</text:p>
          </table:table-cell>
          <table:table-cell table:formula="of:=STDEV([Testing.B38:.B42])" office:value-type="float" office:value="0.197989898732233" calcext:value-type="float">
            <text:p>0,1979898987</text:p>
          </table:table-cell>
          <table:table-cell table:formula="of:=STDEV([Testing.C38:.C42])" office:value-type="float" office:value="0.0212132034355964" calcext:value-type="float">
            <text:p>0,0212132034</text:p>
          </table:table-cell>
          <table:table-cell table:formula="of:=STDEV([Testing.D38:.D42])" office:value-type="float" office:value="0.318198051533948" calcext:value-type="float">
            <text:p>0,3181980515</text:p>
          </table:table-cell>
          <table:table-cell table:formula="of:=STDEV([Testing.E38:.E42])" office:value-type="float" office:value="1.71826947828331" calcext:value-type="float">
            <text:p>1,7182694783</text:p>
          </table:table-cell>
          <table:table-cell table:formula="of:=STDEV([Testing.F38:.F42])" office:value-type="float" office:value="0.00144204254877735" calcext:value-type="float">
            <text:p>0,0014420425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67.85" calcext:value-type="float">
            <text:p>67,85</text:p>
          </table:table-cell>
          <table:table-cell office:value-type="float" office:value="7.22" calcext:value-type="float">
            <text:p>7,22</text:p>
          </table:table-cell>
          <table:table-cell office:value-type="float" office:value="0.52" calcext:value-type="float">
            <text:p>0,52</text:p>
          </table:table-cell>
          <table:table-cell office:value-type="float" office:value="90.25" calcext:value-type="float">
            <text:p>90,25</text:p>
          </table:table-cell>
          <table:table-cell table:style-name="Default" office:value-type="float" office:value="58.17" calcext:value-type="float">
            <text:p>58,17</text:p>
          </table:table-cell>
          <table:table-cell office:value-type="float" office:value="0.00001464387" calcext:value-type="float">
            <text:p>1,464387E-05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9.46" calcext:value-type="float">
            <text:p>79,46</text:p>
          </table:table-cell>
          <table:table-cell table:style-name="ce2" office:value-type="float" office:value="11.02" calcext:value-type="float">
            <text:p>11,02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05" calcext:value-type="float">
            <text:p>88,05</text:p>
          </table:table-cell>
          <table:table-cell table:style-name="ce2" office:value-type="float" office:value="57.29" calcext:value-type="float">
            <text:p>57,29</text:p>
          </table:table-cell>
          <table:table-cell table:style-name="ce2" office:value-type="float" office:value="0.1076931" calcext:value-type="float">
            <text:p>0,107693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(2) 0.7 (2) 0.6 0.3 0.4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43:.A47])" office:value-type="float" office:value="71.545" calcext:value-type="float">
            <text:p>71,545</text:p>
          </table:table-cell>
          <table:table-cell table:formula="of:=AVERAGEA([Testing.B43:.B47])" office:value-type="float" office:value="9.87" calcext:value-type="float">
            <text:p>9,87</text:p>
          </table:table-cell>
          <table:table-cell table:formula="of:=AVERAGEA([Testing.C43:.C47])" office:value-type="float" office:value="0.46" calcext:value-type="float">
            <text:p>0,46</text:p>
          </table:table-cell>
          <table:table-cell table:formula="of:=AVERAGEA([Testing.D43:.D47])" office:value-type="float" office:value="88.3" calcext:value-type="float">
            <text:p>88,3</text:p>
          </table:table-cell>
          <table:table-cell table:formula="of:=AVERAGEA([Testing.E43:.E47])" office:value-type="float" office:value="55" calcext:value-type="float">
            <text:p>55</text:p>
          </table:table-cell>
          <table:table-cell table:formula="of:=AVERAGEA([Testing.F43:.F47])" office:value-type="float" office:value="0.058954" calcext:value-type="float">
            <text:p>0,058954</text:p>
          </table:table-cell>
          <table:table-cell table:formula="of:=STDEV([Testing.A43:.A47])" office:value-type="float" office:value="11.193500346183" calcext:value-type="float">
            <text:p>11,1935003462</text:p>
          </table:table-cell>
          <table:table-cell table:formula="of:=STDEV([Testing.B43:.B47])" office:value-type="float" office:value="1.62634559672906" calcext:value-type="float">
            <text:p>1,6263455967</text:p>
          </table:table-cell>
          <table:table-cell table:formula="of:=STDEV([Testing.C43:.C47])" office:value-type="float" office:value="0" calcext:value-type="float">
            <text:p>0</text:p>
          </table:table-cell>
          <table:table-cell table:formula="of:=STDEV([Testing.D43:.D47])" office:value-type="float" office:value="0.353553390593274" calcext:value-type="float">
            <text:p>0,3535533906</text:p>
          </table:table-cell>
          <table:table-cell table:formula="of:=STDEV([Testing.E43:.E47])" office:value-type="float" office:value="3.23854905783439" calcext:value-type="float">
            <text:p>3,2385490578</text:p>
          </table:table-cell>
          <table:table-cell table:formula="of:=STDEV([Testing.F43:.F47])" office:value-type="float" office:value="0.0689274962378585" calcext:value-type="float">
            <text:p>0,0689274962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63.63" calcext:value-type="float">
            <text:p>63,63</text:p>
          </table:table-cell>
          <table:table-cell office:value-type="float" office:value="8.72" calcext:value-type="float">
            <text:p>8,72</text:p>
          </table:table-cell>
          <table:table-cell office:value-type="float" office:value="0.46" calcext:value-type="float">
            <text:p>0,46</text:p>
          </table:table-cell>
          <table:table-cell office:value-type="float" office:value="88.55" calcext:value-type="float">
            <text:p>88,55</text:p>
          </table:table-cell>
          <table:table-cell office:value-type="float" office:value="52.71" calcext:value-type="float">
            <text:p>52,71</text:p>
          </table:table-cell>
          <table:table-cell office:value-type="float" office:value="0.0102149" calcext:value-type="float">
            <text:p>0,0102149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3.09" calcext:value-type="float">
            <text:p>73,09</text:p>
          </table:table-cell>
          <table:table-cell table:style-name="ce2" office:value-type="float" office:value="11.91" calcext:value-type="float">
            <text:p>11,91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86.7" calcext:value-type="float">
            <text:p>86,7</text:p>
          </table:table-cell>
          <table:table-cell table:style-name="ce2" office:value-type="float" office:value="52.1" calcext:value-type="float">
            <text:p>52,1</text:p>
          </table:table-cell>
          <table:table-cell table:style-name="ce2" office:value-type="float" office:value="0.00006441057" calcext:value-type="float">
            <text:p>6,441057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(2) 0.7 (2) 0.6 0.3 0.4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48:.A52])" office:value-type="float" office:value="69.925" calcext:value-type="float">
            <text:p>69,925</text:p>
          </table:table-cell>
          <table:table-cell table:formula="of:=AVERAGEA([Testing.B48:.B52])" office:value-type="float" office:value="10.28" calcext:value-type="float">
            <text:p>10,28</text:p>
          </table:table-cell>
          <table:table-cell table:formula="of:=AVERAGEA([Testing.C48:.C52])" office:value-type="float" office:value="0.44" calcext:value-type="float">
            <text:p>0,44</text:p>
          </table:table-cell>
          <table:table-cell table:formula="of:=AVERAGEA([Testing.D48:.D52])" office:value-type="float" office:value="87.725" calcext:value-type="float">
            <text:p>87,725</text:p>
          </table:table-cell>
          <table:table-cell table:formula="of:=AVERAGEA([Testing.E48:.E52])" office:value-type="float" office:value="53.03" calcext:value-type="float">
            <text:p>53,03</text:p>
          </table:table-cell>
          <table:table-cell table:formula="of:=AVERAGEA([Testing.F48:.F52])" office:value-type="float" office:value="0.037578895285" calcext:value-type="float">
            <text:p>0,0375788953</text:p>
          </table:table-cell>
          <table:table-cell table:formula="of:=STDEV([Testing.A48:.A52])" office:value-type="float" office:value="4.47598592491084" calcext:value-type="float">
            <text:p>4,4759859249</text:p>
          </table:table-cell>
          <table:table-cell table:formula="of:=STDEV([Testing.B48:.B52])" office:value-type="float" office:value="2.30516810666814" calcext:value-type="float">
            <text:p>2,3051681067</text:p>
          </table:table-cell>
          <table:table-cell table:formula="of:=STDEV([Testing.C48:.C52])" office:value-type="float" office:value="0.0424264068711929" calcext:value-type="float">
            <text:p>0,0424264069</text:p>
          </table:table-cell>
          <table:table-cell table:formula="of:=STDEV([Testing.D48:.D52])" office:value-type="float" office:value="1.44956890143242" calcext:value-type="float">
            <text:p>1,4495689014</text:p>
          </table:table-cell>
          <table:table-cell table:formula="of:=STDEV([Testing.E48:.E52])" office:value-type="float" office:value="1.31521861300698" calcext:value-type="float">
            <text:p>1,315218613</text:p>
          </table:table-cell>
          <table:table-cell table:formula="of:=STDEV([Testing.F48:.F52])" office:value-type="float" office:value="0.0530534930693912" calcext:value-type="float">
            <text:p>0,0530534931</text:p>
          </table:table-cell>
          <table:table-cell/>
        </table:table-row>
        <table:table-row table:style-name="ro1">
          <table:table-cell office:value-type="float" office:value="66.76" calcext:value-type="float">
            <text:p>66,76</text:p>
          </table:table-cell>
          <table:table-cell office:value-type="float" office:value="8.65" calcext:value-type="float">
            <text:p>8,65</text:p>
          </table:table-cell>
          <table:table-cell office:value-type="float" office:value="0.47" calcext:value-type="float">
            <text:p>0,47</text:p>
          </table:table-cell>
          <table:table-cell office:value-type="float" office:value="88.75" calcext:value-type="float">
            <text:p>88,75</text:p>
          </table:table-cell>
          <table:table-cell office:value-type="float" office:value="53.96" calcext:value-type="float">
            <text:p>53,96</text:p>
          </table:table-cell>
          <table:table-cell office:value-type="float" office:value="0.07509338" calcext:value-type="float">
            <text:p>0,07509338</text:p>
          </table:table-cell>
          <table:table-cell table:number-columns-repeated="20"/>
        </table:table-row>
        <table:table-row table:style-name="ro1" table:number-rows-repeated="3">
          <table:table-cell table:style-name="Default" table:number-columns-repeated="26"/>
        </table:table-row>
        <table:table-row table:style-name="ro1">
          <table:table-cell table:style-name="ce2" office:value-type="float" office:value="72.01" calcext:value-type="float">
            <text:p>72,01</text:p>
          </table:table-cell>
          <table:table-cell table:style-name="ce2" office:value-type="float" office:value="5.28" calcext:value-type="float">
            <text:p>5,28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92.45" calcext:value-type="float">
            <text:p>92,45</text:p>
          </table:table-cell>
          <table:table-cell table:style-name="ce2" office:value-type="float" office:value="65.72" calcext:value-type="float">
            <text:p>65,72</text:p>
          </table:table-cell>
          <table:table-cell table:style-name="ce2" office:value-type="float" office:value="0.01889106" calcext:value-type="float">
            <text:p>0,0188910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53:.A57])" office:value-type="float" office:value="76.105" calcext:value-type="float">
            <text:p>76,105</text:p>
          </table:table-cell>
          <table:table-cell table:formula="of:=AVERAGEA([Testing.B53:.B57])" office:value-type="float" office:value="6.3" calcext:value-type="float">
            <text:p>6,3</text:p>
          </table:table-cell>
          <table:table-cell table:formula="of:=AVERAGEA([Testing.C53:.C57])" office:value-type="float" office:value="0.58" calcext:value-type="float">
            <text:p>0,58</text:p>
          </table:table-cell>
          <table:table-cell table:formula="of:=AVERAGEA([Testing.D53:.D57])" office:value-type="float" office:value="91.975" calcext:value-type="float">
            <text:p>91,975</text:p>
          </table:table-cell>
          <table:table-cell table:formula="of:=AVERAGEA([Testing.E53:.E57])" office:value-type="float" office:value="65.34" calcext:value-type="float">
            <text:p>65,34</text:p>
          </table:table-cell>
          <table:table-cell table:formula="of:=AVERAGEA([Testing.F53:.F57])" office:value-type="float" office:value="0.022356035" calcext:value-type="float">
            <text:p>0,022356035</text:p>
          </table:table-cell>
          <table:table-cell table:formula="of:=STDEV([Testing.A53:.A57])" office:value-type="float" office:value="5.79120453791782" calcext:value-type="float">
            <text:p>5,7912045379</text:p>
          </table:table-cell>
          <table:table-cell table:formula="of:=STDEV([Testing.B53:.B57])" office:value-type="float" office:value="1.44249783362056" calcext:value-type="float">
            <text:p>1,4424978336</text:p>
          </table:table-cell>
          <table:table-cell table:formula="of:=STDEV([Testing.C53:.C57])" office:value-type="float" office:value="0.0424264068711928" calcext:value-type="float">
            <text:p>0,0424264069</text:p>
          </table:table-cell>
          <table:table-cell table:formula="of:=STDEV([Testing.D53:.D57])" office:value-type="float" office:value="0.671751442127222" calcext:value-type="float">
            <text:p>0,6717514421</text:p>
          </table:table-cell>
          <table:table-cell table:formula="of:=STDEV([Testing.E53:.E57])" office:value-type="float" office:value="0.53740115370178" calcext:value-type="float">
            <text:p>0,5374011537</text:p>
          </table:table-cell>
          <table:table-cell table:formula="of:=STDEV([Testing.F53:.F57])" office:value-type="float" office:value="0.00490021463828372" calcext:value-type="float">
            <text:p>0,0049002146</text:p>
          </table:table-cell>
          <table:table-cell office:value-type="string" calcext:value-type="string">
            <text:p>Normalization afterCluster</text:p>
          </table:table-cell>
        </table:table-row>
        <table:table-row table:style-name="ro1">
          <table:table-cell office:value-type="float" office:value="80.2" calcext:value-type="float">
            <text:p>80,2</text:p>
          </table:table-cell>
          <table:table-cell office:value-type="float" office:value="7.32" calcext:value-type="float">
            <text:p>7,32</text:p>
          </table:table-cell>
          <table:table-cell office:value-type="float" office:value="0.55" calcext:value-type="float">
            <text:p>0,55</text:p>
          </table:table-cell>
          <table:table-cell office:value-type="float" office:value="91.5" calcext:value-type="float">
            <text:p>91,5</text:p>
          </table:table-cell>
          <table:table-cell office:value-type="float" office:value="64.96" calcext:value-type="float">
            <text:p>64,96</text:p>
          </table:table-cell>
          <table:table-cell office:value-type="float" office:value="0.02582101" calcext:value-type="float">
            <text:p>0,02582101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88.03" calcext:value-type="float">
            <text:p>88,03</text:p>
          </table:table-cell>
          <table:table-cell table:style-name="ce2" office:value-type="float" office:value="7.84" calcext:value-type="float">
            <text:p>7,84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91.75" calcext:value-type="float">
            <text:p>91,75</text:p>
          </table:table-cell>
          <table:table-cell table:style-name="ce2" office:value-type="float" office:value="67.96" calcext:value-type="float">
            <text:p>67,96</text:p>
          </table:table-cell>
          <table:table-cell table:style-name="ce2" office:value-type="float" office:value="0.000001123442" calcext:value-type="float">
            <text:p>1,123442E-0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58:.A62])" office:value-type="float" office:value="83.27" calcext:value-type="float">
            <text:p>83,27</text:p>
          </table:table-cell>
          <table:table-cell table:formula="of:=AVERAGEA([Testing.B58:.B62])" office:value-type="float" office:value="7.365" calcext:value-type="float">
            <text:p>7,365</text:p>
          </table:table-cell>
          <table:table-cell table:formula="of:=AVERAGEA([Testing.C58:.C62])" office:value-type="float" office:value="0.56" calcext:value-type="float">
            <text:p>0,56</text:p>
          </table:table-cell>
          <table:table-cell table:formula="of:=AVERAGEA([Testing.D58:.D62])" office:value-type="float" office:value="91.725" calcext:value-type="float">
            <text:p>91,725</text:p>
          </table:table-cell>
          <table:table-cell table:formula="of:=AVERAGEA([Testing.E58:.E62])" office:value-type="float" office:value="66.495" calcext:value-type="float">
            <text:p>66,495</text:p>
          </table:table-cell>
          <table:table-cell table:formula="of:=AVERAGEA([Testing.F58:.F62])" office:value-type="float" office:value="0.00000086537265" calcext:value-type="float">
            <text:p>8,6537265E-07</text:p>
          </table:table-cell>
          <table:table-cell table:formula="of:=STDEV([Testing.A58:.A62])" office:value-type="float" office:value="6.73165655689593" calcext:value-type="float">
            <text:p>6,7316565569</text:p>
          </table:table-cell>
          <table:table-cell table:formula="of:=STDEV([Testing.B58:.B62])" office:value-type="float" office:value="0.67175144212722" calcext:value-type="float">
            <text:p>0,6717514421</text:p>
          </table:table-cell>
          <table:table-cell table:formula="of:=STDEV([Testing.C58:.C62])" office:value-type="float" office:value="0" calcext:value-type="float">
            <text:p>0</text:p>
          </table:table-cell>
          <table:table-cell table:formula="of:=STDEV([Testing.D58:.D62])" office:value-type="float" office:value="0.0353553390593254" calcext:value-type="float">
            <text:p>0,0353553391</text:p>
          </table:table-cell>
          <table:table-cell table:formula="of:=STDEV([Testing.E58:.E62])" office:value-type="float" office:value="2.07182286887658" calcext:value-type="float">
            <text:p>2,0718228689</text:p>
          </table:table-cell>
          <table:table-cell table:formula="of:=STDEV([Testing.F58:.F62])" office:value-type="float" office:value="0.000000364965174802809" calcext:value-type="float">
            <text:p>0,000000365</text:p>
          </table:table-cell>
          <table:table-cell/>
        </table:table-row>
        <table:table-row table:style-name="ro1">
          <table:table-cell office:value-type="float" office:value="78.51" calcext:value-type="float">
            <text:p>78,51</text:p>
          </table:table-cell>
          <table:table-cell office:value-type="float" office:value="6.89" calcext:value-type="float">
            <text:p>6,89</text:p>
          </table:table-cell>
          <table:table-cell office:value-type="float" office:value="0.56" calcext:value-type="float">
            <text:p>0,56</text:p>
          </table:table-cell>
          <table:table-cell office:value-type="float" office:value="91.7" calcext:value-type="float">
            <text:p>91,7</text:p>
          </table:table-cell>
          <table:table-cell office:value-type="float" office:value="65.03" calcext:value-type="float">
            <text:p>65,03</text:p>
          </table:table-cell>
          <table:table-cell office:value-type="float" office:value="0.0000006073033" calcext:value-type="float">
            <text:p>6,073033E-07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81.53" calcext:value-type="float">
            <text:p>81,53</text:p>
          </table:table-cell>
          <table:table-cell table:style-name="ce2" office:value-type="float" office:value="7.1" calcext:value-type="float">
            <text:p>7,1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91.75" calcext:value-type="float">
            <text:p>91,75</text:p>
          </table:table-cell>
          <table:table-cell table:style-name="ce2" office:value-type="float" office:value="66.29" calcext:value-type="float">
            <text:p>66,29</text:p>
          </table:table-cell>
          <table:table-cell table:style-name="ce2" office:value-type="float" office:value="0.001141019" calcext:value-type="float">
            <text:p>0,00114101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63:.A67])" office:value-type="float" office:value="81.075" calcext:value-type="float">
            <text:p>81,075</text:p>
          </table:table-cell>
          <table:table-cell table:formula="of:=AVERAGEA([Testing.B63:.B67])" office:value-type="float" office:value="6.845" calcext:value-type="float">
            <text:p>6,845</text:p>
          </table:table-cell>
          <table:table-cell table:formula="of:=AVERAGEA([Testing.C63:.C67])" office:value-type="float" office:value="0.575" calcext:value-type="float">
            <text:p>0,575</text:p>
          </table:table-cell>
          <table:table-cell table:formula="of:=AVERAGEA([Testing.D63:.D67])" office:value-type="float" office:value="91.925" calcext:value-type="float">
            <text:p>91,925</text:p>
          </table:table-cell>
          <table:table-cell table:formula="of:=AVERAGEA([Testing.E63:.E67])" office:value-type="float" office:value="66.62" calcext:value-type="float">
            <text:p>66,62</text:p>
          </table:table-cell>
          <table:table-cell table:formula="of:=AVERAGEA([Testing.F63:.F67])" office:value-type="float" office:value="0.0009430995" calcext:value-type="float">
            <text:p>0,0009430995</text:p>
          </table:table-cell>
          <table:table-cell table:formula="of:=STDEV([Testing.A63:.A67])" office:value-type="float" office:value="0.643467170879756" calcext:value-type="float">
            <text:p>0,6434671709</text:p>
          </table:table-cell>
          <table:table-cell table:formula="of:=STDEV([Testing.B63:.B67])" office:value-type="float" office:value="0.360624458405139" calcext:value-type="float">
            <text:p>0,3606244584</text:p>
          </table:table-cell>
          <table:table-cell table:formula="of:=STDEV([Testing.C63:.C67])" office:value-type="float" office:value="0.0212132034355964" calcext:value-type="float">
            <text:p>0,0212132034</text:p>
          </table:table-cell>
          <table:table-cell table:formula="of:=STDEV([Testing.D63:.D67])" office:value-type="float" office:value="0.247487373415288" calcext:value-type="float">
            <text:p>0,2474873734</text:p>
          </table:table-cell>
          <table:table-cell table:formula="of:=STDEV([Testing.E63:.E67])" office:value-type="float" office:value="0.466690475583119" calcext:value-type="float">
            <text:p>0,4666904756</text:p>
          </table:table-cell>
          <table:table-cell table:formula="of:=STDEV([Testing.F63:.F67])" office:value-type="float" office:value="0.000279900441158102" calcext:value-type="float">
            <text:p>0,0002799004</text:p>
          </table:table-cell>
          <table:table-cell/>
        </table:table-row>
        <table:table-row table:style-name="ro1">
          <table:table-cell office:value-type="float" office:value="80.62" calcext:value-type="float">
            <text:p>80,62</text:p>
          </table:table-cell>
          <table:table-cell table:style-name="Default" office:value-type="float" office:value="6.59" calcext:value-type="float">
            <text:p>6,59</text:p>
          </table:table-cell>
          <table:table-cell office:value-type="float" office:value="0.59" calcext:value-type="float">
            <text:p>0,59</text:p>
          </table:table-cell>
          <table:table-cell office:value-type="float" office:value="92.1" calcext:value-type="float">
            <text:p>92,1</text:p>
          </table:table-cell>
          <table:table-cell office:value-type="float" office:value="66.95" calcext:value-type="float">
            <text:p>66,95</text:p>
          </table:table-cell>
          <table:table-cell office:value-type="float" office:value="0.00074518" calcext:value-type="float">
            <text:p>0,00074518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80.41" calcext:value-type="float">
            <text:p>80,41</text:p>
          </table:table-cell>
          <table:table-cell table:style-name="ce2" office:value-type="float" office:value="18.36" calcext:value-type="float">
            <text:p>18,36</text:p>
          </table:table-cell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81.45" calcext:value-type="float">
            <text:p>81,45</text:p>
          </table:table-cell>
          <table:table-cell table:style-name="ce2" office:value-type="float" office:value="46.14" calcext:value-type="float">
            <text:p>46,14</text:p>
          </table:table-cell>
          <table:table-cell table:style-name="ce2" office:value-type="float" office:value="0.0004622754" calcext:value-type="float">
            <text:p>0,000462275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68:.A72])" office:value-type="float" office:value="82.225" calcext:value-type="float">
            <text:p>82,225</text:p>
          </table:table-cell>
          <table:table-cell table:formula="of:=AVERAGEA([Testing.B68:.B72])" office:value-type="float" office:value="19.65" calcext:value-type="float">
            <text:p>19,65</text:p>
          </table:table-cell>
          <table:table-cell table:formula="of:=AVERAGEA([Testing.C68:.C72])" office:value-type="float" office:value="0.32" calcext:value-type="float">
            <text:p>0,32</text:p>
          </table:table-cell>
          <table:table-cell table:formula="of:=AVERAGEA([Testing.D68:.D72])" office:value-type="float" office:value="80.55" calcext:value-type="float">
            <text:p>80,55</text:p>
          </table:table-cell>
          <table:table-cell table:formula="of:=AVERAGEA([Testing.E68:.E72])" office:value-type="float" office:value="45.585" calcext:value-type="float">
            <text:p>45,585</text:p>
          </table:table-cell>
          <table:table-cell table:formula="of:=AVERAGEA([Testing.F68:.F72])" office:value-type="float" office:value="0.000538649" calcext:value-type="float">
            <text:p>0,000538649</text:p>
          </table:table-cell>
          <table:table-cell table:formula="of:=STDEV([Testing.A68:.A72])" office:value-type="float" office:value="2.56679761570717" calcext:value-type="float">
            <text:p>2,5667976157</text:p>
          </table:table-cell>
          <table:table-cell table:formula="of:=STDEV([Testing.B68:.B72])" office:value-type="float" office:value="1.82433549546129" calcext:value-type="float">
            <text:p>1,8243354955</text:p>
          </table:table-cell>
          <table:table-cell table:formula="of:=STDEV([Testing.C68:.C72])" office:value-type="float" office:value="0.014142135623731" calcext:value-type="float">
            <text:p>0,0141421356</text:p>
          </table:table-cell>
          <table:table-cell table:formula="of:=STDEV([Testing.D68:.D72])" office:value-type="float" office:value="1.27279220613578" calcext:value-type="float">
            <text:p>1,2727922061</text:p>
          </table:table-cell>
          <table:table-cell table:formula="of:=STDEV([Testing.E68:.E72])" office:value-type="float" office:value="0.784888527117067" calcext:value-type="float">
            <text:p>0,7848885271</text:p>
          </table:table-cell>
          <table:table-cell table:formula="of:=STDEV([Testing.F68:.F72])" office:value-type="float" office:value="0.000108008580927258" calcext:value-type="float">
            <text:p>0,0001080086</text:p>
          </table:table-cell>
          <table:table-cell/>
        </table:table-row>
        <table:table-row table:style-name="ro1">
          <table:table-cell office:value-type="float" office:value="84.04" calcext:value-type="float">
            <text:p>84,04</text:p>
          </table:table-cell>
          <table:table-cell office:value-type="float" office:value="20.94" calcext:value-type="float">
            <text:p>20,94</text:p>
          </table:table-cell>
          <table:table-cell office:value-type="float" office:value="0.31" calcext:value-type="float">
            <text:p>0,31</text:p>
          </table:table-cell>
          <table:table-cell office:value-type="float" office:value="79.65" calcext:value-type="float">
            <text:p>79,65</text:p>
          </table:table-cell>
          <table:table-cell office:value-type="float" office:value="45.03" calcext:value-type="float">
            <text:p>45,03</text:p>
          </table:table-cell>
          <table:table-cell office:value-type="float" office:value="0.0006150226" calcext:value-type="float">
            <text:p>0,0006150226</text:p>
          </table:table-cell>
          <table:table-cell table:number-columns-repeated="20"/>
        </table:table-row>
        <table:table-row table:style-name="ro1" table:number-rows-repeated="3">
          <table:table-cell table:style-name="Default" table:number-columns-repeated="2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7.12" calcext:value-type="float">
            <text:p>7,12</text:p>
          </table:table-cell>
          <table:table-cell office:value-type="float" office:value="0.57" calcext:value-type="float">
            <text:p>0,57</text:p>
          </table:table-cell>
          <table:table-cell office:value-type="float" office:value="92.05" calcext:value-type="float">
            <text:p>92,05</text:p>
          </table:table-cell>
          <table:table-cell office:value-type="float" office:value="67.67" calcext:value-type="float">
            <text:p>67,67</text:p>
          </table:table-cell>
          <table:table-cell office:value-type="float" office:value="0.02544205" calcext:value-type="float">
            <text:p>0,025442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73:.A77])" office:value-type="float" office:value="81.545" calcext:value-type="float">
            <text:p>81,545</text:p>
          </table:table-cell>
          <table:table-cell table:formula="of:=AVERAGEA([Testing.B73:.B77])" office:value-type="float" office:value="6.475" calcext:value-type="float">
            <text:p>6,475</text:p>
          </table:table-cell>
          <table:table-cell table:formula="of:=AVERAGEA([Testing.C73:.C77])" office:value-type="float" office:value="0.59" calcext:value-type="float">
            <text:p>0,59</text:p>
          </table:table-cell>
          <table:table-cell table:formula="of:=AVERAGEA([Testing.D73:.D77])" office:value-type="float" office:value="92.35" calcext:value-type="float">
            <text:p>92,35</text:p>
          </table:table-cell>
          <table:table-cell table:formula="of:=AVERAGEA([Testing.E73:.E77])" office:value-type="float" office:value="67.835" calcext:value-type="float">
            <text:p>67,835</text:p>
          </table:table-cell>
          <table:table-cell table:formula="of:=AVERAGEA([Testing.F73:.F77])" office:value-type="float" office:value="0.0225163" calcext:value-type="float">
            <text:p>0,0225163</text:p>
          </table:table-cell>
          <table:table-cell table:formula="of:=STDEV([Testing.A73:.A77])" office:value-type="float" office:value="3.47189429562595" calcext:value-type="float">
            <text:p>3,4718942956</text:p>
          </table:table-cell>
          <table:table-cell table:formula="of:=STDEV([Testing.B73:.B77])" office:value-type="float" office:value="0.912167747730646" calcext:value-type="float">
            <text:p>0,9121677477</text:p>
          </table:table-cell>
          <table:table-cell table:formula="of:=STDEV([Testing.C73:.C77])" office:value-type="float" office:value="0.0282842712474618" calcext:value-type="float">
            <text:p>0,0282842712</text:p>
          </table:table-cell>
          <table:table-cell table:formula="of:=STDEV([Testing.D73:.D77])" office:value-type="float" office:value="0.424264068711935" calcext:value-type="float">
            <text:p>0,4242640687</text:p>
          </table:table-cell>
          <table:table-cell table:formula="of:=STDEV([Testing.E73:.E77])" office:value-type="float" office:value="0.233345237791559" calcext:value-type="float">
            <text:p>0,2333452378</text:p>
          </table:table-cell>
          <table:table-cell table:formula="of:=STDEV([Testing.F73:.F77])" office:value-type="float" office:value="0.00413763533011308" calcext:value-type="float">
            <text:p>0,0041376353</text:p>
          </table:table-cell>
          <table:table-cell table:style-name="Default" office:value-type="string" calcext:value-type="string">
            <text:p>with ABS on 9<text:span text:style-name="T1">th</text:span> feature</text:p>
          </table:table-cell>
        </table:table-row>
        <table:table-row table:style-name="ro1">
          <table:table-cell office:value-type="float" office:value="79.09" calcext:value-type="float">
            <text:p>79,09</text:p>
          </table:table-cell>
          <table:table-cell office:value-type="float" office:value="5.83" calcext:value-type="float">
            <text:p>5,83</text:p>
          </table:table-cell>
          <table:table-cell office:value-type="float" office:value="0.61" calcext:value-type="float">
            <text:p>0,61</text:p>
          </table:table-cell>
          <table:table-cell office:value-type="float" office:value="92.65" calcext:value-type="float">
            <text:p>92,65</text:p>
          </table:table-cell>
          <table:table-cell office:value-type="float" office:value="68" calcext:value-type="float">
            <text:p>68</text:p>
          </table:table-cell>
          <table:table-cell office:value-type="float" office:value="0.01959055" calcext:value-type="float">
            <text:p>0,01959055</text:p>
          </table:table-cell>
          <table:table-cell table:number-columns-repeated="19"/>
          <table:table-cell table:style-name="Default"/>
        </table:table-row>
        <table:table-row table:style-name="ro1">
          <table:table-cell table:number-columns-repeated="25"/>
          <table:table-cell table:style-name="Default"/>
        </table:table-row>
        <table:table-row table:style-name="ro1" table:number-rows-repeated="2">
          <table:table-cell table:style-name="Default" table:number-columns-repeated="6"/>
          <table:table-cell table:number-columns-repeated="19"/>
          <table:table-cell table:style-name="Default"/>
        </table:table-row>
        <table:table-row table:style-name="ro1">
          <table:table-cell office:value-type="float" office:value="83.19" calcext:value-type="float">
            <text:p>83,19</text:p>
          </table:table-cell>
          <table:table-cell office:value-type="float" office:value="7" calcext:value-type="float">
            <text:p>7</text:p>
          </table:table-cell>
          <table:table-cell office:value-type="float" office:value="0.57" calcext:value-type="float">
            <text:p>0,57</text:p>
          </table:table-cell>
          <table:table-cell office:value-type="float" office:value="92" calcext:value-type="float">
            <text:p>92</text:p>
          </table:table-cell>
          <table:table-cell office:value-type="float" office:value="67.53" calcext:value-type="float">
            <text:p>67,53</text:p>
          </table:table-cell>
          <table:table-cell office:value-type="float" office:value="0.0000008069433" calcext:value-type="float">
            <text:p>8,069433E-0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78:.A82])" office:value-type="float" office:value="82.445" calcext:value-type="float">
            <text:p>82,445</text:p>
          </table:table-cell>
          <table:table-cell table:formula="of:=AVERAGEA([Testing.B78:.B82])" office:value-type="float" office:value="7.415" calcext:value-type="float">
            <text:p>7,415</text:p>
          </table:table-cell>
          <table:table-cell table:formula="of:=AVERAGEA([Testing.C78:.C82])" office:value-type="float" office:value="0.56" calcext:value-type="float">
            <text:p>0,56</text:p>
          </table:table-cell>
          <table:table-cell table:formula="of:=AVERAGEA([Testing.D78:.D82])" office:value-type="float" office:value="91.575" calcext:value-type="float">
            <text:p>91,575</text:p>
          </table:table-cell>
          <table:table-cell table:formula="of:=AVERAGEA([Testing.E78:.E82])" office:value-type="float" office:value="66.235" calcext:value-type="float">
            <text:p>66,235</text:p>
          </table:table-cell>
          <table:table-cell table:formula="of:=AVERAGEA([Testing.F78:.F82])" office:value-type="float" office:value="0.0000013875088" calcext:value-type="float">
            <text:p>1,3875088E-06</text:p>
          </table:table-cell>
          <table:table-cell table:formula="of:=STDEV([Testing.A78:.A82])" office:value-type="float" office:value="1.05358910396795" calcext:value-type="float">
            <text:p>1,053589104</text:p>
          </table:table-cell>
          <table:table-cell table:formula="of:=STDEV([Testing.B78:.B82])" office:value-type="float" office:value="0.586898628384834" calcext:value-type="float">
            <text:p>0,5868986284</text:p>
          </table:table-cell>
          <table:table-cell table:formula="of:=STDEV([Testing.C78:.C82])" office:value-type="float" office:value="0.014142135623731" calcext:value-type="float">
            <text:p>0,0141421356</text:p>
          </table:table-cell>
          <table:table-cell table:formula="of:=STDEV([Testing.D78:.D82])" office:value-type="float" office:value="0.601040764008561" calcext:value-type="float">
            <text:p>0,601040764</text:p>
          </table:table-cell>
          <table:table-cell table:formula="of:=STDEV([Testing.E78:.E82])" office:value-type="float" office:value="1.83140656327316" calcext:value-type="float">
            <text:p>1,8314065633</text:p>
          </table:table-cell>
          <table:table-cell table:formula="of:=STDEV([Testing.F78:.F82])" office:value-type="float" office:value="0.000000821043603945917" calcext:value-type="float">
            <text:p>0,000000821</text:p>
          </table:table-cell>
          <table:table-cell table:style-name="Default"/>
        </table:table-row>
        <table:table-row table:style-name="ro1">
          <table:table-cell office:value-type="float" office:value="81.7" calcext:value-type="float">
            <text:p>81,7</text:p>
          </table:table-cell>
          <table:table-cell office:value-type="float" office:value="7.83" calcext:value-type="float">
            <text:p>7,83</text:p>
          </table:table-cell>
          <table:table-cell office:value-type="float" office:value="0.55" calcext:value-type="float">
            <text:p>0,55</text:p>
          </table:table-cell>
          <table:table-cell office:value-type="float" office:value="91.15" calcext:value-type="float">
            <text:p>91,15</text:p>
          </table:table-cell>
          <table:table-cell office:value-type="float" office:value="64.94" calcext:value-type="float">
            <text:p>64,94</text:p>
          </table:table-cell>
          <table:table-cell office:value-type="float" office:value="0.0000019680743" calcext:value-type="float">
            <text:p>1,9680743E-06</text:p>
          </table:table-cell>
          <table:table-cell table:number-columns-repeated="19"/>
          <table:table-cell table:style-name="Default"/>
        </table:table-row>
        <table:table-row table:style-name="ro1" table:number-rows-repeated="2">
          <table:table-cell table:style-name="Default" table:number-columns-repeated="6"/>
          <table:table-cell table:number-columns-repeated="19"/>
          <table:table-cell table:style-name="Default"/>
        </table:table-row>
        <table:table-row table:style-name="ro1">
          <table:table-cell table:number-columns-repeated="25"/>
          <table:table-cell table:style-name="Default"/>
        </table:table-row>
        <table:table-row table:style-name="ro1">
          <table:table-cell office:value-type="float" office:value="90.53" calcext:value-type="float">
            <text:p>90,53</text:p>
          </table:table-cell>
          <table:table-cell office:value-type="float" office:value="10.78" calcext:value-type="float">
            <text:p>10,78</text:p>
          </table:table-cell>
          <table:table-cell office:value-type="float" office:value="0.48" calcext:value-type="float">
            <text:p>0,48</text:p>
          </table:table-cell>
          <table:table-cell office:value-type="float" office:value="89.35" calcext:value-type="float">
            <text:p>89,35</text:p>
          </table:table-cell>
          <table:table-cell office:value-type="float" office:value="63.01" calcext:value-type="float">
            <text:p>63,01</text:p>
          </table:table-cell>
          <table:table-cell office:value-type="float" office:value="0.00183627" calcext:value-type="float">
            <text:p>0,0018362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83:.A87])" office:value-type="float" office:value="83.73" calcext:value-type="float">
            <text:p>83,73</text:p>
          </table:table-cell>
          <table:table-cell table:formula="of:=AVERAGEA([Testing.B83:.B87])" office:value-type="float" office:value="8.365" calcext:value-type="float">
            <text:p>8,365</text:p>
          </table:table-cell>
          <table:table-cell table:formula="of:=AVERAGEA([Testing.C83:.C87])" office:value-type="float" office:value="0.535" calcext:value-type="float">
            <text:p>0,535</text:p>
          </table:table-cell>
          <table:table-cell table:formula="of:=AVERAGEA([Testing.D83:.D87])" office:value-type="float" office:value="90.85" calcext:value-type="float">
            <text:p>90,85</text:p>
          </table:table-cell>
          <table:table-cell table:formula="of:=AVERAGEA([Testing.E83:.E87])" office:value-type="float" office:value="64.845" calcext:value-type="float">
            <text:p>64,845</text:p>
          </table:table-cell>
          <table:table-cell table:formula="of:=AVERAGEA([Testing.F83:.F87])" office:value-type="float" office:value="0.00123275305" calcext:value-type="float">
            <text:p>0,0012327531</text:p>
          </table:table-cell>
          <table:table-cell table:formula="of:=STDEV([Testing.A83:.A87])" office:value-type="float" office:value="9.61665222413704" calcext:value-type="float">
            <text:p>9,6166522241</text:p>
          </table:table-cell>
          <table:table-cell table:formula="of:=STDEV([Testing.B83:.B87])" office:value-type="float" office:value="3.41532575313102" calcext:value-type="float">
            <text:p>3,4153257531</text:p>
          </table:table-cell>
          <table:table-cell table:formula="of:=STDEV([Testing.C83:.C87])" office:value-type="float" office:value="0.0777817459305202" calcext:value-type="float">
            <text:p>0,0777817459</text:p>
          </table:table-cell>
          <table:table-cell table:formula="of:=STDEV([Testing.D83:.D87])" office:value-type="float" office:value="2.12132034355964" calcext:value-type="float">
            <text:p>2,1213203436</text:p>
          </table:table-cell>
          <table:table-cell table:formula="of:=STDEV([Testing.E83:.E87])" office:value-type="float" office:value="2.59508188695464" calcext:value-type="float">
            <text:p>2,595081887</text:p>
          </table:table-cell>
          <table:table-cell table:formula="of:=STDEV([Testing.F83:.F87])" office:value-type="float" office:value="0.000853501855812045" calcext:value-type="float">
            <text:p>0,0008535019</text:p>
          </table:table-cell>
          <table:table-cell table:style-name="Default"/>
        </table:table-row>
        <table:table-row table:style-name="ro1">
          <table:table-cell office:value-type="float" office:value="76.93" calcext:value-type="float">
            <text:p>76,93</text:p>
          </table:table-cell>
          <table:table-cell office:value-type="float" office:value="5.95" calcext:value-type="float">
            <text:p>5,95</text:p>
          </table:table-cell>
          <table:table-cell office:value-type="float" office:value="0.59" calcext:value-type="float">
            <text:p>0,59</text:p>
          </table:table-cell>
          <table:table-cell office:value-type="float" office:value="92.35" calcext:value-type="float">
            <text:p>92,35</text:p>
          </table:table-cell>
          <table:table-cell office:value-type="float" office:value="66.68" calcext:value-type="float">
            <text:p>66,68</text:p>
          </table:table-cell>
          <table:table-cell office:value-type="float" office:value="0.0006292361" calcext:value-type="float">
            <text:p>0,0006292361</text:p>
          </table:table-cell>
          <table:table-cell table:number-columns-repeated="19"/>
          <table:table-cell table:style-name="Default"/>
        </table:table-row>
        <table:table-row table:style-name="ro1" table:number-rows-repeated="2">
          <table:table-cell table:style-name="Default" table:number-columns-repeated="6"/>
          <table:table-cell table:number-columns-repeated="19"/>
          <table:table-cell table:style-name="Default"/>
        </table:table-row>
        <table:table-row table:style-name="ro1">
          <table:table-cell table:number-columns-repeated="25"/>
          <table:table-cell table:style-name="Default"/>
        </table:table-row>
        <table:table-row table:style-name="ro1">
          <table:table-cell table:style-name="Default" office:value-type="float" office:value="60.12" calcext:value-type="float">
            <text:p>60,12</text:p>
          </table:table-cell>
          <table:table-cell table:style-name="Default" office:value-type="float" office:value="16.05" calcext:value-type="float">
            <text:p>16,05</text:p>
          </table:table-cell>
          <table:table-cell table:style-name="Default" office:value-type="float" office:value="0.29" calcext:value-type="float">
            <text:p>0,29</text:p>
          </table:table-cell>
          <table:table-cell table:style-name="Default" office:value-type="float" office:value="81.5" calcext:value-type="float">
            <text:p>81,5</text:p>
          </table:table-cell>
          <table:table-cell table:style-name="Default" office:value-type="float" office:value="39.11" calcext:value-type="float">
            <text:p>39,11</text:p>
          </table:table-cell>
          <table:table-cell table:style-name="Default" office:value-type="float" office:value="0.0005764437" calcext:value-type="float">
            <text:p>0,000576443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9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88:.A92])" office:value-type="float" office:value="59.405" calcext:value-type="float">
            <text:p>59,405</text:p>
          </table:table-cell>
          <table:table-cell table:formula="of:=AVERAGEA([Testing.B88:.B92])" office:value-type="float" office:value="15.24" calcext:value-type="float">
            <text:p>15,24</text:p>
          </table:table-cell>
          <table:table-cell table:formula="of:=AVERAGEA([Testing.C88:.C92])" office:value-type="float" office:value="0.3" calcext:value-type="float">
            <text:p>0,3</text:p>
          </table:table-cell>
          <table:table-cell table:formula="of:=AVERAGEA([Testing.D88:.D92])" office:value-type="float" office:value="82.175" calcext:value-type="float">
            <text:p>82,175</text:p>
          </table:table-cell>
          <table:table-cell table:formula="of:=AVERAGEA([Testing.E88:.E92])" office:value-type="float" office:value="39.765" calcext:value-type="float">
            <text:p>39,765</text:p>
          </table:table-cell>
          <table:table-cell table:formula="of:=AVERAGEA([Testing.F88:.F92])" office:value-type="float" office:value="0.00031061065" calcext:value-type="float">
            <text:p>0,0003106107</text:p>
          </table:table-cell>
          <table:table-cell table:formula="of:=STDEV([Testing.A88:.A92])" office:value-type="float" office:value="1.01116269709676" calcext:value-type="float">
            <text:p>1,0111626971</text:p>
          </table:table-cell>
          <table:table-cell table:formula="of:=STDEV([Testing.B88:.B92])" office:value-type="float" office:value="1.14551298552221" calcext:value-type="float">
            <text:p>1,1455129855</text:p>
          </table:table-cell>
          <table:table-cell table:formula="of:=STDEV([Testing.C88:.C92])" office:value-type="float" office:value="0.014142135623731" calcext:value-type="float">
            <text:p>0,0141421356</text:p>
          </table:table-cell>
          <table:table-cell table:formula="of:=STDEV([Testing.D88:.D92])" office:value-type="float" office:value="0.954594154601835" calcext:value-type="float">
            <text:p>0,9545941546</text:p>
          </table:table-cell>
          <table:table-cell table:formula="of:=STDEV([Testing.E88:.E92])" office:value-type="float" office:value="0.926309883354379" calcext:value-type="float">
            <text:p>0,9263098834</text:p>
          </table:table-cell>
          <table:table-cell table:formula="of:=STDEV([Testing.F88:.F92])" office:value-type="float" office:value="0.000375944704637005" calcext:value-type="float">
            <text:p>0,0003759447</text:p>
          </table:table-cell>
          <table:table-cell table:style-name="Default"/>
        </table:table-row>
        <table:table-row table:style-name="ro1">
          <table:table-cell office:value-type="float" office:value="58.69" calcext:value-type="float">
            <text:p>58,69</text:p>
          </table:table-cell>
          <table:table-cell office:value-type="float" office:value="14.43" calcext:value-type="float">
            <text:p>14,43</text:p>
          </table:table-cell>
          <table:table-cell office:value-type="float" office:value="0.31" calcext:value-type="float">
            <text:p>0,31</text:p>
          </table:table-cell>
          <table:table-cell office:value-type="float" office:value="82.85" calcext:value-type="float">
            <text:p>82,85</text:p>
          </table:table-cell>
          <table:table-cell office:value-type="float" office:value="40.42" calcext:value-type="float">
            <text:p>40,42</text:p>
          </table:table-cell>
          <table:table-cell office:value-type="float" office:value="0.0000447776" calcext:value-type="float">
            <text:p>4,47776E-05</text:p>
          </table:table-cell>
          <table:table-cell table:number-columns-repeated="19"/>
          <table:table-cell table:style-name="Default"/>
        </table:table-row>
      </table:table>
      <table:named-expressions/>
      <table:database-ranges>
        <table:database-range table:name="__Anonymous_Sheet_DB__0" table:target-range-address="'1000 cons'.A1:'1000 cons'.M8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17:27:53.6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2:51:26.442832248</meta:creation-date>
    <dc:date>2017-05-18T18:00:45.421000000</dc:date>
    <meta:editing-duration>PT15H8M29S</meta:editing-duration>
    <meta:editing-cycles>19</meta:editing-cycles>
    <meta:generator>LibreOffice/5.1.1.3$Windows_x86 LibreOffice_project/89f508ef3ecebd2cfb8e1def0f0ba9a803b88a6d</meta:generator>
    <meta:document-statistic meta:table-count="3" meta:cell-count="275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cm" svg:height="11.403cm" xlink:href=".." xlink:type="simple" chart:class="chart:bar" chart:style-name="ch1">
        <chart:title svg:x="8.636cm" svg:y="0.364cm" chart:style-name="ch2">
          <text:p>DR &amp; FPR</text:p>
        </chart:title>
        <chart:subtitle svg:x="8.028cm" svg:y="1.371cm" chart:style-name="ch3">
          <text:p>Pick Fast Features</text:p>
        </chart:subtitle>
        <chart:legend chart:legend-position="end" svg:x="17.425cm" svg:y="5.153cm" style:legend-expansion="high" chart:style-name="ch4"/>
        <chart:plot-area chart:style-name="ch5" table:cell-range-address="'2000 cons'.N1:'2000 cons'.O82" chart:data-source-has-labels="row" svg:x="1.4cm" svg:y="2.282cm" svg:width="15.636cm" svg:height="7.912cm">
          <chartooo:coordinate-region svg:x="2.021cm" svg:y="2.481cm" svg:width="14.922cm" svg:height="6.668cm"/>
          <chart:axis chart:dimension="x" chart:name="primary-x" chart:style-name="ch6">
            <chart:title svg:x="8.751cm" svg:y="10.422cm" chart:style-name="ch7">
              <text:p>Tests</text:p>
            </chart:title>
          </chart:axis>
          <chart:axis chart:dimension="y" chart:name="primary-y" chart:style-name="ch8">
            <chart:title svg:x="0.451cm" svg:y="7.129cm" chart:style-name="ch9">
              <text:p>Percentage</text:p>
            </chart:title>
            <chart:grid chart:style-name="ch10" chart:class="major"/>
          </chart:axis>
          <chart:series chart:style-name="ch11" chart:values-cell-range-address="'2000 cons'.N3:'2000 cons'.N82" chart:label-cell-address="'2000 cons'.N1:'2000 cons'.N2" chart:class="chart:bar">
            <chart:data-point chart:repeated="80"/>
          </chart:series>
          <chart:series chart:style-name="ch12" chart:values-cell-range-address="'2000 cons'.O3:'2000 cons'.O82" chart:label-cell-address="'2000 cons'.O1:'2000 cons'.O2" chart:class="chart:ba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 DR</text:p>
                <text:list>
                  <text:list-item>
                    <text:p/>
                  </text:list-item>
                  <text:list-item>
                    <text:p>Av DR</text:p>
                  </text:list-item>
                </text:list>
                <draw:g>
                  <svg:desc>'2000 cons'.N1:'2000 cons'.N2</svg:desc>
                </draw:g>
              </table:table-cell>
              <table:table-cell office:value-type="string">
                <text:p>Av FPR</text:p>
                <text:list>
                  <text:list-item>
                    <text:p/>
                  </text:list-item>
                  <text:list-item>
                    <text:p>Av FPR</text:p>
                  </text:list-item>
                </text:list>
                <draw:g>
                  <svg:desc>'2000 cons'.O1:'2000 cons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61">
                <text:p>61.61</text:p>
                <draw:g>
                  <svg:desc>'2000 cons'.N3:'2000 cons'.N82</svg:desc>
                </draw:g>
              </table:table-cell>
              <table:table-cell office:value-type="float" office:value="10.686">
                <text:p>10.686</text:p>
                <draw:g>
                  <svg:desc>'2000 cons'.O3:'2000 cons'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314">
                <text:p>67.314</text:p>
              </table:table-cell>
              <table:table-cell office:value-type="float" office:value="14.586">
                <text:p>14.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748">
                <text:p>71.748</text:p>
              </table:table-cell>
              <table:table-cell office:value-type="float" office:value="13.434">
                <text:p>13.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496">
                <text:p>49.496</text:p>
              </table:table-cell>
              <table:table-cell office:value-type="float" office:value="27.358">
                <text:p>27.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.066">
                <text:p>61.066</text:p>
              </table:table-cell>
              <table:table-cell office:value-type="float" office:value="9.306">
                <text:p>9.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278">
                <text:p>71.278</text:p>
              </table:table-cell>
              <table:table-cell office:value-type="float" office:value="12.834">
                <text:p>12.8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.544">
                <text:p>69.544</text:p>
              </table:table-cell>
              <table:table-cell office:value-type="float" office:value="11.964">
                <text:p>11.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.058">
                <text:p>67.058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.328">
                <text:p>66.328</text:p>
              </table:table-cell>
              <table:table-cell office:value-type="float" office:value="7.548">
                <text:p>7.5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.748">
                <text:p>71.748</text:p>
              </table:table-cell>
              <table:table-cell office:value-type="float" office:value="10.988">
                <text:p>10.9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.402">
                <text:p>68.402</text:p>
              </table:table-cell>
              <table:table-cell office:value-type="float" office:value="11.654">
                <text:p>11.6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984">
                <text:p>64.984</text:p>
              </table:table-cell>
              <table:table-cell office:value-type="float" office:value="13.844">
                <text:p>13.8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.212">
                <text:p>70.212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.24">
                <text:p>72.24</text:p>
              </table:table-cell>
              <table:table-cell office:value-type="float" office:value="9.802">
                <text:p>9.8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.248">
                <text:p>68.248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7">
                <text:p>67.7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35cm" svg:height="11.689cm" xlink:href=".." xlink:type="simple" chart:class="chart:bar" chart:style-name="ch1">
        <chart:title svg:x="8.878cm" svg:y="0.369cm" chart:style-name="ch2">
          <text:p>DR &amp; FPR</text:p>
        </chart:title>
        <chart:subtitle svg:x="7.621cm" svg:y="1.381cm" chart:style-name="ch3">
          <text:p>Testing different scenarios</text:p>
        </chart:subtitle>
        <chart:legend chart:legend-position="end" svg:x="17.91cm" svg:y="5.296cm" style:legend-expansion="high" chart:style-name="ch4"/>
        <chart:plot-area chart:style-name="ch5" table:cell-range-address="'1000 cons'.N1:'1000 cons'.O82" chart:data-source-has-labels="row" svg:x="1.409cm" svg:y="2.297cm" svg:width="16.103cm" svg:height="8.178cm">
          <chartooo:coordinate-region svg:x="2.03cm" svg:y="2.496cm" svg:width="15.392cm" svg:height="6.934cm"/>
          <chart:axis chart:dimension="x" chart:name="primary-x" chart:style-name="ch6">
            <chart:title svg:x="8.569cm" svg:y="10.708cm" chart:style-name="ch7">
              <text:p>Percentage</text:p>
            </chart:title>
          </chart:axis>
          <chart:axis chart:dimension="y" chart:name="primary-y" chart:style-name="ch8">
            <chart:title svg:x="0.451cm" svg:y="6.853cm" chart:style-name="ch9">
              <text:p>Tests</text:p>
            </chart:title>
            <chart:grid chart:style-name="ch10" chart:class="major"/>
          </chart:axis>
          <chart:series chart:style-name="ch11" chart:values-cell-range-address="'1000 cons'.N3:'1000 cons'.N82" chart:label-cell-address="'1000 cons'.N1:'1000 cons'.N2" chart:class="chart:bar">
            <chart:data-point chart:repeated="80"/>
          </chart:series>
          <chart:series chart:style-name="ch12" chart:values-cell-range-address="'1000 cons'.O3:'1000 cons'.O82" chart:label-cell-address="'1000 cons'.O1:'1000 cons'.O2" chart:class="chart:ba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 DR</text:p>
                <text:list>
                  <text:list-item>
                    <text:p/>
                  </text:list-item>
                  <text:list-item>
                    <text:p>Av DR</text:p>
                  </text:list-item>
                </text:list>
                <draw:g>
                  <svg:desc>'1000 cons'.N1:'1000 cons'.N2</svg:desc>
                </draw:g>
              </table:table-cell>
              <table:table-cell office:value-type="string">
                <text:p>Av FPR</text:p>
                <text:list>
                  <text:list-item>
                    <text:p/>
                  </text:list-item>
                  <text:list-item>
                    <text:p>Av FPR</text:p>
                  </text:list-item>
                </text:list>
                <draw:g>
                  <svg:desc>'1000 cons'.O1:'1000 cons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.414">
                <text:p>63.414</text:p>
                <draw:g>
                  <svg:desc>'1000 cons'.N3:'1000 cons'.N82</svg:desc>
                </draw:g>
              </table:table-cell>
              <table:table-cell office:value-type="float" office:value="10.028">
                <text:p>10.028</text:p>
                <draw:g>
                  <svg:desc>'1000 cons'.O3:'1000 cons'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03">
                <text:p>67.03</text:p>
              </table:table-cell>
              <table:table-cell office:value-type="float" office:value="12.136">
                <text:p>12.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.582">
                <text:p>67.582</text:p>
              </table:table-cell>
              <table:table-cell office:value-type="float" office:value="15.286">
                <text:p>15.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31">
                <text:p>49.31</text:p>
              </table:table-cell>
              <table:table-cell office:value-type="float" office:value="17.112">
                <text:p>17.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3">
                <text:p>59.3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.128">
                <text:p>79.128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.758">
                <text:p>73.758</text:p>
              </table:table-cell>
              <table:table-cell office:value-type="float" office:value="11.724">
                <text:p>11.7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798">
                <text:p>65.798</text:p>
              </table:table-cell>
              <table:table-cell office:value-type="float" office:value="10.214">
                <text:p>10.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872">
                <text:p>69.872</text:p>
              </table:table-cell>
              <table:table-cell office:value-type="float" office:value="9.882">
                <text:p>9.8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.568">
                <text:p>77.568</text:p>
              </table:table-cell>
              <table:table-cell office:value-type="float" office:value="12.226">
                <text:p>12.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.522">
                <text:p>72.522</text:p>
              </table:table-cell>
              <table:table-cell office:value-type="float" office:value="11.076">
                <text:p>11.0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934">
                <text:p>64.934</text:p>
              </table:table-cell>
              <table:table-cell office:value-type="float" office:value="15.108">
                <text:p>15.1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.254">
                <text:p>66.254</text:p>
              </table:table-cell>
              <table:table-cell office:value-type="float" office:value="8.006">
                <text:p>8.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.296">
                <text:p>75.296</text:p>
              </table:table-cell>
              <table:table-cell office:value-type="float" office:value="10.552">
                <text:p>10.5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.89">
                <text:p>76.89</text:p>
              </table:table-cell>
              <table:table-cell office:value-type="float" office:value="8.404">
                <text:p>8.4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374">
                <text:p>67.374</text:p>
              </table:table-cell>
              <table:table-cell office:value-type="float" office:value="7.274">
                <text:p>7.2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cm" svg:height="11.403cm" xlink:href=".." xlink:type="simple" chart:class="chart:bar" chart:style-name="ch1">
        <chart:title svg:x="8.636cm" svg:y="0.364cm" chart:style-name="ch2">
          <text:p>DR &amp; FPR</text:p>
        </chart:title>
        <chart:subtitle svg:x="7.406cm" svg:y="1.371cm" chart:style-name="ch3">
          <text:p>Fast, Sophisticated, Mixed</text:p>
        </chart:subtitle>
        <chart:legend chart:legend-position="end" svg:x="17.16cm" svg:y="5.153cm" style:legend-expansion="high" chart:style-name="ch4"/>
        <chart:plot-area chart:style-name="ch5" table:cell-range-address="'2000 cons'.N63:'2000 cons'.O119" svg:x="1.4cm" svg:y="2.282cm" svg:width="15.371cm" svg:height="7.912cm">
          <chartooo:coordinate-region svg:x="2.021cm" svg:y="2.481cm" svg:width="14.693cm" svg:height="6.668cm"/>
          <chart:axis chart:dimension="x" chart:name="primary-x" chart:style-name="ch6">
            <chart:title svg:x="8.618cm" svg:y="10.422cm" chart:style-name="ch7">
              <text:p>Tests</text:p>
            </chart:title>
          </chart:axis>
          <chart:axis chart:dimension="y" chart:name="primary-y" chart:style-name="ch8">
            <chart:title svg:x="0.451cm" svg:y="7.129cm" chart:style-name="ch9">
              <text:p>Percentage</text:p>
            </chart:title>
            <chart:grid chart:style-name="ch10" chart:class="major"/>
          </chart:axis>
          <chart:series chart:style-name="ch11" chart:values-cell-range-address="'2000 cons'.N63:'2000 cons'.N119" chart:class="chart:bar">
            <chart:data-point chart:repeated="57"/>
          </chart:series>
          <chart:series chart:style-name="ch12" chart:values-cell-range-address="'2000 cons'.O63:'2000 cons'.O119" chart:class="chart:bar">
            <chart:data-point chart:repeated="5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.212">
                <text:p>70.212</text:p>
                <draw:g>
                  <svg:desc>'2000 cons'.N63:'2000 cons'.N119</svg:desc>
                </draw:g>
              </table:table-cell>
              <table:table-cell office:value-type="float" office:value="8.57">
                <text:p>8.57</text:p>
                <draw:g>
                  <svg:desc>'2000 cons'.O63:'2000 cons'.O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24">
                <text:p>72.24</text:p>
              </table:table-cell>
              <table:table-cell office:value-type="float" office:value="9.802">
                <text:p>9.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248">
                <text:p>68.248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7">
                <text:p>67.7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395">
                <text:p>76.395</text:p>
              </table:table-cell>
              <table:table-cell office:value-type="float" office:value="10.915">
                <text:p>10.9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98">
                <text:p>78.98</text:p>
              </table:table-cell>
              <table:table-cell office:value-type="float" office:value="12.475">
                <text:p>12.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.25">
                <text:p>84.25</text:p>
              </table:table-cell>
              <table:table-cell office:value-type="float" office:value="11.285">
                <text:p>11.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.865">
                <text:p>72.865</text:p>
              </table:table-cell>
              <table:table-cell office:value-type="float" office:value="11.285">
                <text:p>11.2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.85">
                <text:p>65.85</text:p>
              </table:table-cell>
              <table:table-cell office:value-type="float" office:value="9.935">
                <text:p>9.9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.955">
                <text:p>75.955</text:p>
              </table:table-cell>
              <table:table-cell office:value-type="float" office:value="9.475">
                <text:p>9.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.98">
                <text:p>70.98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.63">
                <text:p>59.63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